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fo:font-weight="bold" officeooo:rsid="00102e48" officeooo:paragraph-rsid="00102e48" style:font-size-asian="14pt" style:font-weight-asian="bold" style:font-size-complex="14pt" style:font-weight-complex="bold"/>
    </style:style>
    <style:style style:name="P2" style:family="paragraph" style:parent-style-name="Standard">
      <style:text-properties fo:font-size="12pt" fo:font-weight="bold" officeooo:rsid="00102e48" officeooo:paragraph-rsid="00102e48" style:font-size-asian="10.5pt" style:font-weight-asian="bold" style:font-size-complex="12pt" style:font-weight-complex="bold"/>
    </style:style>
    <style:style style:name="P3" style:family="paragraph" style:parent-style-name="Standard">
      <style:text-properties fo:font-size="12pt" fo:font-weight="bold" officeooo:rsid="00120859" officeooo:paragraph-rsid="00120859" style:font-size-asian="10.5pt" style:font-weight-asian="bold" style:font-size-complex="12pt" style:font-weight-complex="bold"/>
    </style:style>
    <style:style style:name="P4" style:family="paragraph" style:parent-style-name="Standard">
      <style:text-properties fo:font-size="12pt" fo:font-weight="bold" officeooo:rsid="004499e9" officeooo:paragraph-rsid="004499e9" style:font-size-asian="10.5pt" style:font-weight-asian="bold" style:font-size-complex="12pt" style:font-weight-complex="bold"/>
    </style:style>
    <style:style style:name="P5" style:family="paragraph" style:parent-style-name="Standard">
      <style:text-properties fo:font-size="12pt" fo:font-weight="normal" officeooo:rsid="00102e48" officeooo:paragraph-rsid="00102e48" style:font-size-asian="10.5pt" style:font-weight-asian="normal" style:font-size-complex="12pt" style:font-weight-complex="normal"/>
    </style:style>
    <style:style style:name="P6" style:family="paragraph" style:parent-style-name="Standard">
      <style:text-properties fo:font-size="12pt" fo:font-weight="normal" officeooo:rsid="00120968" officeooo:paragraph-rsid="00120859" style:font-size-asian="10.5pt" style:font-weight-asian="normal" style:font-size-complex="12pt" style:font-weight-complex="normal"/>
    </style:style>
    <style:style style:name="P7" style:family="paragraph" style:parent-style-name="Standard">
      <style:text-properties fo:font-size="12pt" fo:font-weight="normal" officeooo:rsid="004499e9" officeooo:paragraph-rsid="004499e9" style:font-size-asian="10.5pt" style:font-weight-asian="normal" style:font-size-complex="12pt" style:font-weight-complex="normal"/>
    </style:style>
    <style:style style:name="P8" style:family="paragraph" style:parent-style-name="Standard">
      <style:text-properties fo:font-size="12pt" fo:font-style="normal" fo:font-weight="normal" officeooo:rsid="00120859" officeooo:paragraph-rsid="00120859" style:font-size-asian="10.5pt" style:font-style-asian="normal" style:font-weight-asian="normal" style:font-size-complex="12pt" style:font-style-complex="normal" style:font-weight-complex="normal"/>
    </style:style>
    <style:style style:name="P9" style:family="paragraph" style:parent-style-name="Standard">
      <style:text-properties style:font-name="Liberation Serif" fo:font-size="12pt" fo:font-weight="bold" officeooo:rsid="001487a9" officeooo:paragraph-rsid="001487a9" style:font-size-asian="10.5pt" style:font-weight-asian="bold" style:font-size-complex="12pt" style:font-weight-complex="bold"/>
    </style:style>
    <style:style style:name="P10" style:family="paragraph" style:parent-style-name="Standard">
      <style:text-properties style:font-name="Liberation Serif" fo:font-size="12pt" fo:font-weight="bold" officeooo:rsid="00151bb1" officeooo:paragraph-rsid="00151bb1" style:font-size-asian="10.5pt" style:font-weight-asian="bold" style:font-size-complex="12pt" style:font-weight-complex="bold"/>
    </style:style>
    <style:style style:name="P11" style:family="paragraph" style:parent-style-name="Standard">
      <style:text-properties style:font-name="Liberation Serif" fo:font-size="12pt" fo:font-weight="bold" officeooo:rsid="00151bb1" officeooo:paragraph-rsid="003e459a" style:font-size-asian="10.5pt" style:font-weight-asian="bold" style:font-size-complex="12pt" style:font-weight-complex="bold"/>
    </style:style>
    <style:style style:name="P12" style:family="paragraph" style:parent-style-name="Standard">
      <style:text-properties style:font-name="Liberation Serif" fo:font-size="12pt" fo:font-weight="bold" officeooo:rsid="0016ede4" officeooo:paragraph-rsid="0016ede4" style:font-size-asian="10.5pt" style:font-weight-asian="bold" style:font-size-complex="12pt" style:font-weight-complex="bold"/>
    </style:style>
    <style:style style:name="P13" style:family="paragraph" style:parent-style-name="Standard">
      <style:text-properties style:font-name="Liberation Serif" fo:font-size="12pt" fo:font-weight="bold" officeooo:rsid="0016ede4" officeooo:paragraph-rsid="003e459a" style:font-size-asian="10.5pt" style:font-weight-asian="bold" style:font-size-complex="12pt" style:font-weight-complex="bold"/>
    </style:style>
    <style:style style:name="P14" style:family="paragraph" style:parent-style-name="Standard">
      <style:text-properties style:font-name="Liberation Serif" fo:font-size="12pt" fo:font-weight="bold" officeooo:rsid="008a53e7" officeooo:paragraph-rsid="008a53e7" style:font-size-asian="10.5pt" style:font-weight-asian="bold" style:font-size-complex="12pt" style:font-weight-complex="bold"/>
    </style:style>
    <style:style style:name="P15" style:family="paragraph" style:parent-style-name="Standard">
      <style:text-properties style:font-name="Liberation Serif" fo:font-size="12pt" fo:font-style="normal" fo:font-weight="normal" officeooo:rsid="001487a9" officeooo:paragraph-rsid="001487a9" style:font-size-asian="10.5pt" style:font-style-asian="normal" style:font-weight-asian="normal" style:font-size-complex="12pt" style:font-style-complex="normal" style:font-weight-complex="normal"/>
    </style:style>
    <style:style style:name="P16" style:family="paragraph" style:parent-style-name="Standard">
      <style:text-properties style:font-name="Liberation Serif" fo:font-size="12pt" fo:font-style="normal" fo:font-weight="normal" officeooo:rsid="00151bb1" officeooo:paragraph-rsid="001487a9" style:font-size-asian="10.5pt" style:font-style-asian="normal" style:font-weight-asian="normal" style:font-size-complex="12pt" style:font-style-complex="normal" style:font-weight-complex="normal"/>
    </style:style>
    <style:style style:name="P17" style:family="paragraph" style:parent-style-name="Standard">
      <style:text-properties style:font-name="Liberation Serif" fo:font-size="12pt" fo:font-style="normal" fo:font-weight="normal" officeooo:rsid="00151bb1" officeooo:paragraph-rsid="00151bb1" style:font-size-asian="10.5pt" style:font-style-asian="normal" style:font-weight-asian="normal" style:font-size-complex="12pt" style:font-style-complex="normal" style:font-weight-complex="normal"/>
    </style:style>
    <style:style style:name="P18" style:family="paragraph" style:parent-style-name="Standard">
      <style:text-properties style:font-name="Liberation Serif" fo:font-size="12pt" fo:font-style="normal" fo:font-weight="normal" officeooo:rsid="0016ede4" officeooo:paragraph-rsid="0016ede4" style:font-size-asian="10.5pt" style:font-style-asian="normal" style:font-weight-asian="normal" style:font-size-complex="12pt" style:font-style-complex="normal" style:font-weight-complex="normal"/>
    </style:style>
    <style:style style:name="P19" style:family="paragraph" style:parent-style-name="Standard">
      <style:text-properties style:font-name="Liberation Serif" fo:font-size="12pt" fo:font-style="normal" fo:font-weight="normal" officeooo:rsid="001ae6d0" officeooo:paragraph-rsid="001ae6d0" style:font-size-asian="10.5pt" style:font-style-asian="normal" style:font-weight-asian="normal" style:font-size-complex="12pt" style:font-style-complex="normal" style:font-weight-complex="normal"/>
    </style:style>
    <style:style style:name="P20" style:family="paragraph" style:parent-style-name="Standard">
      <style:text-properties style:font-name="Liberation Serif" fo:font-size="12pt" fo:font-style="normal" fo:font-weight="normal" officeooo:rsid="001ae6d0" officeooo:paragraph-rsid="00191f16" style:font-size-asian="10.5pt" style:font-style-asian="normal" style:font-weight-asian="normal" style:font-size-complex="12pt" style:font-style-complex="normal" style:font-weight-complex="normal"/>
    </style:style>
    <style:style style:name="P21" style:family="paragraph" style:parent-style-name="Standard">
      <style:text-properties style:font-name="Liberation Serif" fo:font-size="12pt" fo:font-style="normal" fo:font-weight="normal" officeooo:rsid="008b71aa" officeooo:paragraph-rsid="008b71aa" style:font-size-asian="10.5pt" style:font-style-asian="normal" style:font-weight-asian="normal" style:font-size-complex="12pt" style:font-style-complex="normal" style:font-weight-complex="normal"/>
    </style:style>
    <style:style style:name="P22" style:family="paragraph" style:parent-style-name="Standard">
      <style:text-properties style:font-name="Liberation Serif" fo:font-size="12pt" fo:font-style="normal" fo:font-weight="normal" officeooo:rsid="008a53e7" officeooo:paragraph-rsid="008a53e7" style:font-size-asian="10.5pt" style:font-style-asian="normal" style:font-weight-asian="normal" style:font-size-complex="12pt" style:font-style-complex="normal" style:font-weight-complex="normal"/>
    </style:style>
    <style:style style:name="P23" style:family="paragraph" style:parent-style-name="Standard">
      <style:text-properties style:font-name="Liberation Serif" fo:font-size="12pt" fo:font-style="normal" fo:font-weight="normal" officeooo:rsid="008a54b1" officeooo:paragraph-rsid="008a53e7" style:font-size-asian="10.5pt" style:font-style-asian="normal" style:font-weight-asian="normal" style:font-size-complex="12pt" style:font-style-complex="normal" style:font-weight-complex="normal"/>
    </style:style>
    <style:style style:name="P24" style:family="paragraph" style:parent-style-name="Standard">
      <style:text-properties style:font-name="Liberation Serif" fo:font-size="12pt" fo:font-style="normal" fo:font-weight="normal" officeooo:rsid="008a54b1" officeooo:paragraph-rsid="008a54b1" style:font-size-asian="10.5pt" style:font-style-asian="normal" style:font-weight-asian="normal" style:font-size-complex="12pt" style:font-style-complex="normal" style:font-weight-complex="normal"/>
    </style:style>
    <style:style style:name="P25" style:family="paragraph" style:parent-style-name="Standard">
      <style:text-properties style:font-name="Liberation Serif" fo:font-size="12pt" fo:font-style="normal" fo:font-weight="normal" officeooo:rsid="00903a58" officeooo:paragraph-rsid="00903a58" style:font-size-asian="10.5pt" style:font-style-asian="normal" style:font-weight-asian="normal" style:font-size-complex="12pt" style:font-style-complex="normal" style:font-weight-complex="normal"/>
    </style:style>
    <style:style style:name="P26" style:family="paragraph" style:parent-style-name="Standard">
      <style:text-properties style:font-name="Liberation Serif" fo:font-size="12pt" fo:font-style="normal" fo:font-weight="normal" officeooo:rsid="00923465" officeooo:paragraph-rsid="00923465" style:font-size-asian="10.5pt" style:font-style-asian="normal" style:font-weight-asian="normal" style:font-size-complex="12pt" style:font-style-complex="normal" style:font-weight-complex="normal"/>
    </style:style>
    <style:style style:name="P27" style:family="paragraph" style:parent-style-name="Standard">
      <style:text-properties style:font-name="Courier New" fo:font-size="12pt" fo:font-style="normal" fo:font-weight="normal" officeooo:rsid="00138bed" officeooo:paragraph-rsid="00120859" style:font-size-asian="10.5pt" style:font-style-asian="normal" style:font-weight-asian="normal" style:font-size-complex="12pt" style:font-style-complex="normal" style:font-weight-complex="normal"/>
    </style:style>
    <style:style style:name="P28" style:family="paragraph" style:parent-style-name="Standard">
      <style:text-properties style:font-name="Courier New" fo:font-size="12pt" fo:font-style="normal" fo:font-weight="normal" officeooo:rsid="00151bb1" officeooo:paragraph-rsid="00151bb1" style:font-size-asian="10.5pt" style:font-style-asian="normal" style:font-weight-asian="normal" style:font-size-complex="12pt" style:font-style-complex="normal" style:font-weight-complex="normal"/>
    </style:style>
    <style:style style:name="P29" style:family="paragraph" style:parent-style-name="Standard">
      <style:text-properties style:font-name="Courier New" fo:font-size="12pt" fo:font-style="normal" fo:font-weight="normal" officeooo:rsid="0016ede4" officeooo:paragraph-rsid="0016ede4" style:font-size-asian="10.5pt" style:font-style-asian="normal" style:font-weight-asian="normal" style:font-size-complex="12pt" style:font-style-complex="normal" style:font-weight-complex="normal"/>
    </style:style>
    <style:style style:name="P30" style:family="paragraph" style:parent-style-name="Standard">
      <style:text-properties style:font-name="Courier New" fo:font-size="12pt" fo:font-style="normal" fo:font-weight="normal" officeooo:rsid="0016ede4" officeooo:paragraph-rsid="003e459a" style:font-size-asian="10.5pt" style:font-style-asian="normal" style:font-weight-asian="normal" style:font-size-complex="12pt" style:font-style-complex="normal" style:font-weight-complex="normal"/>
    </style:style>
    <style:style style:name="P31" style:family="paragraph" style:parent-style-name="Standard">
      <style:text-properties style:font-name="Courier New" fo:font-size="12pt" fo:font-style="normal" fo:font-weight="normal" officeooo:rsid="001892fa" officeooo:paragraph-rsid="00191f16" style:font-size-asian="10.5pt" style:font-style-asian="normal" style:font-weight-asian="normal" style:font-size-complex="12pt" style:font-style-complex="normal" style:font-weight-complex="normal"/>
    </style:style>
    <style:style style:name="P32" style:family="paragraph" style:parent-style-name="Standard">
      <style:text-properties style:font-name="Courier New" fo:font-size="12pt" fo:font-style="normal" fo:font-weight="normal" officeooo:rsid="001ae6d0" officeooo:paragraph-rsid="001ae6d0" style:font-size-asian="10.5pt" style:font-style-asian="normal" style:font-weight-asian="normal" style:font-size-complex="12pt" style:font-style-complex="normal" style:font-weight-complex="normal"/>
    </style:style>
    <style:style style:name="P33" style:family="paragraph" style:parent-style-name="Standard">
      <style:text-properties style:font-name="Courier New" fo:font-size="12pt" fo:font-style="normal" fo:font-weight="normal" officeooo:rsid="001ae6d0" officeooo:paragraph-rsid="00191f16" style:font-size-asian="10.5pt" style:font-style-asian="normal" style:font-weight-asian="normal" style:font-size-complex="12pt" style:font-style-complex="normal" style:font-weight-complex="normal"/>
    </style:style>
    <style:style style:name="P34" style:family="paragraph" style:parent-style-name="Standard">
      <style:text-properties style:font-name="Courier New"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4925in" fo:margin-right="0in" fo:text-indent="0in" style:auto-text-indent="false"/>
      <style:text-properties style:font-name="Courier New"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4925in" fo:margin-right="0in" fo:text-indent="0in" style:auto-text-indent="false"/>
      <style:text-properties style:font-name="Courier New" fo:font-size="12pt" fo:font-style="normal" fo:font-weight="normal" officeooo:rsid="0024033b" officeooo:paragraph-rsid="0024033b"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4925in" fo:margin-right="0in" fo:text-indent="0in" style:auto-text-indent="false"/>
      <style:text-properties style:font-name="Courier New" fo:font-size="12pt" fo:font-style="normal" fo:font-weight="normal" officeooo:rsid="0025152c" officeooo:paragraph-rsid="0025152c"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4925in" fo:margin-right="0in" fo:text-indent="0in" style:auto-text-indent="false"/>
      <style:text-properties style:font-name="Courier New" fo:font-size="12pt" fo:font-style="normal" fo:font-weight="normal" officeooo:rsid="002abe63" officeooo:paragraph-rsid="002abe63"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4925in" fo:margin-right="0in" fo:text-indent="0in" style:auto-text-indent="false"/>
      <style:text-properties style:font-name="Courier New" fo:font-size="12pt" fo:font-style="normal" fo:font-weight="normal" officeooo:rsid="002ba45f" officeooo:paragraph-rsid="002ba45f"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4925in" fo:margin-right="0in" fo:text-indent="0in" style:auto-text-indent="false"/>
      <style:text-properties style:font-name="Courier New" fo:font-size="12pt" fo:font-style="normal" fo:font-weight="normal" officeooo:rsid="002d41f9" officeooo:paragraph-rsid="002d41f9"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4925in" fo:margin-right="0in" fo:text-indent="0in" style:auto-text-indent="false"/>
      <style:text-properties style:font-name="Courier New" fo:font-size="12pt" fo:font-style="normal" fo:font-weight="normal" officeooo:rsid="002dd060" officeooo:paragraph-rsid="002dd060"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text-indent="0in" style:auto-text-indent="false"/>
      <style:text-properties style:font-name="Courier New" fo:font-size="12pt" fo:font-style="normal" fo:font-weight="normal" officeooo:rsid="002e0d8a" officeooo:paragraph-rsid="002e0d8a"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4925in" fo:margin-right="0in" fo:text-indent="0in" style:auto-text-indent="false"/>
      <style:text-properties style:font-name="Courier New" fo:font-size="12pt" fo:font-style="normal" fo:font-weight="normal" officeooo:rsid="002e0d8a" officeooo:paragraph-rsid="002fd858"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4925in" fo:margin-right="0in" fo:text-indent="0in" style:auto-text-indent="false"/>
      <style:text-properties style:font-name="Courier New" fo:font-size="12pt" fo:font-style="normal" fo:font-weight="normal" officeooo:rsid="002fd858" officeooo:paragraph-rsid="002fd858"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4925in" fo:margin-right="0in" fo:text-indent="0in" style:auto-text-indent="false"/>
      <style:text-properties style:font-name="Courier New"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4925in" fo:margin-right="0in" fo:text-indent="0in" style:auto-text-indent="false"/>
      <style:text-properties style:font-name="Courier New" fo:font-size="12pt" fo:font-style="normal" fo:font-weight="normal" officeooo:rsid="0033e4d6" officeooo:paragraph-rsid="0033e4d6" style:font-size-asian="10.5pt" style:font-style-asian="normal" style:font-weight-asian="normal" style:font-size-complex="12pt" style:font-style-complex="normal" style:font-weight-complex="normal"/>
    </style:style>
    <style:style style:name="P47" style:family="paragraph" style:parent-style-name="Standard">
      <style:paragraph-properties fo:margin-left="0.4925in" fo:margin-right="0in" fo:text-indent="0in" style:auto-text-indent="false"/>
      <style:text-properties style:font-name="Courier New" fo:font-size="12pt" fo:font-style="normal" fo:font-weight="normal" officeooo:rsid="0022be39" officeooo:paragraph-rsid="0022be39"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0.4925in" fo:margin-right="0in" fo:text-indent="0in" style:auto-text-indent="false"/>
      <style:text-properties style:font-name="Liberation Serif" fo:font-size="12pt" fo:font-style="normal" fo:font-weight="normal" officeooo:rsid="0022be39" officeooo:paragraph-rsid="0022be39"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0.4925in" fo:margin-right="0in" fo:text-indent="0in" style:auto-text-indent="false"/>
      <style:text-properties style:font-name="Liberation Serif"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4925in" fo:margin-right="0in" fo:text-indent="0in" style:auto-text-indent="false"/>
      <style:text-properties fo:font-size="12pt" fo:font-weight="bold" officeooo:rsid="003aef20" officeooo:paragraph-rsid="004499e9" style:font-size-asian="10.5pt" style:font-weight-asian="bold" style:font-size-complex="12pt" style:font-weight-complex="bold"/>
    </style:style>
    <style:style style:name="P51" style:family="paragraph" style:parent-style-name="Standard">
      <style:paragraph-properties fo:margin-left="0.4925in" fo:margin-right="0in" fo:text-indent="0in" style:auto-text-indent="false"/>
      <style:text-properties fo:font-size="12pt" fo:font-weight="normal" officeooo:rsid="003edfe7" officeooo:paragraph-rsid="004499e9" style:font-size-asian="10.5pt" style:font-weight-asian="normal" style:font-size-complex="12pt" style:font-weight-complex="normal"/>
    </style:style>
    <style:style style:name="P52" style:family="paragraph" style:parent-style-name="Standard">
      <style:paragraph-properties fo:margin-left="0.4925in" fo:margin-right="0in" fo:text-indent="0in" style:auto-text-indent="false"/>
      <style:text-properties fo:font-size="12pt" fo:font-weight="normal" officeooo:rsid="0057d7b7" officeooo:paragraph-rsid="004499e9" style:font-size-asian="10.5pt" style:font-weight-asian="normal" style:font-size-complex="12pt" style:font-weight-complex="normal"/>
    </style:style>
    <style:style style:name="P53" style:family="paragraph" style:parent-style-name="Standard">
      <style:paragraph-properties fo:margin-left="0.4925in" fo:margin-right="0in" fo:text-indent="0in" style:auto-text-indent="false"/>
      <style:text-properties fo:font-size="12pt" fo:font-weight="normal" officeooo:rsid="0057d7b7" officeooo:paragraph-rsid="0057d7b7" style:font-size-asian="10.5pt" style:font-weight-asian="normal" style:font-size-complex="12pt" style:font-weight-complex="normal"/>
    </style:style>
    <style:style style:name="P54" style:family="paragraph" style:parent-style-name="Standard">
      <style:paragraph-properties fo:margin-left="0.4925in" fo:margin-right="0in" fo:text-indent="0in" style:auto-text-indent="false"/>
      <style:text-properties fo:font-size="12pt" fo:font-weight="normal" officeooo:rsid="005984a7" officeooo:paragraph-rsid="005984a7" style:font-size-asian="10.5pt" style:font-weight-asian="normal" style:font-size-complex="12pt" style:font-weight-complex="normal"/>
    </style:style>
    <style:style style:name="P55" style:family="paragraph" style:parent-style-name="Standard">
      <style:paragraph-properties fo:margin-left="0.4925in" fo:margin-right="0in" fo:text-indent="0in" style:auto-text-indent="false"/>
      <style:text-properties fo:font-size="12pt" fo:font-weight="normal" officeooo:rsid="0041cf8e" officeooo:paragraph-rsid="004499e9" style:font-size-asian="10.5pt" style:font-weight-asian="normal" style:font-size-complex="12pt" style:font-weight-complex="normal"/>
    </style:style>
    <style:style style:name="P56" style:family="paragraph" style:parent-style-name="Standard">
      <style:paragraph-properties fo:margin-left="0in" fo:margin-right="0in" fo:text-indent="0in" style:auto-text-indent="false"/>
      <style:text-properties style:font-name="Courier New"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text-indent="0in" style:auto-text-indent="false"/>
      <style:text-properties style:font-name="Courier New" fo:font-size="12pt" fo:font-style="normal" fo:font-weight="normal" officeooo:rsid="0025152c" officeooo:paragraph-rsid="0025152c" style:font-size-asian="10.5pt" style:font-style-asian="normal" style:font-weight-asian="normal" style:font-size-complex="12pt" style:font-style-complex="normal" style:font-weight-complex="normal"/>
    </style:style>
    <style:style style:name="P58" style:family="paragraph" style:parent-style-name="Standard">
      <style:paragraph-properties fo:margin-left="0in" fo:margin-right="0in" fo:text-indent="0in" style:auto-text-indent="false"/>
      <style:text-properties style:font-name="Courier New" fo:font-size="12pt" fo:font-style="normal" fo:font-weight="normal" officeooo:rsid="0028d3c3" officeooo:paragraph-rsid="0028d3c3" style:font-size-asian="10.5pt" style:font-style-asian="normal" style:font-weight-asian="normal" style:font-size-complex="12pt" style:font-style-complex="normal" style:font-weight-complex="normal"/>
    </style:style>
    <style:style style:name="P59" style:family="paragraph" style:parent-style-name="Standard">
      <style:paragraph-properties fo:margin-left="0in" fo:margin-right="0in" fo:text-indent="0in" style:auto-text-indent="false"/>
      <style:text-properties style:font-name="Courier New" fo:font-size="12pt" fo:font-style="normal" fo:font-weight="normal" officeooo:rsid="002abe63" officeooo:paragraph-rsid="002abe63" style:font-size-asian="10.5pt" style:font-style-asian="normal" style:font-weight-asian="normal" style:font-size-complex="12pt" style:font-style-complex="normal" style:font-weight-complex="normal"/>
    </style:style>
    <style:style style:name="P60" style:family="paragraph" style:parent-style-name="Standard">
      <style:paragraph-properties fo:margin-left="0in" fo:margin-right="0in" fo:text-indent="0in" style:auto-text-indent="false"/>
      <style:text-properties style:font-name="Courier New" fo:font-size="12pt" fo:font-style="normal" fo:font-weight="normal" officeooo:rsid="002ba45f" officeooo:paragraph-rsid="002ba45f"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0in" fo:margin-right="0in" fo:text-indent="0in" style:auto-text-indent="false"/>
      <style:text-properties style:font-name="Courier New" fo:font-size="12pt" fo:font-style="normal" fo:font-weight="normal" officeooo:rsid="002dd060" officeooo:paragraph-rsid="002dd060"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in" fo:margin-right="0in" fo:text-indent="0in" style:auto-text-indent="false"/>
      <style:text-properties style:font-name="Courier New" fo:font-size="12pt" fo:font-style="normal" fo:font-weight="normal" officeooo:rsid="002e0d8a" officeooo:paragraph-rsid="002e0d8a"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text-indent="0in" style:auto-text-indent="false"/>
      <style:text-properties style:font-name="Courier New" fo:font-size="12pt" fo:font-style="normal" fo:font-weight="normal" officeooo:rsid="002fd858" officeooo:paragraph-rsid="002fd858"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0in" fo:margin-right="0in" fo:text-indent="0in" style:auto-text-indent="false"/>
      <style:text-properties style:font-name="Courier New"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0in" fo:margin-right="0in" fo:text-indent="0in" style:auto-text-indent="false"/>
      <style:text-properties style:font-name="Courier New" fo:font-size="12pt" fo:font-style="normal" fo:font-weight="normal" officeooo:rsid="0033e4d6" officeooo:paragraph-rsid="0033e4d6" style:font-size-asian="10.5pt" style:font-style-asian="normal" style:font-weight-asian="normal" style:font-size-complex="12pt" style:font-style-complex="normal" style:font-weight-complex="normal"/>
    </style:style>
    <style:style style:name="P66" style:family="paragraph" style:parent-style-name="Standard">
      <style:paragraph-properties fo:margin-left="0in" fo:margin-right="0in" fo:text-indent="0in" style:auto-text-indent="false"/>
      <style:text-properties style:font-name="Courier New" fo:font-size="12pt" fo:font-style="normal" fo:font-weight="normal" officeooo:rsid="001ea133" officeooo:paragraph-rsid="001ea133"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0in" fo:margin-right="0in" fo:text-indent="0in" style:auto-text-indent="false"/>
      <style:text-properties style:font-name="Courier New" fo:font-size="12pt" fo:font-style="normal" fo:font-weight="normal" officeooo:rsid="0022be39" officeooo:paragraph-rsid="001ea133"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0in" fo:margin-right="0in" fo:text-indent="0in" style:auto-text-indent="false"/>
      <style:text-properties style:font-name="Courier New" fo:font-size="12pt" fo:font-style="normal" fo:font-weight="normal" officeooo:rsid="0024033b" officeooo:paragraph-rsid="0022be39"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0in" fo:margin-right="0in" fo:text-indent="0in" style:auto-text-indent="false"/>
      <style:text-properties style:font-name="Courier New" fo:font-size="12pt" fo:font-style="normal" fo:font-weight="normal" officeooo:rsid="003aef20" officeooo:paragraph-rsid="003aef20"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0in" fo:margin-right="0in" fo:text-indent="0in" style:auto-text-indent="false"/>
      <style:text-properties style:font-name="Courier New" fo:font-size="12pt" fo:font-style="normal" fo:font-weight="normal" officeooo:rsid="0035e3e8" officeooo:paragraph-rsid="0034a00e"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0in" fo:margin-right="0in" fo:text-indent="0in" style:auto-text-indent="false"/>
      <style:text-properties style:font-name="Courier New" fo:font-size="12pt" fo:font-style="normal" fo:font-weight="normal" officeooo:rsid="003c48c0" officeooo:paragraph-rsid="003c48c0"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0in" fo:margin-right="0in" fo:text-indent="0in" style:auto-text-indent="false"/>
      <style:text-properties style:font-name="Courier New" fo:font-size="12pt" fo:font-style="normal" fo:font-weight="normal" officeooo:rsid="003e459a" officeooo:paragraph-rsid="003e459a"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0in" fo:margin-right="0in" fo:text-indent="0in" style:auto-text-indent="false"/>
      <style:text-properties style:font-name="Courier New" fo:font-size="12pt" fo:font-style="normal" fo:font-weight="normal" officeooo:rsid="00472d1e" officeooo:paragraph-rsid="004d73ef"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0in" fo:margin-right="0in" fo:text-indent="0in" style:auto-text-indent="false"/>
      <style:text-properties style:font-name="Courier New" fo:font-size="12pt" fo:font-style="normal" fo:font-weight="normal" officeooo:rsid="00472d1e" officeooo:paragraph-rsid="00472d1e"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0in" fo:margin-right="0in" fo:text-indent="0in" style:auto-text-indent="false"/>
      <style:text-properties style:font-name="Courier New" fo:font-size="12pt" fo:font-style="normal" fo:font-weight="normal" officeooo:rsid="0045d70b" officeooo:paragraph-rsid="0045d70b"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0in" fo:margin-right="0in" fo:text-indent="0in" style:auto-text-indent="false"/>
      <style:text-properties style:font-name="Courier New" fo:font-size="12pt" fo:font-style="normal" fo:font-weight="normal" officeooo:rsid="004ad0ae" officeooo:paragraph-rsid="004ad0ae" style:font-size-asian="10.5pt" style:font-style-asian="normal" style:font-weight-asian="normal" style:font-size-complex="12pt" style:font-style-complex="normal" style:font-weight-complex="normal"/>
    </style:style>
    <style:style style:name="P77" style:family="paragraph" style:parent-style-name="Standard">
      <style:paragraph-properties fo:margin-left="0in" fo:margin-right="0in" fo:text-indent="0in" style:auto-text-indent="false"/>
      <style:text-properties style:font-name="Courier New" fo:font-size="12pt" fo:font-style="normal" fo:font-weight="normal" officeooo:rsid="004ad0ae" officeooo:paragraph-rsid="004fcae2" style:font-size-asian="10.5pt" style:font-style-asian="normal" style:font-weight-asian="normal" style:font-size-complex="12pt" style:font-style-complex="normal" style:font-weight-complex="normal"/>
    </style:style>
    <style:style style:name="P78" style:family="paragraph" style:parent-style-name="Standard">
      <style:paragraph-properties fo:margin-left="0in" fo:margin-right="0in" fo:text-indent="0in" style:auto-text-indent="false"/>
      <style:text-properties style:font-name="Liberation Serif"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79" style:family="paragraph" style:parent-style-name="Standard">
      <style:paragraph-properties fo:margin-left="0in" fo:margin-right="0in" fo:text-indent="0in" style:auto-text-indent="false"/>
      <style:text-properties style:font-name="Liberation Serif" fo:font-size="12pt" fo:font-style="normal" fo:font-weight="normal" officeooo:rsid="001ea133" officeooo:paragraph-rsid="001ea133" style:font-size-asian="10.5pt" style:font-style-asian="normal" style:font-weight-asian="normal" style:font-size-complex="12pt" style:font-style-complex="normal" style:font-weight-complex="normal"/>
    </style:style>
    <style:style style:name="P80" style:family="paragraph" style:parent-style-name="Standard">
      <style:paragraph-properties fo:margin-left="0in" fo:margin-right="0in" fo:text-indent="0in" style:auto-text-indent="false"/>
      <style:text-properties style:font-name="Liberation Serif" fo:font-size="12pt" fo:font-style="normal" fo:font-weight="normal" officeooo:rsid="001ea133" officeooo:paragraph-rsid="0062449b" style:font-size-asian="10.5pt" style:font-style-asian="normal" style:font-weight-asian="normal" style:font-size-complex="12pt" style:font-style-complex="normal" style:font-weight-complex="normal"/>
    </style:style>
    <style:style style:name="P81" style:family="paragraph" style:parent-style-name="Standard">
      <style:paragraph-properties fo:margin-left="0in" fo:margin-right="0in" fo:text-indent="0in" style:auto-text-indent="false"/>
      <style:text-properties style:font-name="Liberation Serif" fo:font-size="12pt" fo:font-style="normal" fo:font-weight="normal" officeooo:rsid="0022be39" officeooo:paragraph-rsid="0022be39" style:font-size-asian="10.5pt" style:font-style-asian="normal" style:font-weight-asian="normal" style:font-size-complex="12pt" style:font-style-complex="normal" style:font-weight-complex="normal"/>
    </style:style>
    <style:style style:name="P82" style:family="paragraph" style:parent-style-name="Standard">
      <style:paragraph-properties fo:margin-left="0in" fo:margin-right="0in" fo:text-indent="0in" style:auto-text-indent="false"/>
      <style:text-properties style:font-name="Liberation Serif" fo:font-size="12pt" fo:font-style="normal" fo:font-weight="normal" officeooo:rsid="0024033b" officeooo:paragraph-rsid="0024033b" style:font-size-asian="10.5pt" style:font-style-asian="normal" style:font-weight-asian="normal" style:font-size-complex="12pt" style:font-style-complex="normal" style:font-weight-complex="normal"/>
    </style:style>
    <style:style style:name="P83" style:family="paragraph" style:parent-style-name="Standard">
      <style:paragraph-properties fo:margin-left="0in" fo:margin-right="0in" fo:text-indent="0in" style:auto-text-indent="false"/>
      <style:text-properties style:font-name="Liberation Serif" fo:font-size="12pt" fo:font-style="normal" fo:font-weight="normal" officeooo:rsid="0025152c" officeooo:paragraph-rsid="0025152c" style:font-size-asian="10.5pt" style:font-style-asian="normal" style:font-weight-asian="normal" style:font-size-complex="12pt" style:font-style-complex="normal" style:font-weight-complex="normal"/>
    </style:style>
    <style:style style:name="P84" style:family="paragraph" style:parent-style-name="Standard">
      <style:paragraph-properties fo:margin-left="0in" fo:margin-right="0in" fo:text-indent="0in" style:auto-text-indent="false"/>
      <style:text-properties style:font-name="Liberation Serif" fo:font-size="12pt" fo:font-style="normal" fo:font-weight="normal" officeooo:rsid="002abe63" officeooo:paragraph-rsid="002abe63" style:font-size-asian="10.5pt" style:font-style-asian="normal" style:font-weight-asian="normal" style:font-size-complex="12pt" style:font-style-complex="normal" style:font-weight-complex="normal"/>
    </style:style>
    <style:style style:name="P85" style:family="paragraph" style:parent-style-name="Standard">
      <style:paragraph-properties fo:margin-left="0in" fo:margin-right="0in" fo:text-indent="0in" style:auto-text-indent="false"/>
      <style:text-properties style:font-name="Liberation Serif" fo:font-size="12pt" fo:font-style="normal" fo:font-weight="normal" officeooo:rsid="002ba45f" officeooo:paragraph-rsid="002ba45f" style:font-size-asian="10.5pt" style:font-style-asian="normal" style:font-weight-asian="normal" style:font-size-complex="12pt" style:font-style-complex="normal" style:font-weight-complex="normal"/>
    </style:style>
    <style:style style:name="P86" style:family="paragraph" style:parent-style-name="Standard">
      <style:paragraph-properties fo:margin-left="0in" fo:margin-right="0in" fo:text-indent="0in" style:auto-text-indent="false"/>
      <style:text-properties style:font-name="Liberation Serif" fo:font-size="12pt" fo:font-style="normal" fo:font-weight="normal" officeooo:rsid="002d41f9" officeooo:paragraph-rsid="002d41f9" style:font-size-asian="10.5pt" style:font-style-asian="normal" style:font-weight-asian="normal" style:font-size-complex="12pt" style:font-style-complex="normal" style:font-weight-complex="normal"/>
    </style:style>
    <style:style style:name="P87" style:family="paragraph" style:parent-style-name="Standard">
      <style:paragraph-properties fo:margin-left="0in" fo:margin-right="0in" fo:text-indent="0in" style:auto-text-indent="false"/>
      <style:text-properties style:font-name="Liberation Serif" fo:font-size="12pt" fo:font-style="normal" fo:font-weight="normal" officeooo:rsid="002dd060" officeooo:paragraph-rsid="002dd060" style:font-size-asian="10.5pt" style:font-style-asian="normal" style:font-weight-asian="normal" style:font-size-complex="12pt" style:font-style-complex="normal" style:font-weight-complex="normal"/>
    </style:style>
    <style:style style:name="P88" style:family="paragraph" style:parent-style-name="Standard">
      <style:paragraph-properties fo:margin-left="0in" fo:margin-right="0in" fo:text-indent="0in" style:auto-text-indent="false"/>
      <style:text-properties style:font-name="Liberation Serif" fo:font-size="12pt" fo:font-style="normal" fo:font-weight="normal" officeooo:rsid="002dd060" officeooo:paragraph-rsid="002d41f9" style:font-size-asian="10.5pt" style:font-style-asian="normal" style:font-weight-asian="normal" style:font-size-complex="12pt" style:font-style-complex="normal" style:font-weight-complex="normal"/>
    </style:style>
    <style:style style:name="P89" style:family="paragraph" style:parent-style-name="Standard">
      <style:paragraph-properties fo:margin-left="0in" fo:margin-right="0in" fo:text-indent="0in" style:auto-text-indent="false"/>
      <style:text-properties style:font-name="Liberation Serif" fo:font-size="12pt" fo:font-style="normal" fo:font-weight="normal" officeooo:rsid="002e0d8a" officeooo:paragraph-rsid="002e0d8a" style:font-size-asian="10.5pt" style:font-style-asian="normal" style:font-weight-asian="normal" style:font-size-complex="12pt" style:font-style-complex="normal" style:font-weight-complex="normal"/>
    </style:style>
    <style:style style:name="P90" style:family="paragraph" style:parent-style-name="Standard">
      <style:paragraph-properties fo:margin-left="0in" fo:margin-right="0in" fo:text-indent="0in" style:auto-text-indent="false"/>
      <style:text-properties style:font-name="Liberation Serif" fo:font-size="12pt" fo:font-style="normal" fo:font-weight="normal" officeooo:rsid="002fd858" officeooo:paragraph-rsid="002fd858" style:font-size-asian="10.5pt" style:font-style-asian="normal" style:font-weight-asian="normal" style:font-size-complex="12pt" style:font-style-complex="normal" style:font-weight-complex="normal"/>
    </style:style>
    <style:style style:name="P91" style:family="paragraph" style:parent-style-name="Standard">
      <style:paragraph-properties fo:margin-left="0in" fo:margin-right="0in" fo:text-indent="0in" style:auto-text-indent="false"/>
      <style:text-properties style:font-name="Liberation Serif" fo:font-size="12pt" fo:font-style="normal" fo:font-weight="normal" officeooo:rsid="003149a5" officeooo:paragraph-rsid="002fd858" style:font-size-asian="10.5pt" style:font-style-asian="normal" style:font-weight-asian="normal" style:font-size-complex="12pt" style:font-style-complex="normal" style:font-weight-complex="normal"/>
    </style:style>
    <style:style style:name="P92" style:family="paragraph" style:parent-style-name="Standard">
      <style:paragraph-properties fo:margin-left="0in" fo:margin-right="0in" fo:text-indent="0in" style:auto-text-indent="false"/>
      <style:text-properties style:font-name="Liberation Serif" fo:font-size="12pt" fo:font-style="normal" fo:font-weight="normal" officeooo:rsid="003149a5" officeooo:paragraph-rsid="003149a5" style:font-size-asian="10.5pt" style:font-style-asian="normal" style:font-weight-asian="normal" style:font-size-complex="12pt" style:font-style-complex="normal" style:font-weight-complex="normal"/>
    </style:style>
    <style:style style:name="P93" style:family="paragraph" style:parent-style-name="Standard">
      <style:paragraph-properties fo:margin-left="0in" fo:margin-right="0in" fo:text-indent="0in" style:auto-text-indent="false"/>
      <style:text-properties style:font-name="Liberation Serif"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94" style:family="paragraph" style:parent-style-name="Standard">
      <style:paragraph-properties fo:margin-left="0in" fo:margin-right="0in" fo:text-indent="0in" style:auto-text-indent="false"/>
      <style:text-properties style:font-name="Liberation Serif" fo:font-size="12pt" fo:font-style="normal" fo:font-weight="normal" officeooo:rsid="0033e4d6" officeooo:paragraph-rsid="0033e4d6" style:font-size-asian="10.5pt" style:font-style-asian="normal" style:font-weight-asian="normal" style:font-size-complex="12pt" style:font-style-complex="normal" style:font-weight-complex="normal"/>
    </style:style>
    <style:style style:name="P95" style:family="paragraph" style:parent-style-name="Standard">
      <style:paragraph-properties fo:margin-left="0in" fo:margin-right="0in" fo:text-indent="0in" style:auto-text-indent="false"/>
      <style:text-properties style:font-name="Liberation Serif" fo:font-size="12pt" fo:font-style="normal" fo:font-weight="normal" officeooo:rsid="0034071e" officeooo:paragraph-rsid="0034071e" style:font-size-asian="10.5pt" style:font-style-asian="normal" style:font-weight-asian="normal" style:font-size-complex="12pt" style:font-style-complex="normal" style:font-weight-complex="normal"/>
    </style:style>
    <style:style style:name="P96" style:family="paragraph" style:parent-style-name="Standard">
      <style:paragraph-properties fo:margin-left="0in" fo:margin-right="0in" fo:text-indent="0in" style:auto-text-indent="false"/>
      <style:text-properties style:font-name="Liberation Serif" fo:font-size="12pt" fo:font-style="normal" fo:font-weight="normal" officeooo:rsid="0028d3c3" officeooo:paragraph-rsid="0025152c" style:font-size-asian="10.5pt" style:font-style-asian="normal" style:font-weight-asian="normal" style:font-size-complex="12pt" style:font-style-complex="normal" style:font-weight-complex="normal"/>
    </style:style>
    <style:style style:name="P97" style:family="paragraph" style:parent-style-name="Standard">
      <style:paragraph-properties fo:margin-left="0in" fo:margin-right="0in" fo:text-indent="0in" style:auto-text-indent="false"/>
      <style:text-properties style:font-name="Liberation Serif" fo:font-size="12pt" fo:font-style="normal" fo:font-weight="normal" officeooo:rsid="0034a00e" officeooo:paragraph-rsid="0034a00e" style:font-size-asian="10.5pt" style:font-style-asian="normal" style:font-weight-asian="normal" style:font-size-complex="12pt" style:font-style-complex="normal" style:font-weight-complex="normal"/>
    </style:style>
    <style:style style:name="P98" style:family="paragraph" style:parent-style-name="Standard">
      <style:paragraph-properties fo:margin-left="0in" fo:margin-right="0in" fo:text-indent="0in" style:auto-text-indent="false"/>
      <style:text-properties style:font-name="Liberation Serif" fo:font-size="12pt" fo:font-style="normal" fo:font-weight="normal" officeooo:rsid="0035e3e8" officeooo:paragraph-rsid="0034a00e" style:font-size-asian="10.5pt" style:font-style-asian="normal" style:font-weight-asian="normal" style:font-size-complex="12pt" style:font-style-complex="normal" style:font-weight-complex="normal"/>
    </style:style>
    <style:style style:name="P99" style:family="paragraph" style:parent-style-name="Standard">
      <style:paragraph-properties fo:margin-left="0in" fo:margin-right="0in" fo:text-indent="0in" style:auto-text-indent="false"/>
      <style:text-properties style:font-name="Liberation Serif" fo:font-size="12pt" fo:font-style="normal" fo:font-weight="normal" officeooo:rsid="003c48c0" officeooo:paragraph-rsid="003c48c0" style:font-size-asian="10.5pt" style:font-style-asian="normal" style:font-weight-asian="normal" style:font-size-complex="12pt" style:font-style-complex="normal" style:font-weight-complex="normal"/>
    </style:style>
    <style:style style:name="P100" style:family="paragraph" style:parent-style-name="Standard">
      <style:paragraph-properties fo:margin-left="0in" fo:margin-right="0in" fo:text-indent="0in" style:auto-text-indent="false"/>
      <style:text-properties style:font-name="Liberation Serif" fo:font-size="12pt" fo:font-style="normal" fo:font-weight="normal" officeooo:rsid="003e459a" officeooo:paragraph-rsid="003c48c0" style:font-size-asian="10.5pt" style:font-style-asian="normal" style:font-weight-asian="normal" style:font-size-complex="12pt" style:font-style-complex="normal" style:font-weight-complex="normal"/>
    </style:style>
    <style:style style:name="P101" style:family="paragraph" style:parent-style-name="Standard">
      <style:paragraph-properties fo:margin-left="0in" fo:margin-right="0in" fo:text-indent="0in" style:auto-text-indent="false"/>
      <style:text-properties style:font-name="Liberation Serif" fo:font-size="12pt" fo:font-style="normal" fo:font-weight="normal" officeooo:rsid="003e459a" officeooo:paragraph-rsid="003e459a" style:font-size-asian="10.5pt" style:font-style-asian="normal" style:font-weight-asian="normal" style:font-size-complex="12pt" style:font-style-complex="normal" style:font-weight-complex="normal"/>
    </style:style>
    <style:style style:name="P102" style:family="paragraph" style:parent-style-name="Standard">
      <style:paragraph-properties fo:margin-left="0in" fo:margin-right="0in" fo:text-indent="0in" style:auto-text-indent="false"/>
      <style:text-properties style:font-name="Liberation Serif" fo:font-size="12pt" fo:font-style="normal" fo:font-weight="normal" officeooo:rsid="0041cf8e" officeooo:paragraph-rsid="0041cf8e" style:font-size-asian="10.5pt" style:font-style-asian="normal" style:font-weight-asian="normal" style:font-size-complex="12pt" style:font-style-complex="normal" style:font-weight-complex="normal"/>
    </style:style>
    <style:style style:name="P103" style:family="paragraph" style:parent-style-name="Standard">
      <style:paragraph-properties fo:margin-left="0in" fo:margin-right="0in" fo:text-indent="0in" style:auto-text-indent="false"/>
      <style:text-properties style:font-name="Liberation Serif" fo:font-size="12pt" fo:font-style="normal" fo:font-weight="normal" officeooo:rsid="0045d70b" officeooo:paragraph-rsid="0045d70b" style:font-size-asian="10.5pt" style:font-style-asian="normal" style:font-weight-asian="normal" style:font-size-complex="12pt" style:font-style-complex="normal" style:font-weight-complex="normal"/>
    </style:style>
    <style:style style:name="P104" style:family="paragraph" style:parent-style-name="Standard">
      <style:paragraph-properties fo:margin-left="0in" fo:margin-right="0in" fo:text-indent="0in" style:auto-text-indent="false"/>
      <style:text-properties style:font-name="Liberation Serif" fo:font-size="12pt" fo:font-style="normal" fo:font-weight="normal" officeooo:rsid="0045d70b" officeooo:paragraph-rsid="00472d1e" style:font-size-asian="10.5pt" style:font-style-asian="normal" style:font-weight-asian="normal" style:font-size-complex="12pt" style:font-style-complex="normal" style:font-weight-complex="normal"/>
    </style:style>
    <style:style style:name="P105" style:family="paragraph" style:parent-style-name="Standard">
      <style:paragraph-properties fo:margin-left="0in" fo:margin-right="0in" fo:text-indent="0in" style:auto-text-indent="false"/>
      <style:text-properties style:font-name="Liberation Serif" fo:font-size="12pt" fo:font-style="normal" fo:font-weight="normal" officeooo:rsid="0045d70b" officeooo:paragraph-rsid="00ad840c" style:font-size-asian="10.5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text-indent="0in" style:auto-text-indent="false"/>
      <style:text-properties style:font-name="Liberation Serif" fo:font-size="12pt" fo:font-style="normal" fo:font-weight="normal" officeooo:rsid="00472d1e" officeooo:paragraph-rsid="00472d1e" style:font-size-asian="10.5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text-indent="0in" style:auto-text-indent="false"/>
      <style:text-properties style:font-name="Liberation Serif" fo:font-size="12pt" fo:font-style="normal" fo:font-weight="normal" officeooo:rsid="00472d1e" officeooo:paragraph-rsid="004ef634" style:font-size-asian="10.5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text-indent="0in" style:auto-text-indent="false"/>
      <style:text-properties style:font-name="Liberation Serif" fo:font-size="12pt" fo:font-style="normal" fo:font-weight="normal" officeooo:rsid="0048f95e" officeooo:paragraph-rsid="0048f95e" style:font-size-asian="10.5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text-indent="0in" style:auto-text-indent="false"/>
      <style:text-properties style:font-name="Liberation Serif" fo:font-size="12pt" fo:font-style="normal" fo:font-weight="normal" officeooo:rsid="004ad0ae" officeooo:paragraph-rsid="004ad0ae" style:font-size-asian="10.5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text-indent="0in" style:auto-text-indent="false"/>
      <style:text-properties style:font-name="Liberation Serif" fo:font-size="12pt" fo:font-style="normal" fo:font-weight="normal" officeooo:rsid="004ad0ae" officeooo:paragraph-rsid="004d73ef" style:font-size-asian="10.5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text-indent="0in" style:auto-text-indent="false"/>
      <style:text-properties style:font-name="Liberation Serif" fo:font-size="12pt" fo:font-style="normal" fo:font-weight="normal" officeooo:rsid="004ad0ae" officeooo:paragraph-rsid="004fcae2" style:font-size-asian="10.5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text-indent="0in" style:auto-text-indent="false"/>
      <style:text-properties style:font-name="Liberation Serif" fo:font-size="12pt" fo:font-style="normal" fo:font-weight="normal" officeooo:rsid="00528469" officeooo:paragraph-rsid="00528469" style:font-size-asian="10.5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text-indent="0in" style:auto-text-indent="false"/>
      <style:text-properties style:font-name="Liberation Serif" fo:font-size="12pt" fo:font-style="normal" fo:font-weight="normal" officeooo:rsid="005341e2" officeooo:paragraph-rsid="005341e2" style:font-size-asian="10.5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text-indent="0in" style:auto-text-indent="false"/>
      <style:text-properties style:font-name="Liberation Serif" fo:font-size="12pt" fo:font-style="normal" fo:font-weight="normal" officeooo:rsid="0053e9fe" officeooo:paragraph-rsid="0053e9fe" style:font-size-asian="10.5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text-indent="0in" style:auto-text-indent="false"/>
      <style:text-properties style:font-name="Liberation Serif" fo:font-size="12pt" fo:font-style="normal" fo:font-weight="normal" officeooo:rsid="005456a3" officeooo:paragraph-rsid="005456a3" style:font-size-asian="10.5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text-indent="0in" style:auto-text-indent="false"/>
      <style:text-properties style:font-name="Liberation Serif" fo:font-size="12pt" fo:font-style="normal" fo:font-weight="normal" officeooo:rsid="00558bbc" officeooo:paragraph-rsid="00558bbc" style:font-size-asian="10.5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text-indent="0in" style:auto-text-indent="false"/>
      <style:text-properties style:font-name="Liberation Serif" fo:font-size="12pt" fo:font-style="normal" fo:font-weight="normal" officeooo:rsid="0055e7ca" officeooo:paragraph-rsid="0055e7ca" style:font-size-asian="10.5pt" style:font-style-asian="normal" style:font-weight-asian="normal" style:font-size-complex="12pt" style:font-style-complex="normal" style:font-weight-complex="normal"/>
    </style:style>
    <style:style style:name="P118" style:family="paragraph" style:parent-style-name="Standard">
      <style:paragraph-properties fo:margin-left="0in" fo:margin-right="0in" fo:text-indent="0in" style:auto-text-indent="false"/>
      <style:text-properties style:font-name="Liberation Serif" fo:font-size="12pt" fo:font-style="normal" fo:font-weight="normal" officeooo:rsid="0062449b" officeooo:paragraph-rsid="0062449b" style:font-size-asian="10.5pt" style:font-style-asian="normal" style:font-weight-asian="normal" style:font-size-complex="12pt" style:font-style-complex="normal" style:font-weight-complex="normal"/>
    </style:style>
    <style:style style:name="P119" style:family="paragraph" style:parent-style-name="Standard">
      <style:paragraph-properties fo:margin-left="0in" fo:margin-right="0in" fo:text-indent="0in" style:auto-text-indent="false"/>
      <style:text-properties style:font-name="Liberation Serif" fo:font-size="12pt" fo:font-style="normal" fo:font-weight="normal" officeooo:rsid="0062d422" officeooo:paragraph-rsid="0062d422" style:font-size-asian="10.5pt" style:font-style-asian="normal" style:font-weight-asian="normal" style:font-size-complex="12pt" style:font-style-complex="normal" style:font-weight-complex="normal"/>
    </style:style>
    <style:style style:name="P120" style:family="paragraph" style:parent-style-name="Standard">
      <style:paragraph-properties fo:margin-left="0in" fo:margin-right="0in" fo:text-indent="0in" style:auto-text-indent="false"/>
      <style:text-properties style:font-name="Liberation Serif" fo:font-size="12pt" fo:font-style="normal" fo:font-weight="normal" officeooo:rsid="006674a9" officeooo:paragraph-rsid="006674a9" style:font-size-asian="10.5pt" style:font-style-asian="normal" style:font-weight-asian="normal" style:font-size-complex="12pt" style:font-style-complex="normal" style:font-weight-complex="normal"/>
    </style:style>
    <style:style style:name="P121" style:family="paragraph" style:parent-style-name="Standard">
      <style:paragraph-properties fo:margin-left="0in" fo:margin-right="0in" fo:text-indent="0in" style:auto-text-indent="false"/>
      <style:text-properties style:font-name="Liberation Serif" fo:font-size="12pt" fo:font-style="normal" fo:font-weight="normal" officeooo:rsid="006d7752" officeooo:paragraph-rsid="006674a9" style:font-size-asian="10.5pt" style:font-style-asian="normal" style:font-weight-asian="normal" style:font-size-complex="12pt" style:font-style-complex="normal" style:font-weight-complex="normal"/>
    </style:style>
    <style:style style:name="P122" style:family="paragraph" style:parent-style-name="Standard">
      <style:paragraph-properties fo:margin-left="0in" fo:margin-right="0in" fo:text-indent="0in" style:auto-text-indent="false"/>
      <style:text-properties style:font-name="Liberation Serif" fo:font-size="12pt" fo:font-style="normal" fo:font-weight="normal" officeooo:rsid="006e7c42" officeooo:paragraph-rsid="0071cc58" style:font-size-asian="10.5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text-indent="0in" style:auto-text-indent="false"/>
      <style:text-properties style:font-name="Liberation Serif" fo:font-size="12pt" fo:font-style="normal" fo:font-weight="normal" officeooo:rsid="00721474" officeooo:paragraph-rsid="00721474" style:font-size-asian="10.5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text-indent="0in" style:auto-text-indent="false"/>
      <style:text-properties style:font-name="Liberation Serif" fo:font-size="12pt" fo:font-style="normal" fo:font-weight="normal" officeooo:rsid="0072d398" officeooo:paragraph-rsid="0072d398" style:font-size-asian="10.5pt" style:font-style-asian="normal" style:font-weight-asian="normal" style:font-size-complex="12pt" style:font-style-complex="normal" style:font-weight-complex="normal"/>
    </style:style>
    <style:style style:name="P125" style:family="paragraph" style:parent-style-name="Standard">
      <style:paragraph-properties fo:margin-left="0in" fo:margin-right="0in" fo:text-indent="0in" style:auto-text-indent="false"/>
      <style:text-properties style:font-name="Liberation Serif" fo:font-size="12pt" fo:font-style="normal" fo:font-weight="normal" officeooo:rsid="00735947" officeooo:paragraph-rsid="00735947" style:font-size-asian="10.5pt" style:font-style-asian="normal" style:font-weight-asian="normal" style:font-size-complex="12pt" style:font-style-complex="normal" style:font-weight-complex="normal"/>
    </style:style>
    <style:style style:name="P126" style:family="paragraph" style:parent-style-name="Standard">
      <style:paragraph-properties fo:margin-left="0in" fo:margin-right="0in" fo:text-indent="0in" style:auto-text-indent="false"/>
      <style:text-properties style:font-name="Liberation Serif" fo:font-size="12pt" fo:font-style="normal" fo:font-weight="normal" officeooo:rsid="00735947" officeooo:paragraph-rsid="0072d398" style:font-size-asian="10.5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text-indent="0in" style:auto-text-indent="false"/>
      <style:text-properties style:font-name="Liberation Serif" fo:font-size="12pt" fo:font-style="normal" fo:font-weight="normal" officeooo:rsid="0074712a" officeooo:paragraph-rsid="00780105" style:font-size-asian="10.5pt" style:font-style-asian="normal" style:font-weight-asian="normal" style:font-size-complex="12pt" style:font-style-complex="normal" style:font-weight-complex="normal"/>
    </style:style>
    <style:style style:name="P128" style:family="paragraph" style:parent-style-name="Standard">
      <style:paragraph-properties fo:margin-left="0in" fo:margin-right="0in" fo:text-indent="0in" style:auto-text-indent="false"/>
      <style:text-properties style:font-name="Liberation Serif" fo:font-size="12pt" fo:font-style="normal" fo:font-weight="normal" officeooo:rsid="0074712a" officeooo:paragraph-rsid="0079bb8d" style:font-size-asian="10.5pt" style:font-style-asian="normal" style:font-weight-asian="normal" style:font-size-complex="12pt" style:font-style-complex="normal" style:font-weight-complex="normal"/>
    </style:style>
    <style:style style:name="P129" style:family="paragraph" style:parent-style-name="Standard">
      <style:paragraph-properties fo:margin-left="0in" fo:margin-right="0in" fo:text-indent="0in" style:auto-text-indent="false"/>
      <style:text-properties style:font-name="Liberation Serif" fo:font-size="12pt" fo:font-style="normal" fo:font-weight="normal" officeooo:rsid="00780105" officeooo:paragraph-rsid="00780105" style:font-size-asian="10.5pt" style:font-style-asian="normal" style:font-weight-asian="normal" style:font-size-complex="12pt" style:font-style-complex="normal" style:font-weight-complex="normal"/>
    </style:style>
    <style:style style:name="P130" style:family="paragraph" style:parent-style-name="Standard">
      <style:paragraph-properties fo:margin-left="0in" fo:margin-right="0in" fo:text-indent="0in" style:auto-text-indent="false"/>
      <style:text-properties style:font-name="Liberation Serif" fo:font-size="12pt" fo:font-style="normal" fo:font-weight="normal" officeooo:rsid="007d1241" officeooo:paragraph-rsid="007d1241" style:font-size-asian="10.5pt" style:font-style-asian="normal" style:font-weight-asian="normal" style:font-size-complex="12pt" style:font-style-complex="normal" style:font-weight-complex="normal"/>
    </style:style>
    <style:style style:name="P131" style:family="paragraph" style:parent-style-name="Standard">
      <style:paragraph-properties fo:margin-left="0in" fo:margin-right="0in" fo:text-indent="0in" style:auto-text-indent="false"/>
      <style:text-properties style:font-name="Liberation Serif" fo:font-size="12pt" fo:font-style="normal" fo:font-weight="normal" officeooo:rsid="007e2284" officeooo:paragraph-rsid="007e2284" style:font-size-asian="10.5pt" style:font-style-asian="normal" style:font-weight-asian="normal" style:font-size-complex="12pt" style:font-style-complex="normal" style:font-weight-complex="normal"/>
    </style:style>
    <style:style style:name="P132" style:family="paragraph" style:parent-style-name="Standard">
      <style:paragraph-properties fo:margin-left="0in" fo:margin-right="0in" fo:text-indent="0in" style:auto-text-indent="false"/>
      <style:text-properties style:font-name="Liberation Serif" fo:font-size="12pt" fo:font-style="normal" fo:font-weight="normal" officeooo:rsid="007fff5d" officeooo:paragraph-rsid="007fff5d" style:font-size-asian="10.5pt" style:font-style-asian="normal" style:font-weight-asian="normal" style:font-size-complex="12pt" style:font-style-complex="normal" style:font-weight-complex="normal"/>
    </style:style>
    <style:style style:name="P133" style:family="paragraph" style:parent-style-name="Standard">
      <style:paragraph-properties fo:margin-left="0in" fo:margin-right="0in" fo:text-indent="0in" style:auto-text-indent="false"/>
      <style:text-properties style:font-name="Liberation Serif" fo:font-size="12pt" fo:font-style="normal" fo:font-weight="normal" officeooo:rsid="007fff5d" officeooo:paragraph-rsid="0081b170" style:font-size-asian="10.5pt" style:font-style-asian="normal" style:font-weight-asian="normal" style:font-size-complex="12pt" style:font-style-complex="normal" style:font-weight-complex="normal"/>
    </style:style>
    <style:style style:name="P134" style:family="paragraph" style:parent-style-name="Standard">
      <style:paragraph-properties fo:margin-left="0in" fo:margin-right="0in" fo:text-indent="0in" style:auto-text-indent="false"/>
      <style:text-properties style:font-name="Liberation Serif" fo:font-size="12pt" fo:font-style="normal" fo:font-weight="normal" officeooo:rsid="0081b170" officeooo:paragraph-rsid="0081b170" style:font-size-asian="10.5pt" style:font-style-asian="normal" style:font-weight-asian="normal" style:font-size-complex="12pt" style:font-style-complex="normal" style:font-weight-complex="normal"/>
    </style:style>
    <style:style style:name="P135" style:family="paragraph" style:parent-style-name="Standard">
      <style:paragraph-properties fo:margin-left="0in" fo:margin-right="0in" fo:text-indent="0in" style:auto-text-indent="false"/>
      <style:text-properties style:font-name="Liberation Serif" fo:font-size="12pt" fo:font-style="normal" fo:font-weight="normal" officeooo:rsid="0081b170" officeooo:paragraph-rsid="0081d66d" style:font-size-asian="10.5pt" style:font-style-asian="normal" style:font-weight-asian="normal" style:font-size-complex="12pt" style:font-style-complex="normal" style:font-weight-complex="normal"/>
    </style:style>
    <style:style style:name="P136" style:family="paragraph" style:parent-style-name="Standard">
      <style:paragraph-properties fo:margin-left="0in" fo:margin-right="0in" fo:text-indent="0in" style:auto-text-indent="false"/>
      <style:text-properties style:font-name="Liberation Serif" fo:font-size="12pt" fo:font-style="normal" fo:font-weight="normal" officeooo:rsid="0081d66d" officeooo:paragraph-rsid="0081d66d" style:font-size-asian="10.5pt" style:font-style-asian="normal" style:font-weight-asian="normal" style:font-size-complex="12pt" style:font-style-complex="normal" style:font-weight-complex="normal"/>
    </style:style>
    <style:style style:name="P137" style:family="paragraph" style:parent-style-name="Standard">
      <style:paragraph-properties fo:margin-left="0in" fo:margin-right="0in" fo:text-indent="0in" style:auto-text-indent="false"/>
      <style:text-properties style:font-name="Liberation Serif" fo:font-size="12pt" fo:font-style="normal" fo:font-weight="normal" officeooo:rsid="0083c44d" officeooo:paragraph-rsid="0083c44d" style:font-size-asian="10.5pt" style:font-style-asian="normal" style:font-weight-asian="normal" style:font-size-complex="12pt" style:font-style-complex="normal" style:font-weight-complex="normal"/>
    </style:style>
    <style:style style:name="P138" style:family="paragraph" style:parent-style-name="Standard">
      <style:paragraph-properties fo:margin-left="0in" fo:margin-right="0in" fo:text-indent="0in" style:auto-text-indent="false"/>
      <style:text-properties style:font-name="Liberation Serif" fo:font-size="12pt" fo:font-style="normal" fo:font-weight="normal" officeooo:rsid="0086b819" officeooo:paragraph-rsid="0086b819" style:font-size-asian="10.5pt" style:font-style-asian="normal" style:font-weight-asian="normal" style:font-size-complex="12pt" style:font-style-complex="normal" style:font-weight-complex="normal"/>
    </style:style>
    <style:style style:name="P139" style:family="paragraph" style:parent-style-name="Standard">
      <style:paragraph-properties fo:margin-left="0in" fo:margin-right="0in" fo:text-indent="0in" style:auto-text-indent="false"/>
      <style:text-properties style:font-name="Liberation Serif" fo:font-size="12pt" fo:font-style="normal" fo:font-weight="normal" officeooo:rsid="008843cd" officeooo:paragraph-rsid="008843cd" style:font-size-asian="10.5pt" style:font-style-asian="normal" style:font-weight-asian="normal" style:font-size-complex="12pt" style:font-style-complex="normal" style:font-weight-complex="normal"/>
    </style:style>
    <style:style style:name="P140" style:family="paragraph" style:parent-style-name="Standard">
      <style:paragraph-properties fo:margin-left="0in" fo:margin-right="0in" fo:text-indent="0in" style:auto-text-indent="false"/>
      <style:text-properties style:font-name="Liberation Serif" fo:font-size="12pt" fo:font-style="normal" fo:font-weight="normal" officeooo:rsid="009ffecf" officeooo:paragraph-rsid="009ffecf" style:font-size-asian="10.5pt" style:font-style-asian="normal" style:font-weight-asian="normal" style:font-size-complex="12pt" style:font-style-complex="normal" style:font-weight-complex="normal"/>
    </style:style>
    <style:style style:name="P141" style:family="paragraph" style:parent-style-name="Standard">
      <style:paragraph-properties fo:margin-left="0in" fo:margin-right="0in" fo:text-indent="0in" style:auto-text-indent="false"/>
      <style:text-properties style:font-name="Liberation Serif" fo:font-size="12pt" fo:font-style="normal" fo:font-weight="normal" officeooo:rsid="00a11dd3" officeooo:paragraph-rsid="00a11dd3" style:font-size-asian="10.5pt" style:font-style-asian="normal" style:font-weight-asian="normal" style:font-size-complex="12pt" style:font-style-complex="normal" style:font-weight-complex="normal"/>
    </style:style>
    <style:style style:name="P142" style:family="paragraph" style:parent-style-name="Standard">
      <style:paragraph-properties fo:margin-left="0in" fo:margin-right="0in" fo:text-indent="0in" style:auto-text-indent="false"/>
      <style:text-properties style:font-name="Liberation Serif" fo:font-size="12pt" fo:font-style="normal" fo:font-weight="normal" officeooo:rsid="008a26f3" officeooo:paragraph-rsid="008a26f3" style:font-size-asian="10.5pt" style:font-style-asian="normal" style:font-weight-asian="normal" style:font-size-complex="12pt" style:font-style-complex="normal" style:font-weight-complex="normal"/>
    </style:style>
    <style:style style:name="P143" style:family="paragraph" style:parent-style-name="Standard">
      <style:paragraph-properties fo:margin-left="0in" fo:margin-right="0in" fo:text-indent="0in" style:auto-text-indent="false"/>
      <style:text-properties style:font-name="Liberation Serif" fo:font-size="12pt" fo:font-style="normal" fo:font-weight="normal" officeooo:rsid="00a3086c" officeooo:paragraph-rsid="00a3086c" style:font-size-asian="10.5pt" style:font-style-asian="normal" style:font-weight-asian="normal" style:font-size-complex="12pt" style:font-style-complex="normal" style:font-weight-complex="normal"/>
    </style:style>
    <style:style style:name="P144" style:family="paragraph" style:parent-style-name="Standard">
      <style:paragraph-properties fo:margin-left="0in" fo:margin-right="0in" fo:text-indent="0in" style:auto-text-indent="false"/>
      <style:text-properties style:font-name="Liberation Serif" fo:font-size="12pt" fo:font-style="normal" fo:font-weight="normal" officeooo:rsid="00a41a3a" officeooo:paragraph-rsid="00a41a3a" style:font-size-asian="10.5pt" style:font-style-asian="normal" style:font-weight-asian="normal" style:font-size-complex="12pt" style:font-style-complex="normal" style:font-weight-complex="normal"/>
    </style:style>
    <style:style style:name="P145" style:family="paragraph" style:parent-style-name="Standard">
      <style:paragraph-properties fo:margin-left="0in" fo:margin-right="0in" fo:text-indent="0in" style:auto-text-indent="false"/>
      <style:text-properties style:font-name="Liberation Serif" fo:font-size="12pt" fo:font-style="normal" fo:font-weight="normal" officeooo:rsid="00a42817" officeooo:paragraph-rsid="00a42817" style:font-size-asian="10.5pt" style:font-style-asian="normal" style:font-weight-asian="normal" style:font-size-complex="12pt" style:font-style-complex="normal" style:font-weight-complex="normal"/>
    </style:style>
    <style:style style:name="P146" style:family="paragraph" style:parent-style-name="Standard">
      <style:paragraph-properties fo:margin-left="0in" fo:margin-right="0in" fo:text-indent="0in" style:auto-text-indent="false"/>
      <style:text-properties style:font-name="Liberation Serif" fo:font-size="12pt" fo:font-style="normal" fo:font-weight="normal" officeooo:rsid="00a4ca69" officeooo:paragraph-rsid="00a4ca69" style:font-size-asian="10.5pt" style:font-style-asian="normal" style:font-weight-asian="normal" style:font-size-complex="12pt" style:font-style-complex="normal" style:font-weight-complex="normal"/>
    </style:style>
    <style:style style:name="P147" style:family="paragraph" style:parent-style-name="Standard">
      <style:paragraph-properties fo:margin-left="0in" fo:margin-right="0in" fo:text-indent="0in" style:auto-text-indent="false"/>
      <style:text-properties style:font-name="Liberation Serif" fo:font-size="12pt" fo:font-style="normal" fo:font-weight="normal" officeooo:rsid="00a5c59e" officeooo:paragraph-rsid="00a5c59e" style:font-size-asian="10.5pt" style:font-style-asian="normal" style:font-weight-asian="normal" style:font-size-complex="12pt" style:font-style-complex="normal" style:font-weight-complex="normal"/>
    </style:style>
    <style:style style:name="P148" style:family="paragraph" style:parent-style-name="Standard">
      <style:paragraph-properties fo:margin-left="0in" fo:margin-right="0in" fo:text-indent="0in" style:auto-text-indent="false"/>
      <style:text-properties style:font-name="Liberation Serif" fo:font-size="12pt" fo:font-style="normal" fo:font-weight="normal" officeooo:rsid="00a67f02" officeooo:paragraph-rsid="00a67f02" style:font-size-asian="10.5pt" style:font-style-asian="normal" style:font-weight-asian="normal" style:font-size-complex="12pt" style:font-style-complex="normal" style:font-weight-complex="normal"/>
    </style:style>
    <style:style style:name="P149" style:family="paragraph" style:parent-style-name="Standard">
      <style:paragraph-properties fo:margin-left="0in" fo:margin-right="0in" fo:text-indent="0in" style:auto-text-indent="false"/>
      <style:text-properties style:font-name="Liberation Serif" fo:font-size="12pt" fo:font-style="normal" fo:font-weight="normal" officeooo:rsid="00aad632" officeooo:paragraph-rsid="00aad632" style:font-size-asian="10.5pt" style:font-style-asian="normal" style:font-weight-asian="normal" style:font-size-complex="12pt" style:font-style-complex="normal" style:font-weight-complex="normal"/>
    </style:style>
    <style:style style:name="P150" style:family="paragraph" style:parent-style-name="Standard">
      <style:paragraph-properties fo:margin-left="0in" fo:margin-right="0in" fo:text-indent="0in" style:auto-text-indent="false"/>
      <style:text-properties style:font-name="Liberation Serif" fo:font-size="12pt" fo:font-style="normal" fo:font-weight="normal" officeooo:rsid="00ad840c" officeooo:paragraph-rsid="00ad840c" style:font-size-asian="10.5pt" style:font-style-asian="normal" style:font-weight-asian="normal" style:font-size-complex="12pt" style:font-style-complex="normal" style:font-weight-complex="normal"/>
    </style:style>
    <style:style style:name="P151" style:family="paragraph" style:parent-style-name="Standard">
      <style:paragraph-properties fo:margin-left="0in" fo:margin-right="0in" fo:text-indent="0in" style:auto-text-indent="false"/>
      <style:text-properties style:font-name="Liberation Serif" fo:font-size="12pt" fo:font-style="normal" fo:font-weight="normal" officeooo:rsid="00afe908" officeooo:paragraph-rsid="00afe908" style:font-size-asian="10.5pt" style:font-style-asian="normal" style:font-weight-asian="normal" style:font-size-complex="12pt" style:font-style-complex="normal" style:font-weight-complex="normal"/>
    </style:style>
    <style:style style:name="P152" style:family="paragraph" style:parent-style-name="Standard">
      <style:paragraph-properties fo:margin-left="0in" fo:margin-right="0in" fo:text-indent="0in" style:auto-text-indent="false"/>
      <style:text-properties style:font-name="Liberation Serif" fo:font-size="12pt" fo:font-style="normal" fo:font-weight="normal" officeooo:rsid="00b01289" officeooo:paragraph-rsid="00b01289" style:font-size-asian="10.5pt" style:font-style-asian="normal" style:font-weight-asian="normal" style:font-size-complex="12pt" style:font-style-complex="normal" style:font-weight-complex="normal"/>
    </style:style>
    <style:style style:name="P153" style:family="paragraph" style:parent-style-name="Standard">
      <style:paragraph-properties fo:margin-left="0in" fo:margin-right="0in" fo:text-indent="0in" style:auto-text-indent="false"/>
      <style:text-properties style:font-name="Liberation Serif" fo:font-size="12pt" fo:font-style="normal" fo:font-weight="normal" officeooo:rsid="00b6a30a" officeooo:paragraph-rsid="00b6a30a" style:font-size-asian="10.5pt" style:font-style-asian="normal" style:font-weight-asian="normal" style:font-size-complex="12pt" style:font-style-complex="normal" style:font-weight-complex="normal"/>
    </style:style>
    <style:style style:name="P154" style:family="paragraph" style:parent-style-name="Standard">
      <style:paragraph-properties fo:margin-left="0in" fo:margin-right="0in" fo:text-indent="0in" style:auto-text-indent="false"/>
      <style:text-properties style:font-name="Liberation Serif" fo:font-size="12pt" fo:font-style="normal" fo:font-weight="normal" officeooo:rsid="00b7930f" officeooo:paragraph-rsid="00b7930f" style:font-size-asian="10.5pt" style:font-style-asian="normal" style:font-weight-asian="normal" style:font-size-complex="12pt" style:font-style-complex="normal" style:font-weight-complex="normal"/>
    </style:style>
    <style:style style:name="P155" style:family="paragraph" style:parent-style-name="Standard">
      <style:paragraph-properties fo:margin-left="0in" fo:margin-right="0in" fo:text-indent="0in" style:auto-text-indent="false"/>
      <style:text-properties style:font-name="Liberation Serif" fo:font-size="12pt" fo:font-style="normal" fo:font-weight="bold" officeooo:rsid="0034a00e" officeooo:paragraph-rsid="0034a00e" style:font-size-asian="10.5pt" style:font-style-asian="normal" style:font-weight-asian="bold" style:font-size-complex="12pt" style:font-style-complex="normal" style:font-weight-complex="bold"/>
    </style:style>
    <style:style style:name="P156" style:family="paragraph" style:parent-style-name="Standard">
      <style:paragraph-properties fo:margin-left="0in" fo:margin-right="0in" fo:text-indent="0in" style:auto-text-indent="false"/>
      <style:text-properties style:font-name="Liberation Serif" fo:font-size="12pt" fo:font-style="normal" fo:font-weight="bold" officeooo:rsid="0035e3e8" officeooo:paragraph-rsid="0035e3e8" style:font-size-asian="10.5pt" style:font-style-asian="normal" style:font-weight-asian="bold" style:font-size-complex="12pt" style:font-style-complex="normal" style:font-weight-complex="bold"/>
    </style:style>
    <style:style style:name="P157" style:family="paragraph" style:parent-style-name="Standard">
      <style:paragraph-properties fo:margin-left="0in" fo:margin-right="0in" fo:text-indent="0in" style:auto-text-indent="false"/>
      <style:text-properties style:font-name="Liberation Serif" fo:font-size="12pt" fo:font-style="normal" fo:font-weight="bold" officeooo:rsid="003aef20" officeooo:paragraph-rsid="003aef20" style:font-size-asian="10.5pt" style:font-style-asian="normal" style:font-weight-asian="bold" style:font-size-complex="12pt" style:font-style-complex="normal" style:font-weight-complex="bold"/>
    </style:style>
    <style:style style:name="P158" style:family="paragraph" style:parent-style-name="Standard">
      <style:paragraph-properties fo:margin-left="0in" fo:margin-right="0in" fo:text-indent="0in" style:auto-text-indent="false"/>
      <style:text-properties style:font-name="Liberation Serif" fo:font-size="12pt" fo:font-style="normal" fo:font-weight="bold" officeooo:rsid="003c48c0" officeooo:paragraph-rsid="003c48c0" style:font-size-asian="10.5pt" style:font-style-asian="normal" style:font-weight-asian="bold" style:font-size-complex="12pt" style:font-style-complex="normal" style:font-weight-complex="bold"/>
    </style:style>
    <style:style style:name="P159" style:family="paragraph" style:parent-style-name="Standard">
      <style:paragraph-properties fo:margin-left="0in" fo:margin-right="0in" fo:text-indent="0in" style:auto-text-indent="false"/>
      <style:text-properties style:font-name="Liberation Serif" fo:font-size="12pt" fo:font-style="normal" fo:font-weight="bold" officeooo:rsid="003c48c0" officeooo:paragraph-rsid="003e459a" style:font-size-asian="10.5pt" style:font-style-asian="normal" style:font-weight-asian="bold" style:font-size-complex="12pt" style:font-style-complex="normal" style:font-weight-complex="bold"/>
    </style:style>
    <style:style style:name="P160" style:family="paragraph" style:parent-style-name="Standard">
      <style:paragraph-properties fo:margin-left="0in" fo:margin-right="0in" fo:text-indent="0in" style:auto-text-indent="false"/>
      <style:text-properties style:font-name="Liberation Serif" fo:font-size="12pt" fo:font-style="normal" fo:font-weight="bold" officeooo:rsid="003e459a" officeooo:paragraph-rsid="003e459a" style:font-size-asian="10.5pt" style:font-style-asian="normal" style:font-weight-asian="bold" style:font-size-complex="12pt" style:font-style-complex="normal" style:font-weight-complex="bold"/>
    </style:style>
    <style:style style:name="P161" style:family="paragraph" style:parent-style-name="Standard">
      <style:paragraph-properties fo:margin-left="0in" fo:margin-right="0in" fo:text-indent="0in" style:auto-text-indent="false"/>
      <style:text-properties style:font-name="Liberation Serif" fo:font-size="12pt" fo:font-style="normal" fo:font-weight="bold" officeooo:rsid="00698ffb" officeooo:paragraph-rsid="00698ffb" style:font-size-asian="10.5pt" style:font-style-asian="normal" style:font-weight-asian="bold" style:font-size-complex="12pt" style:font-style-complex="normal" style:font-weight-complex="bold"/>
    </style:style>
    <style:style style:name="P162" style:family="paragraph" style:parent-style-name="Standard">
      <style:paragraph-properties fo:margin-left="0in" fo:margin-right="0in" fo:text-indent="0in" style:auto-text-indent="false"/>
      <style:text-properties style:font-name="Liberation Serif" fo:font-size="12pt" fo:font-style="normal" fo:font-weight="bold" officeooo:rsid="0072d398" officeooo:paragraph-rsid="0072d398" style:font-size-asian="10.5pt" style:font-style-asian="normal" style:font-weight-asian="bold" style:font-size-complex="12pt" style:font-style-complex="normal" style:font-weight-complex="bold"/>
    </style:style>
    <style:style style:name="P163" style:family="paragraph" style:parent-style-name="Standard">
      <style:paragraph-properties fo:margin-left="0in" fo:margin-right="0in" fo:text-indent="0in" style:auto-text-indent="false"/>
      <style:text-properties style:font-name="Liberation Serif" fo:font-size="12pt" fo:font-style="normal" fo:font-weight="bold" officeooo:rsid="0083c44d" officeooo:paragraph-rsid="0083c44d" style:font-size-asian="10.5pt" style:font-style-asian="normal" style:font-weight-asian="bold" style:font-size-complex="12pt" style:font-style-complex="normal" style:font-weight-complex="bold"/>
    </style:style>
    <style:style style:name="P164" style:family="paragraph" style:parent-style-name="Standard">
      <style:paragraph-properties fo:margin-left="0in" fo:margin-right="0in" fo:text-indent="0in" style:auto-text-indent="false"/>
      <style:text-properties style:font-name="Liberation Serif" fo:font-size="12pt" fo:font-style="normal" fo:font-weight="bold" officeooo:rsid="00b87361" officeooo:paragraph-rsid="00b87361" style:font-size-asian="10.5pt" style:font-style-asian="normal" style:font-weight-asian="bold" style:font-size-complex="12pt" style:font-style-complex="normal" style:font-weight-complex="bold"/>
    </style:style>
    <style:style style:name="P165" style:family="paragraph" style:parent-style-name="Standard">
      <style:paragraph-properties fo:margin-left="0in" fo:margin-right="0in" fo:text-indent="0in" style:auto-text-indent="false"/>
      <style:text-properties style:font-name="Liberation Serif" fo:font-size="12pt" fo:font-style="normal" fo:font-weight="bold" officeooo:rsid="00ba41cb" officeooo:paragraph-rsid="00ba41cb" style:font-size-asian="10.5pt" style:font-style-asian="normal" style:font-weight-asian="bold" style:font-size-complex="12pt" style:font-style-complex="normal" style:font-weight-complex="bold"/>
    </style:style>
    <style:style style:name="P166" style:family="paragraph" style:parent-style-name="Standard">
      <style:paragraph-properties fo:margin-left="0in" fo:margin-right="0in" fo:text-indent="0in" style:auto-text-indent="false"/>
      <style:text-properties officeooo:paragraph-rsid="004d73ef"/>
    </style:style>
    <style:style style:name="P167" style:family="paragraph" style:parent-style-name="Standard">
      <style:paragraph-properties fo:margin-left="0in" fo:margin-right="0in" fo:text-indent="0in" style:auto-text-indent="false"/>
      <style:text-properties style:font-name="Courier New" fo:font-size="12pt" fo:font-style="normal" fo:font-weight="normal" officeooo:rsid="00ad840c" officeooo:paragraph-rsid="00ad840c" style:font-size-asian="10.5pt" style:font-style-asian="normal" style:font-weight-asian="normal" style:font-size-complex="12pt" style:font-style-complex="normal" style:font-weight-complex="normal"/>
    </style:style>
    <style:style style:name="P168" style:family="paragraph" style:parent-style-name="Standard">
      <style:paragraph-properties fo:margin-left="0in" fo:margin-right="0in" fo:text-indent="0in" style:auto-text-indent="false"/>
      <style:text-properties style:font-name="Courier New" fo:font-size="12pt" fo:font-style="normal" fo:font-weight="normal" officeooo:rsid="0033e4d6" officeooo:paragraph-rsid="0032ef13" style:font-size-asian="10.5pt" style:font-style-asian="normal" style:font-weight-asian="normal" style:font-size-complex="12pt" style:font-style-complex="normal" style:font-weight-complex="normal"/>
    </style:style>
    <style:style style:name="P169" style:family="paragraph" style:parent-style-name="Standard">
      <style:paragraph-properties fo:margin-left="0in" fo:margin-right="0in" fo:text-indent="0in" style:auto-text-indent="false"/>
      <style:text-properties style:font-name="Courier New" fo:font-size="12pt" fo:font-style="normal" fo:font-weight="normal" officeooo:rsid="00472d1e" officeooo:paragraph-rsid="00ac7b58" style:font-size-asian="10.5pt" style:font-style-asian="normal" style:font-weight-asian="normal" style:font-size-complex="12pt" style:font-style-complex="normal" style:font-weight-complex="normal"/>
    </style:style>
    <style:style style:name="P170" style:family="paragraph" style:parent-style-name="Standard">
      <style:paragraph-properties fo:margin-left="0in" fo:margin-right="0in" fo:text-indent="0in" style:auto-text-indent="false"/>
      <style:text-properties style:font-name="Courier New" fo:font-size="12pt" fo:font-style="normal" fo:font-weight="normal" officeooo:rsid="00472d1e" officeooo:paragraph-rsid="00780105" style:font-size-asian="10.5pt" style:font-style-asian="normal" style:font-weight-asian="normal" style:font-size-complex="12pt" style:font-style-complex="normal" style:font-weight-complex="normal"/>
    </style:style>
    <style:style style:name="P171" style:family="paragraph" style:parent-style-name="Standard">
      <style:paragraph-properties fo:margin-left="0in" fo:margin-right="0in" fo:text-indent="0in" style:auto-text-indent="false"/>
      <style:text-properties style:font-name="Courier New" fo:font-size="12pt" fo:font-style="normal" fo:font-weight="normal" officeooo:rsid="00472d1e" officeooo:paragraph-rsid="007fff5d" style:font-size-asian="10.5pt" style:font-style-asian="normal" style:font-weight-asian="normal" style:font-size-complex="12pt" style:font-style-complex="normal" style:font-weight-complex="normal"/>
    </style:style>
    <style:style style:name="P172" style:family="paragraph" style:parent-style-name="Standard">
      <style:paragraph-properties fo:margin-left="0in" fo:margin-right="0in" fo:text-indent="0in" style:auto-text-indent="false"/>
      <style:text-properties style:font-name="Courier New" fo:font-size="12pt" fo:font-style="normal" fo:font-weight="normal" officeooo:rsid="00472d1e" officeooo:paragraph-rsid="00a3086c" style:font-size-asian="10.5pt" style:font-style-asian="normal" style:font-weight-asian="normal" style:font-size-complex="12pt" style:font-style-complex="normal" style:font-weight-complex="normal"/>
    </style:style>
    <style:style style:name="P173" style:family="paragraph" style:parent-style-name="Standard">
      <style:paragraph-properties fo:margin-left="0in" fo:margin-right="0in" fo:text-indent="0in" style:auto-text-indent="false"/>
      <style:text-properties style:font-name="Courier New" fo:font-size="12pt" fo:font-style="normal" fo:font-weight="normal" officeooo:rsid="00472d1e" officeooo:paragraph-rsid="00a42817" style:font-size-asian="10.5pt" style:font-style-asian="normal" style:font-weight-asian="normal" style:font-size-complex="12pt" style:font-style-complex="normal" style:font-weight-complex="normal"/>
    </style:style>
    <style:style style:name="P174" style:family="paragraph" style:parent-style-name="Standard">
      <style:paragraph-properties fo:margin-left="0in" fo:margin-right="0in" fo:text-indent="0in" style:auto-text-indent="false"/>
      <style:text-properties style:font-name="Courier New" fo:font-size="12pt" fo:font-style="normal" fo:font-weight="normal" officeooo:rsid="00472d1e" officeooo:paragraph-rsid="00a67f02" style:font-size-asian="10.5pt" style:font-style-asian="normal" style:font-weight-asian="normal" style:font-size-complex="12pt" style:font-style-complex="normal" style:font-weight-complex="normal"/>
    </style:style>
    <style:style style:name="P175" style:family="paragraph" style:parent-style-name="Standard">
      <style:paragraph-properties fo:margin-left="0in" fo:margin-right="0in" fo:text-indent="0in" style:auto-text-indent="false"/>
      <style:text-properties style:font-name="Courier New" fo:font-size="12pt" fo:font-style="normal" fo:font-weight="normal" officeooo:rsid="00472d1e" officeooo:paragraph-rsid="00ba41cb" style:font-size-asian="10.5pt" style:font-style-asian="normal" style:font-weight-asian="normal" style:font-size-complex="12pt" style:font-style-complex="normal" style:font-weight-complex="normal"/>
    </style:style>
    <style:style style:name="P176" style:family="paragraph" style:parent-style-name="Standard">
      <style:paragraph-properties fo:margin-left="0in" fo:margin-right="0in" fo:text-indent="0in" style:auto-text-indent="false"/>
      <style:text-properties style:font-name="Liberation Serif" fo:font-size="12pt" fo:font-style="normal" fo:font-weight="normal" officeooo:rsid="00b87361" officeooo:paragraph-rsid="00b87361" style:font-size-asian="10.5pt" style:font-style-asian="normal" style:font-weight-asian="normal" style:font-size-complex="12pt" style:font-style-complex="normal" style:font-weight-complex="normal"/>
    </style:style>
    <style:style style:name="P177" style:family="paragraph" style:parent-style-name="Standard">
      <style:paragraph-properties fo:margin-left="0in" fo:margin-right="0in" fo:text-indent="0in" style:auto-text-indent="false"/>
      <style:text-properties style:font-name="Liberation Serif" fo:font-size="12pt" fo:font-style="normal" fo:font-weight="normal" officeooo:rsid="00ba41cb" officeooo:paragraph-rsid="00b87361" style:font-size-asian="10.5pt" style:font-style-asian="normal" style:font-weight-asian="normal" style:font-size-complex="12pt" style:font-style-complex="normal" style:font-weight-complex="normal"/>
    </style:style>
    <style:style style:name="P178" style:family="paragraph" style:parent-style-name="Standard">
      <style:paragraph-properties fo:margin-left="0in" fo:margin-right="0in" fo:text-indent="0in" style:auto-text-indent="false"/>
      <style:text-properties style:font-name="Liberation Serif" fo:font-size="12pt" fo:font-style="normal" fo:font-weight="normal" officeooo:rsid="00ba41cb" officeooo:paragraph-rsid="00ba41cb" style:font-size-asian="10.5pt" style:font-style-asian="normal" style:font-weight-asian="normal" style:font-size-complex="12pt" style:font-style-complex="normal" style:font-weight-complex="normal"/>
    </style:style>
    <style:style style:name="P179" style:family="paragraph" style:parent-style-name="Standard">
      <style:paragraph-properties fo:margin-left="0in" fo:margin-right="0in" fo:text-indent="0in" style:auto-text-indent="false"/>
      <style:text-properties style:font-name="Liberation Serif" fo:font-size="12pt" fo:font-style="normal" fo:font-weight="normal" officeooo:rsid="00bd3419" officeooo:paragraph-rsid="00ba41cb" style:font-size-asian="10.5pt" style:font-style-asian="normal" style:font-weight-asian="normal" style:font-size-complex="12pt" style:font-style-complex="normal" style:font-weight-complex="normal"/>
    </style:style>
    <style:style style:name="P180" style:family="paragraph" style:parent-style-name="Standard">
      <style:paragraph-properties fo:margin-left="0in" fo:margin-right="0in" fo:text-indent="0in" style:auto-text-indent="false"/>
      <style:text-properties style:font-name="Liberation Serif" fo:font-size="12pt" fo:font-style="normal" fo:font-weight="normal" officeooo:rsid="0033e4d6" officeooo:paragraph-rsid="0033e4d6" style:font-size-asian="10.5pt" style:font-style-asian="normal" style:font-weight-asian="normal" style:font-size-complex="12pt" style:font-style-complex="normal" style:font-weight-complex="normal"/>
    </style:style>
    <style:style style:name="P181" style:family="paragraph" style:parent-style-name="Standard">
      <style:paragraph-properties fo:margin-left="0in" fo:margin-right="0in" fo:text-indent="0in" style:auto-text-indent="false"/>
      <style:text-properties style:font-name="Liberation Serif"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182" style:family="paragraph" style:parent-style-name="Standard">
      <style:paragraph-properties fo:margin-left="0in" fo:margin-right="0in" fo:text-indent="0in" style:auto-text-indent="false"/>
      <style:text-properties style:font-name="Liberation Serif" fo:font-size="12pt" fo:font-style="normal" fo:font-weight="normal" officeooo:rsid="00ac7b58" officeooo:paragraph-rsid="00ac7b58" style:font-size-asian="10.5pt" style:font-style-asian="normal" style:font-weight-asian="normal" style:font-size-complex="12pt" style:font-style-complex="normal" style:font-weight-complex="normal"/>
    </style:style>
    <style:style style:name="P183" style:family="paragraph" style:parent-style-name="Standard">
      <style:paragraph-properties fo:margin-left="0in" fo:margin-right="0in" fo:text-indent="0in" style:auto-text-indent="false"/>
      <style:text-properties style:font-name="Liberation Serif" fo:font-size="12pt" fo:font-style="normal" fo:font-weight="normal" officeooo:rsid="006e7c42" officeooo:paragraph-rsid="00ac7b58" style:font-size-asian="10.5pt" style:font-style-asian="normal" style:font-weight-asian="normal" style:font-size-complex="12pt" style:font-style-complex="normal" style:font-weight-complex="normal"/>
    </style:style>
    <style:style style:name="P184" style:family="paragraph" style:parent-style-name="Standard">
      <style:paragraph-properties fo:margin-left="0in" fo:margin-right="0in" fo:text-indent="0in" style:auto-text-indent="false"/>
      <style:text-properties style:font-name="Liberation Serif" fo:font-size="12pt" fo:font-style="normal" fo:font-weight="normal" officeooo:rsid="00ccdfc0" officeooo:paragraph-rsid="00ccdfc0" style:font-size-asian="10.5pt" style:font-style-asian="normal" style:font-weight-asian="normal" style:font-size-complex="12pt" style:font-style-complex="normal" style:font-weight-complex="normal"/>
    </style:style>
    <style:style style:name="P185" style:family="paragraph" style:parent-style-name="Standard">
      <style:paragraph-properties fo:margin-left="0in" fo:margin-right="0in" fo:text-indent="0in" style:auto-text-indent="false"/>
      <style:text-properties style:font-name="Liberation Serif" fo:font-size="12pt" fo:font-style="normal" fo:font-weight="normal" officeooo:rsid="0022be39" officeooo:paragraph-rsid="0022be39" style:font-size-asian="10.5pt" style:font-style-asian="normal" style:font-weight-asian="normal" style:font-size-complex="12pt" style:font-style-complex="normal" style:font-weight-complex="normal"/>
    </style:style>
    <style:style style:name="P186" style:family="paragraph" style:parent-style-name="Standard">
      <style:paragraph-properties fo:margin-left="0in" fo:margin-right="0in" fo:text-indent="0in" style:auto-text-indent="false"/>
      <style:text-properties style:font-name="Liberation Serif" fo:font-size="12pt" fo:font-style="normal" fo:font-weight="normal" officeooo:rsid="002dd060" officeooo:paragraph-rsid="002dd060" style:font-size-asian="10.5pt" style:font-style-asian="normal" style:font-weight-asian="normal" style:font-size-complex="12pt" style:font-style-complex="normal" style:font-weight-complex="normal"/>
    </style:style>
    <style:style style:name="P187" style:family="paragraph" style:parent-style-name="Standard">
      <style:paragraph-properties fo:margin-left="0in" fo:margin-right="0in" fo:text-indent="0in" style:auto-text-indent="false"/>
      <style:text-properties style:font-name="Liberation Serif" fo:font-size="12pt" fo:font-style="normal" fo:font-weight="normal" officeooo:rsid="0062d422" officeooo:paragraph-rsid="0062d422" style:font-size-asian="10.5pt" style:font-style-asian="normal" style:font-weight-asian="normal" style:font-size-complex="12pt" style:font-style-complex="normal" style:font-weight-complex="normal"/>
    </style:style>
    <style:style style:name="P188" style:family="paragraph" style:parent-style-name="Standard">
      <style:paragraph-properties fo:margin-left="0in" fo:margin-right="0in" fo:text-indent="0in" style:auto-text-indent="false"/>
      <style:text-properties style:font-name="Liberation Serif" fo:font-size="12pt" fo:font-style="normal" fo:font-weight="normal" officeooo:rsid="00721474" officeooo:paragraph-rsid="00721474" style:font-size-asian="10.5pt" style:font-style-asian="normal" style:font-weight-asian="normal" style:font-size-complex="12pt" style:font-style-complex="normal" style:font-weight-complex="normal"/>
    </style:style>
    <style:style style:name="P189" style:family="paragraph" style:parent-style-name="Standard">
      <style:paragraph-properties fo:margin-left="0in" fo:margin-right="0in" fo:text-indent="0in" style:auto-text-indent="false"/>
      <style:text-properties style:font-name="Liberation Serif" fo:font-size="12pt" fo:font-style="normal" fo:font-weight="normal" officeooo:rsid="002e0d8a" officeooo:paragraph-rsid="002e0d8a" style:font-size-asian="10.5pt" style:font-style-asian="normal" style:font-weight-asian="normal" style:font-size-complex="12pt" style:font-style-complex="normal" style:font-weight-complex="normal"/>
    </style:style>
    <style:style style:name="P190" style:family="paragraph" style:parent-style-name="Standard">
      <style:paragraph-properties fo:margin-left="0in" fo:margin-right="0in" fo:text-indent="0in" style:auto-text-indent="false"/>
      <style:text-properties style:font-name="Liberation Serif" fo:font-size="12pt" fo:font-style="normal" fo:font-weight="bold" officeooo:rsid="00bd3419" officeooo:paragraph-rsid="00bd3419" style:font-size-asian="10.5pt" style:font-style-asian="normal" style:font-weight-asian="bold" style:font-size-complex="12pt" style:font-style-complex="normal" style:font-weight-complex="bold"/>
    </style:style>
    <style:style style:name="P191" style:family="paragraph" style:parent-style-name="Standard">
      <style:paragraph-properties fo:margin-left="0in" fo:margin-right="0in" fo:text-indent="0in" style:auto-text-indent="false"/>
      <style:text-properties style:font-name="Liberation Serif" fo:font-size="12pt" fo:font-style="normal" fo:font-weight="bold" officeooo:rsid="00c47e96" officeooo:paragraph-rsid="00c47e96" style:font-size-asian="10.5pt" style:font-style-asian="normal" style:font-weight-asian="bold" style:font-size-complex="12pt" style:font-style-complex="normal" style:font-weight-complex="bold"/>
    </style:style>
    <style:style style:name="P192" style:family="paragraph" style:parent-style-name="Standard">
      <style:paragraph-properties fo:margin-left="0in" fo:margin-right="0in" fo:text-indent="0in" style:auto-text-indent="false"/>
      <style:text-properties style:font-name="Liberation Serif" fo:font-size="12pt" fo:font-style="normal" fo:font-weight="bold" officeooo:rsid="0034a00e" officeooo:paragraph-rsid="0034071e" style:font-size-asian="10.5pt" style:font-style-asian="normal" style:font-weight-asian="bold" style:font-size-complex="12pt" style:font-style-complex="normal" style:font-weight-complex="bold"/>
    </style:style>
    <style:style style:name="P193" style:family="paragraph" style:parent-style-name="Standard">
      <style:paragraph-properties fo:margin-left="0in" fo:margin-right="0in" fo:text-indent="0in" style:auto-text-indent="false"/>
      <style:text-properties style:font-name="Liberation Serif" fo:font-size="12pt" fo:font-style="normal" fo:font-weight="bold" officeooo:rsid="00b87361" officeooo:paragraph-rsid="00a67f02" style:font-size-asian="10.5pt" style:font-style-asian="normal" style:font-weight-asian="bold" style:font-size-complex="12pt" style:font-style-complex="normal" style:font-weight-complex="bold"/>
    </style:style>
    <style:style style:name="P194" style:family="paragraph" style:parent-style-name="Standard">
      <style:paragraph-properties fo:margin-left="0in" fo:margin-right="0in" fo:text-indent="0in" style:auto-text-indent="false" fo:break-before="page"/>
      <style:text-properties style:font-name="Liberation Serif" fo:font-size="12pt" fo:font-style="normal" fo:font-weight="normal" officeooo:rsid="0033e4d6" officeooo:paragraph-rsid="0033e4d6" style:font-size-asian="10.5pt" style:font-style-asian="normal" style:font-weight-asian="normal" style:font-size-complex="12pt" style:font-style-complex="normal" style:font-weight-complex="normal"/>
    </style:style>
    <style:style style:name="P195" style:family="paragraph" style:parent-style-name="Standard" style:master-page-name="">
      <style:paragraph-properties fo:margin-left="0in" fo:margin-right="0in" fo:text-indent="0in" style:auto-text-indent="false" style:page-number="auto" fo:break-before="auto" fo:break-after="auto"/>
      <style:text-properties style:font-name="Liberation Serif"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196" style:family="paragraph" style:parent-style-name="Standard" style:master-page-name="">
      <style:paragraph-properties fo:margin-left="0in" fo:margin-right="0in" fo:text-indent="0in" style:auto-text-indent="false" style:page-number="auto" fo:break-before="auto" fo:break-after="auto"/>
      <style:text-properties style:font-name="Liberation Serif" fo:font-size="12pt" fo:font-style="normal" fo:font-weight="normal" officeooo:rsid="0022be39" officeooo:paragraph-rsid="0022be39" style:font-size-asian="10.5pt" style:font-style-asian="normal" style:font-weight-asian="normal" style:font-size-complex="12pt" style:font-style-complex="normal" style:font-weight-complex="normal"/>
    </style:style>
    <style:style style:name="P197" style:family="paragraph" style:parent-style-name="Standard" style:master-page-name="">
      <style:paragraph-properties fo:margin-left="0in" fo:margin-right="0in" fo:text-indent="0in" style:auto-text-indent="false" style:page-number="auto" fo:break-before="auto" fo:break-after="auto"/>
      <style:text-properties style:font-name="Liberation Serif" fo:font-size="12pt" fo:font-style="normal" fo:font-weight="normal" officeooo:rsid="002dd060" officeooo:paragraph-rsid="002dd060" style:font-size-asian="10.5pt" style:font-style-asian="normal" style:font-weight-asian="normal" style:font-size-complex="12pt" style:font-style-complex="normal" style:font-weight-complex="normal"/>
    </style:style>
    <style:style style:name="P198" style:family="paragraph" style:parent-style-name="Standard" style:master-page-name="">
      <style:paragraph-properties fo:margin-left="0in" fo:margin-right="0in" fo:text-indent="0in" style:auto-text-indent="false" style:page-number="auto" fo:break-before="auto" fo:break-after="auto"/>
      <style:text-properties style:font-name="Liberation Serif" fo:font-size="12pt" fo:font-style="normal" fo:font-weight="normal" officeooo:rsid="0062d422" officeooo:paragraph-rsid="0062d422" style:font-size-asian="10.5pt" style:font-style-asian="normal" style:font-weight-asian="normal" style:font-size-complex="12pt" style:font-style-complex="normal" style:font-weight-complex="normal"/>
    </style:style>
    <style:style style:name="P199" style:family="paragraph" style:parent-style-name="Standard" style:master-page-name="">
      <style:paragraph-properties fo:margin-left="0in" fo:margin-right="0in" fo:text-indent="0in" style:auto-text-indent="false" style:page-number="auto" fo:break-before="auto" fo:break-after="auto"/>
      <style:text-properties style:font-name="Liberation Serif" fo:font-size="12pt" fo:font-style="normal" fo:font-weight="normal" officeooo:rsid="00721474" officeooo:paragraph-rsid="00721474" style:font-size-asian="10.5pt" style:font-style-asian="normal" style:font-weight-asian="normal" style:font-size-complex="12pt" style:font-style-complex="normal" style:font-weight-complex="normal"/>
    </style:style>
    <style:style style:name="P200" style:family="paragraph" style:parent-style-name="Standard">
      <style:text-properties style:font-name="Courier New" fo:font-size="12pt" fo:font-style="normal" fo:font-weight="normal" officeooo:rsid="00b571f7" officeooo:paragraph-rsid="00120859" style:font-size-asian="10.5pt" style:font-style-asian="normal" style:font-weight-asian="normal" style:font-size-complex="12pt" style:font-style-complex="normal" style:font-weight-complex="normal"/>
    </style:style>
    <style:style style:name="P201" style:family="paragraph" style:parent-style-name="Standard">
      <style:text-properties style:font-name="Courier New" fo:font-size="12pt" fo:font-style="normal" fo:font-weight="normal" officeooo:rsid="00b571f7" officeooo:paragraph-rsid="001487a9" style:font-size-asian="10.5pt" style:font-style-asian="normal" style:font-weight-asian="normal" style:font-size-complex="12pt" style:font-style-complex="normal" style:font-weight-complex="normal"/>
    </style:style>
    <style:style style:name="P202" style:family="paragraph" style:parent-style-name="Standard">
      <style:text-properties style:font-name="Liberation Serif" fo:font-size="12pt" fo:font-style="normal" fo:font-weight="normal" officeooo:rsid="008a54b1" officeooo:paragraph-rsid="00c87508" style:font-size-asian="10.5pt" style:font-style-asian="normal" style:font-weight-asian="normal" style:font-size-complex="12pt" style:font-style-complex="normal" style:font-weight-complex="normal"/>
    </style:style>
    <style:style style:name="P203" style:family="paragraph" style:parent-style-name="Standard">
      <style:text-properties style:font-name="Liberation Serif" fo:font-size="12pt" fo:font-style="normal" fo:font-weight="normal" officeooo:rsid="008a54b1" officeooo:paragraph-rsid="00dbce94" style:font-size-asian="10.5pt" style:font-style-asian="normal" style:font-weight-asian="normal" style:font-size-complex="12pt" style:font-style-complex="normal" style:font-weight-complex="normal"/>
    </style:style>
    <style:style style:name="P204" style:family="paragraph" style:parent-style-name="Standard">
      <style:text-properties style:font-name="Liberation Serif" fo:font-size="12pt" fo:font-style="normal" fo:font-weight="normal" officeooo:rsid="0016ede4" officeooo:paragraph-rsid="0016ede4" style:font-size-asian="10.5pt" style:font-style-asian="normal" style:font-weight-asian="normal" style:font-size-complex="12pt" style:font-style-complex="normal" style:font-weight-complex="normal"/>
    </style:style>
    <style:style style:name="P205" style:family="paragraph" style:parent-style-name="Standard">
      <style:text-properties style:font-name="Liberation Serif"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206" style:family="paragraph" style:parent-style-name="Standard">
      <style:text-properties style:font-name="Liberation Serif" fo:font-size="12pt" fo:font-style="normal" fo:font-weight="normal" officeooo:rsid="001892fa" officeooo:paragraph-rsid="00dbce94" style:font-size-asian="10.5pt" style:font-style-asian="normal" style:font-weight-asian="normal" style:font-size-complex="12pt" style:font-style-complex="normal" style:font-weight-complex="normal"/>
    </style:style>
    <style:style style:name="P207" style:family="paragraph" style:parent-style-name="Standard">
      <style:text-properties style:font-name="Liberation Serif" fo:font-size="12pt" fo:font-weight="bold" officeooo:rsid="001487a9" officeooo:paragraph-rsid="00c99dfc" style:font-size-asian="10.5pt" style:font-weight-asian="bold" style:font-size-complex="12pt" style:font-weight-complex="bold"/>
    </style:style>
    <style:style style:name="P208" style:family="paragraph" style:parent-style-name="Standard">
      <style:text-properties style:font-name="Liberation Serif" fo:font-size="12pt" fo:font-weight="bold" officeooo:rsid="0016ede4" officeooo:paragraph-rsid="0016ede4" style:font-size-asian="10.5pt" style:font-weight-asian="bold" style:font-size-complex="12pt" style:font-weight-complex="bold"/>
    </style:style>
    <style:style style:name="P209" style:family="paragraph" style:parent-style-name="Standard">
      <style:text-properties style:font-name="Liberation Serif" fo:font-size="12pt" fo:font-weight="bold" officeooo:rsid="00db10d4" officeooo:paragraph-rsid="00db10d4" style:font-size-asian="10.5pt" style:font-weight-asian="bold" style:font-size-complex="12pt" style:font-weight-complex="bold"/>
    </style:style>
    <style:style style:name="P210" style:family="paragraph" style:parent-style-name="Standard">
      <style:text-properties fo:font-size="12pt" fo:font-weight="bold" officeooo:rsid="00120859" officeooo:paragraph-rsid="00120859" style:font-size-asian="10.5pt" style:font-weight-asian="bold" style:font-size-complex="12pt" style:font-weight-complex="bold"/>
    </style:style>
    <style:style style:name="P211" style:family="paragraph" style:parent-style-name="Standard">
      <style:text-properties fo:font-size="12pt" fo:font-weight="normal" officeooo:rsid="00120968" officeooo:paragraph-rsid="00120859" style:font-size-asian="10.5pt" style:font-weight-asian="normal" style:font-size-complex="12pt" style:font-weight-complex="normal"/>
    </style:style>
    <style:style style:name="P212" style:family="paragraph" style:parent-style-name="Standard">
      <style:text-properties fo:font-size="12pt" fo:font-weight="normal" officeooo:rsid="00d7bd31" officeooo:paragraph-rsid="00d7bd31" style:font-size-asian="10.5pt" style:font-weight-asian="normal" style:font-size-complex="12pt" style:font-weight-complex="normal"/>
    </style:style>
    <style:style style:name="P213" style:family="paragraph" style:parent-style-name="Standard">
      <style:text-properties style:font-name="Courier New" fo:font-size="12pt" fo:font-style="normal" fo:font-weight="normal" officeooo:rsid="0016ede4" officeooo:paragraph-rsid="00db10d4" style:font-size-asian="10.5pt" style:font-style-asian="normal" style:font-weight-asian="normal" style:font-size-complex="12pt" style:font-style-complex="normal" style:font-weight-complex="normal"/>
    </style:style>
    <style:style style:name="P214" style:family="paragraph" style:parent-style-name="Standard">
      <style:paragraph-properties fo:margin-left="0.4925in" fo:margin-right="0in" fo:text-indent="0in" style:auto-text-indent="false"/>
      <style:text-properties fo:font-size="12pt" fo:font-weight="bold" officeooo:rsid="004499e9" officeooo:paragraph-rsid="004499e9" style:font-size-asian="10.5pt" style:font-weight-asian="bold" style:font-size-complex="12pt" style:font-weight-complex="bold"/>
    </style:style>
    <style:style style:name="P215" style:family="paragraph" style:parent-style-name="Standard">
      <style:paragraph-properties fo:margin-left="0in" fo:margin-right="0in" fo:text-indent="0in" style:auto-text-indent="false"/>
      <style:text-properties fo:font-size="12pt" fo:font-weight="bold" officeooo:rsid="004499e9" officeooo:paragraph-rsid="004499e9" style:font-size-asian="10.5pt" style:font-weight-asian="bold" style:font-size-complex="12pt" style:font-weight-complex="bold"/>
    </style:style>
    <style:style style:name="P216" style:family="paragraph" style:parent-style-name="Standard">
      <style:paragraph-properties fo:margin-left="0in" fo:margin-right="0in" fo:text-indent="0in" style:auto-text-indent="false"/>
      <style:text-properties fo:font-size="12pt" fo:font-weight="bold" officeooo:rsid="00d7bd31" officeooo:paragraph-rsid="00d7bd31" style:font-size-asian="10.5pt" style:font-weight-asian="bold" style:font-size-complex="12pt" style:font-weight-complex="bold"/>
    </style:style>
    <style:style style:name="P217" style:family="paragraph" style:parent-style-name="Standard">
      <style:paragraph-properties fo:margin-left="0in" fo:margin-right="0in" fo:text-indent="0in" style:auto-text-indent="false"/>
      <style:text-properties fo:font-size="12pt" fo:font-weight="bold" officeooo:rsid="00db10d4" officeooo:paragraph-rsid="00db10d4" style:font-size-asian="10.5pt" style:font-weight-asian="bold" style:font-size-complex="12pt" style:font-weight-complex="bold"/>
    </style:style>
    <style:style style:name="P218" style:family="paragraph" style:parent-style-name="Standard">
      <style:paragraph-properties fo:margin-left="0in" fo:margin-right="0in" fo:text-indent="0in" style:auto-text-indent="false"/>
      <style:text-properties style:font-name="Courier New" fo:font-size="12pt" fo:font-style="normal" fo:font-weight="normal" officeooo:rsid="0016ede4" officeooo:paragraph-rsid="00db10d4" style:font-size-asian="10.5pt" style:font-style-asian="normal" style:font-weight-asian="normal" style:font-size-complex="12pt" style:font-style-complex="normal" style:font-weight-complex="normal"/>
    </style:style>
    <style:style style:name="P219" style:family="paragraph" style:parent-style-name="Standard">
      <style:paragraph-properties fo:margin-left="0in" fo:margin-right="0in" fo:text-indent="0in" style:auto-text-indent="false"/>
      <style:text-properties style:font-name="Courier New" fo:font-size="12pt" fo:font-style="normal" fo:font-weight="normal" officeooo:rsid="0016ede4" officeooo:paragraph-rsid="00d7bd31" style:font-size-asian="10.5pt" style:font-style-asian="normal" style:font-weight-asian="normal" style:font-size-complex="12pt" style:font-style-complex="normal" style:font-weight-complex="normal"/>
    </style:style>
    <style:style style:name="P220" style:family="paragraph" style:parent-style-name="Standard" style:master-page-name="">
      <style:paragraph-properties style:page-number="auto" fo:break-before="auto" fo:break-after="auto"/>
      <style:text-properties style:font-name="Liberation Serif" fo:font-size="12pt" fo:font-style="normal" fo:font-weight="normal" officeooo:rsid="0016ede4" officeooo:paragraph-rsid="0016ede4" style:font-size-asian="10.5pt" style:font-style-asian="normal" style:font-weight-asian="normal" style:font-size-complex="12pt" style:font-style-complex="normal" style:font-weight-complex="normal"/>
    </style:style>
    <style:style style:name="P221" style:family="paragraph" style:parent-style-name="Standard" style:master-page-name="">
      <style:paragraph-properties style:page-number="auto" fo:break-before="auto" fo:break-after="auto"/>
      <style:text-properties style:font-name="Liberation Serif"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0968" style:font-weight-asian="normal" style:font-weight-complex="normal"/>
    </style:style>
    <style:style style:name="T3" style:family="text">
      <style:text-properties fo:font-weight="normal" officeooo:rsid="00138bed" style:font-weight-asian="normal" style:font-weight-complex="normal"/>
    </style:style>
    <style:style style:name="T4" style:family="text">
      <style:text-properties fo:font-weight="normal" officeooo:rsid="0035e3e8" style:font-weight-asian="normal" style:font-weight-complex="normal"/>
    </style:style>
    <style:style style:name="T5" style:family="text">
      <style:text-properties fo:font-weight="normal" officeooo:rsid="003aef20" style:font-weight-asian="normal" style:font-weight-complex="normal"/>
    </style:style>
    <style:style style:name="T6" style:family="text">
      <style:text-properties fo:font-weight="normal" officeooo:rsid="003c48c0" style:font-weight-asian="normal" style:font-weight-complex="normal"/>
    </style:style>
    <style:style style:name="T7" style:family="text">
      <style:text-properties fo:font-weight="normal" officeooo:rsid="003e459a" style:font-weight-asian="normal" style:font-weight-complex="normal"/>
    </style:style>
    <style:style style:name="T8" style:family="text">
      <style:text-properties fo:font-weight="normal" officeooo:rsid="003edfe7" style:font-weight-asian="normal" style:font-weight-complex="normal"/>
    </style:style>
    <style:style style:name="T9" style:family="text">
      <style:text-properties fo:font-weight="normal" officeooo:rsid="0041cf8e" style:font-weight-asian="normal" style:font-weight-complex="normal"/>
    </style:style>
    <style:style style:name="T10" style:family="text">
      <style:text-properties fo:font-weight="normal" officeooo:rsid="004499e9" style:font-weight-asian="normal" style:font-weight-complex="normal"/>
    </style:style>
    <style:style style:name="T11" style:family="text">
      <style:text-properties fo:font-weight="normal" officeooo:rsid="0045d70b" style:font-weight-asian="normal" style:font-weight-complex="normal"/>
    </style:style>
    <style:style style:name="T12" style:family="text">
      <style:text-properties fo:font-weight="normal" officeooo:rsid="0057d7b7" style:font-weight-asian="normal" style:font-weight-complex="normal"/>
    </style:style>
    <style:style style:name="T13" style:family="text">
      <style:text-properties fo:font-weight="normal" officeooo:rsid="005984a7" style:font-weight-asian="normal" style:font-weight-complex="normal"/>
    </style:style>
    <style:style style:name="T14" style:family="text">
      <style:text-properties fo:font-weight="normal" officeooo:rsid="00604a2e" style:font-weight-asian="normal" style:font-weight-complex="normal"/>
    </style:style>
    <style:style style:name="T15" style:family="text">
      <style:text-properties fo:font-weight="normal" officeooo:rsid="00ba41cb" style:font-weight-asian="normal" style:font-weight-complex="normal"/>
    </style:style>
    <style:style style:name="T16" style:family="text">
      <style:text-properties fo:font-weight="normal" officeooo:rsid="00bb88d0" style:font-weight-asian="normal" style:font-weight-complex="normal"/>
    </style:style>
    <style:style style:name="T17" style:family="text">
      <style:text-properties fo:font-weight="normal" officeooo:rsid="00bd3419" style:font-weight-asian="normal" style:font-weight-complex="normal"/>
    </style:style>
    <style:style style:name="T18" style:family="text">
      <style:text-properties fo:font-weight="normal" officeooo:rsid="00bda8bf" style:font-weight-asian="normal" style:font-weight-complex="normal"/>
    </style:style>
    <style:style style:name="T19" style:family="text">
      <style:text-properties fo:font-weight="normal" officeooo:rsid="00bf8504" style:font-weight-asian="normal" style:font-weight-complex="normal"/>
    </style:style>
    <style:style style:name="T20" style:family="text">
      <style:text-properties fo:font-weight="normal" officeooo:rsid="00c00e2d" style:font-weight-asian="normal" style:font-weight-complex="normal"/>
    </style:style>
    <style:style style:name="T21" style:family="text">
      <style:text-properties fo:font-weight="normal" officeooo:rsid="00c17461" style:font-weight-asian="normal" style:font-weight-complex="normal"/>
    </style:style>
    <style:style style:name="T22" style:family="text">
      <style:text-properties fo:font-weight="normal" officeooo:rsid="00c1a5c3" style:font-weight-asian="normal" style:font-weight-complex="normal"/>
    </style:style>
    <style:style style:name="T23" style:family="text">
      <style:text-properties fo:font-weight="normal" officeooo:rsid="00c47e96" style:font-weight-asian="normal" style:font-weight-complex="normal"/>
    </style:style>
    <style:style style:name="T24" style:family="text">
      <style:text-properties fo:font-weight="normal" officeooo:rsid="00c61088" style:font-weight-asian="normal" style:font-weight-complex="normal"/>
    </style:style>
    <style:style style:name="T25" style:family="text">
      <style:text-properties fo:font-weight="normal" officeooo:rsid="00d07bac" style:font-weight-asian="normal" style:font-weight-complex="normal"/>
    </style:style>
    <style:style style:name="T26" style:family="text">
      <style:text-properties fo:font-weight="normal" officeooo:rsid="00d62bec" style:font-weight-asian="normal" style:font-weight-complex="normal"/>
    </style:style>
    <style:style style:name="T27" style:family="text">
      <style:text-properties fo:font-weight="normal" officeooo:rsid="00d7bd31" style:font-weight-asian="normal" style:font-weight-complex="normal"/>
    </style:style>
    <style:style style:name="T28" style:family="text">
      <style:text-properties fo:font-weight="normal" officeooo:rsid="00d959f8" style:font-weight-asian="normal" style:font-weight-complex="normal"/>
    </style:style>
    <style:style style:name="T29" style:family="text">
      <style:text-properties fo:font-weight="normal" officeooo:rsid="00db10d4" style:font-weight-asian="normal" style:font-weight-complex="normal"/>
    </style:style>
    <style:style style:name="T30" style:family="text">
      <style:text-properties fo:font-weight="normal" officeooo:rsid="00dbce94" style:font-weight-asian="normal" style:font-weight-complex="normal"/>
    </style:style>
    <style:style style:name="T31" style:family="text">
      <style:text-properties fo:font-weight="normal" officeooo:rsid="00dc1b28" style:font-weight-asian="normal"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138bed" style:font-style-asian="normal" style:font-weight-asian="normal" style:font-style-complex="normal" style:font-weight-complex="normal"/>
    </style:style>
    <style:style style:name="T34" style:family="text">
      <style:text-properties fo:font-style="normal" fo:font-weight="normal" officeooo:rsid="00151bb1" style:font-style-asian="normal" style:font-weight-asian="normal" style:font-style-complex="normal" style:font-weight-complex="normal"/>
    </style:style>
    <style:style style:name="T35" style:family="text">
      <style:text-properties fo:font-style="normal" fo:font-weight="normal" officeooo:rsid="0094d69b" style:font-style-asian="normal" style:font-weight-asian="normal" style:font-style-complex="normal" style:font-weight-complex="normal"/>
    </style:style>
    <style:style style:name="T36" style:family="text">
      <style:text-properties fo:font-style="normal" fo:font-weight="normal" officeooo:rsid="00c8aaa0" style:font-style-asian="normal" style:font-weight-asian="normal" style:font-style-complex="normal" style:font-weight-complex="normal"/>
    </style:style>
    <style:style style:name="T37" style:family="text">
      <style:text-properties fo:font-style="normal" fo:font-weight="normal" officeooo:rsid="00c99dfc" style:font-style-asian="normal" style:font-weight-asian="normal" style:font-style-complex="normal" style:font-weight-complex="normal"/>
    </style:style>
    <style:style style:name="T38" style:family="text">
      <style:text-properties style:font-name="Courier New"/>
    </style:style>
    <style:style style:name="T39" style:family="text">
      <style:text-properties style:font-name="Courier New" fo:font-style="normal" fo:font-weight="normal" style:font-style-asian="normal" style:font-weight-asian="normal" style:font-style-complex="normal" style:font-weight-complex="normal"/>
    </style:style>
    <style:style style:name="T40" style:family="text">
      <style:text-properties style:font-name="Courier New" fo:font-style="normal" fo:font-weight="normal" officeooo:rsid="00138bed" style:font-style-asian="normal" style:font-weight-asian="normal" style:font-style-complex="normal" style:font-weight-complex="normal"/>
    </style:style>
    <style:style style:name="T41" style:family="text">
      <style:text-properties style:font-name="Courier New" fo:font-style="normal" fo:font-weight="normal" officeooo:rsid="00151bb1" style:font-style-asian="normal" style:font-weight-asian="normal" style:font-style-complex="normal" style:font-weight-complex="normal"/>
    </style:style>
    <style:style style:name="T42" style:family="text">
      <style:text-properties style:font-name="Courier New" fo:font-style="normal" fo:font-weight="normal" officeooo:rsid="003e459a" style:font-style-asian="normal" style:font-weight-asian="normal" style:font-style-complex="normal" style:font-weight-complex="normal"/>
    </style:style>
    <style:style style:name="T43" style:family="text">
      <style:text-properties style:font-name="Courier New" fo:font-style="normal" fo:font-weight="normal" officeooo:rsid="008a53e7" style:font-style-asian="normal" style:font-weight-asian="normal" style:font-style-complex="normal" style:font-weight-complex="normal"/>
    </style:style>
    <style:style style:name="T44" style:family="text">
      <style:text-properties style:font-name="Courier New" fo:font-style="normal" fo:font-weight="normal" officeooo:rsid="001ae6d0" style:font-style-asian="normal" style:font-weight-asian="normal" style:font-style-complex="normal" style:font-weight-complex="normal"/>
    </style:style>
    <style:style style:name="T45" style:family="text">
      <style:text-properties style:font-name="Courier New" fo:font-style="normal" fo:font-weight="normal" officeooo:rsid="0016ede4" style:font-style-asian="normal" style:font-weight-asian="normal" style:font-style-complex="normal" style:font-weight-complex="normal"/>
    </style:style>
    <style:style style:name="T46" style:family="text">
      <style:text-properties style:font-name="Courier New" officeooo:rsid="00191f16"/>
    </style:style>
    <style:style style:name="T47" style:family="text">
      <style:text-properties style:font-name="Courier New" officeooo:rsid="0022be39"/>
    </style:style>
    <style:style style:name="T48" style:family="text">
      <style:text-properties style:font-name="Courier New" officeooo:rsid="0024033b"/>
    </style:style>
    <style:style style:name="T49" style:family="text">
      <style:text-properties style:font-name="Courier New" officeooo:rsid="0031b69e"/>
    </style:style>
    <style:style style:name="T50" style:family="text">
      <style:text-properties style:font-name="Courier New" officeooo:rsid="0033e4d6"/>
    </style:style>
    <style:style style:name="T51" style:family="text">
      <style:text-properties style:font-name="Courier New" fo:font-weight="normal" style:font-weight-asian="normal" style:font-weight-complex="normal"/>
    </style:style>
    <style:style style:name="T52" style:family="text">
      <style:text-properties style:font-name="Courier New" fo:font-weight="normal" officeooo:rsid="0035e3e8" style:font-weight-asian="normal" style:font-weight-complex="normal"/>
    </style:style>
    <style:style style:name="T53" style:family="text">
      <style:text-properties style:font-name="Courier New" fo:font-weight="normal" officeooo:rsid="003aef20" style:font-weight-asian="normal" style:font-weight-complex="normal"/>
    </style:style>
    <style:style style:name="T54" style:family="text">
      <style:text-properties style:font-name="Courier New" fo:font-weight="normal" officeooo:rsid="003c48c0" style:font-weight-asian="normal" style:font-weight-complex="normal"/>
    </style:style>
    <style:style style:name="T55" style:family="text">
      <style:text-properties style:font-name="Courier New" fo:font-weight="normal" officeooo:rsid="003e459a" style:font-weight-asian="normal" style:font-weight-complex="normal"/>
    </style:style>
    <style:style style:name="T56" style:family="text">
      <style:text-properties style:font-name="Courier New" fo:font-weight="normal" officeooo:rsid="00472d1e" style:font-weight-asian="normal" style:font-weight-complex="normal"/>
    </style:style>
    <style:style style:name="T57" style:family="text">
      <style:text-properties style:font-name="Courier New" officeooo:rsid="003ab161"/>
    </style:style>
    <style:style style:name="T58" style:family="text">
      <style:text-properties style:font-name="Courier New" officeooo:rsid="002fd858"/>
    </style:style>
    <style:style style:name="T59" style:family="text">
      <style:text-properties style:font-name="Courier New" officeooo:rsid="003e459a"/>
    </style:style>
    <style:style style:name="T60" style:family="text">
      <style:text-properties style:font-name="Courier New" officeooo:rsid="00472d1e"/>
    </style:style>
    <style:style style:name="T61" style:family="text">
      <style:text-properties style:font-name="Courier New" officeooo:rsid="0048f95e"/>
    </style:style>
    <style:style style:name="T62" style:family="text">
      <style:text-properties style:font-name="Courier New" fo:font-size="12pt" fo:font-style="normal" fo:font-weight="normal" officeooo:rsid="00472d1e" style:font-size-asian="10.5pt" style:font-style-asian="normal" style:font-weight-asian="normal" style:font-size-complex="12pt" style:font-style-complex="normal" style:font-weight-complex="normal"/>
    </style:style>
    <style:style style:name="T63" style:family="text">
      <style:text-properties style:font-name="Courier New" fo:font-size="12pt" fo:font-style="normal" fo:font-weight="normal" officeooo:rsid="004ef634" style:font-size-asian="10.5pt" style:font-style-asian="normal" style:font-weight-asian="normal" style:font-size-complex="12pt" style:font-style-complex="normal" style:font-weight-complex="normal"/>
    </style:style>
    <style:style style:name="T64" style:family="text">
      <style:text-properties style:font-name="Courier New" officeooo:rsid="008c8b8c"/>
    </style:style>
    <style:style style:name="T65" style:family="text">
      <style:text-properties style:font-name="Courier New" officeooo:rsid="00151bb1"/>
    </style:style>
    <style:style style:name="T66" style:family="text">
      <style:text-properties style:font-name="Courier New" officeooo:rsid="00ad840c"/>
    </style:style>
    <style:style style:name="T67" style:family="text">
      <style:text-properties style:font-name="Courier New" officeooo:rsid="001ae6d0"/>
    </style:style>
    <style:style style:name="T68" style:family="text">
      <style:text-properties style:font-name="Courier New" officeooo:rsid="0028d3c3"/>
    </style:style>
    <style:style style:name="T69" style:family="text">
      <style:text-properties style:font-name="Courier New" officeooo:rsid="002abe63"/>
    </style:style>
    <style:style style:name="T70" style:family="text">
      <style:text-properties style:font-name="Courier New" officeooo:rsid="002dd060"/>
    </style:style>
    <style:style style:name="T71" style:family="text">
      <style:text-properties style:font-name="Courier New" officeooo:rsid="0032ef13"/>
    </style:style>
    <style:style style:name="T72" style:family="text">
      <style:text-properties style:font-name="Courier New" officeooo:rsid="0045d70b"/>
    </style:style>
    <style:style style:name="T73" style:family="text">
      <style:text-properties style:font-name="Courier New" officeooo:rsid="00cb9e0b"/>
    </style:style>
    <style:style style:name="T74" style:family="text">
      <style:text-properties style:font-name="Courier New" officeooo:rsid="00ceef9d"/>
    </style:style>
    <style:style style:name="T75" style:family="text">
      <style:text-properties officeooo:rsid="00191f16"/>
    </style:style>
    <style:style style:name="T76" style:family="text">
      <style:text-properties style:font-name="Liberation Serif"/>
    </style:style>
    <style:style style:name="T77" style:family="text">
      <style:text-properties style:font-name="Liberation Serif" officeooo:rsid="001ae6d0"/>
    </style:style>
    <style:style style:name="T78" style:family="text">
      <style:text-properties style:font-name="Liberation Serif" officeooo:rsid="001ea133"/>
    </style:style>
    <style:style style:name="T79" style:family="text">
      <style:text-properties style:font-name="Liberation Serif" officeooo:rsid="0028d3c3"/>
    </style:style>
    <style:style style:name="T80" style:family="text">
      <style:text-properties style:font-name="Liberation Serif" officeooo:rsid="003ab161"/>
    </style:style>
    <style:style style:name="T81" style:family="text">
      <style:text-properties officeooo:rsid="001ae6d0"/>
    </style:style>
    <style:style style:name="T82" style:family="text">
      <style:text-properties fo:font-style="italic" style:font-style-asian="italic" style:font-style-complex="italic"/>
    </style:style>
    <style:style style:name="T83" style:family="text">
      <style:text-properties fo:font-style="italic" officeooo:rsid="00206904" style:font-style-asian="italic" style:font-style-complex="italic"/>
    </style:style>
    <style:style style:name="T84" style:family="text">
      <style:text-properties fo:font-style="italic" officeooo:rsid="00ca6cea" style:font-style-asian="italic" style:font-style-complex="italic"/>
    </style:style>
    <style:style style:name="T85" style:family="text">
      <style:text-properties officeooo:rsid="001ea133"/>
    </style:style>
    <style:style style:name="T86" style:family="text">
      <style:text-properties officeooo:rsid="00206904"/>
    </style:style>
    <style:style style:name="T87" style:family="text">
      <style:text-properties officeooo:rsid="0024033b"/>
    </style:style>
    <style:style style:name="T88" style:family="text">
      <style:text-properties officeooo:rsid="0028d3c3"/>
    </style:style>
    <style:style style:name="T89" style:family="text">
      <style:text-properties officeooo:rsid="002ba45f"/>
    </style:style>
    <style:style style:name="T90" style:family="text">
      <style:text-properties officeooo:rsid="002e0d8a"/>
    </style:style>
    <style:style style:name="T91" style:family="text">
      <style:text-properties officeooo:rsid="002fd858"/>
    </style:style>
    <style:style style:name="T92" style:family="text">
      <style:text-properties officeooo:rsid="0031b69e"/>
    </style:style>
    <style:style style:name="T93" style:family="text">
      <style:text-properties officeooo:rsid="0034071e"/>
    </style:style>
    <style:style style:name="T94" style:family="text">
      <style:text-properties officeooo:rsid="003ab161"/>
    </style:style>
    <style:style style:name="T95" style:family="text">
      <style:text-properties officeooo:rsid="004499e9"/>
    </style:style>
    <style:style style:name="T96" style:family="text">
      <style:text-properties fo:font-weight="bold" officeooo:rsid="004ef634" style:font-weight-asian="bold" style:font-weight-complex="bold"/>
    </style:style>
    <style:style style:name="T97" style:family="text">
      <style:text-properties fo:font-weight="bold" officeooo:rsid="004f482f" style:font-weight-asian="bold" style:font-weight-complex="bold"/>
    </style:style>
    <style:style style:name="T98" style:family="text">
      <style:text-properties officeooo:rsid="00472d1e"/>
    </style:style>
    <style:style style:name="T99" style:family="text">
      <style:text-properties officeooo:rsid="0048e548"/>
    </style:style>
    <style:style style:name="T100" style:family="text">
      <style:text-properties officeooo:rsid="004ef634"/>
    </style:style>
    <style:style style:name="T101" style:family="text">
      <style:text-properties officeooo:rsid="004f482f"/>
    </style:style>
    <style:style style:name="T102" style:family="text">
      <style:text-properties officeooo:rsid="005341e2"/>
    </style:style>
    <style:style style:name="T103" style:family="text">
      <style:text-properties officeooo:rsid="005456a3"/>
    </style:style>
    <style:style style:name="T104" style:family="text">
      <style:text-properties officeooo:rsid="005bae37"/>
    </style:style>
    <style:style style:name="T105" style:family="text">
      <style:text-properties officeooo:rsid="0062449b"/>
    </style:style>
    <style:style style:name="T106" style:family="text">
      <style:text-properties officeooo:rsid="0062d422"/>
    </style:style>
    <style:style style:name="T107" style:family="text">
      <style:text-properties officeooo:rsid="0064452c"/>
    </style:style>
    <style:style style:name="T108" style:family="text">
      <style:text-properties officeooo:rsid="0064cc0c"/>
    </style:style>
    <style:style style:name="T109" style:family="text">
      <style:text-properties officeooo:rsid="006b0e33"/>
    </style:style>
    <style:style style:name="T110" style:family="text">
      <style:text-properties officeooo:rsid="006ba6e4"/>
    </style:style>
    <style:style style:name="T111" style:family="text">
      <style:text-properties officeooo:rsid="006fd9a8"/>
    </style:style>
    <style:style style:name="T112" style:family="text">
      <style:text-properties officeooo:rsid="0071cc58"/>
    </style:style>
    <style:style style:name="T113" style:family="text">
      <style:text-properties officeooo:rsid="0072d398"/>
    </style:style>
    <style:style style:name="T114" style:family="text">
      <style:text-properties officeooo:rsid="00763b16"/>
    </style:style>
    <style:style style:name="T115" style:family="text">
      <style:text-properties officeooo:rsid="007fff5d"/>
    </style:style>
    <style:style style:name="T116" style:family="text">
      <style:text-properties officeooo:rsid="0081b170"/>
    </style:style>
    <style:style style:name="T117" style:family="text">
      <style:text-properties officeooo:rsid="0081d66d"/>
    </style:style>
    <style:style style:name="T118" style:family="text">
      <style:text-properties officeooo:rsid="0083e868"/>
    </style:style>
    <style:style style:name="T119" style:family="text">
      <style:text-properties officeooo:rsid="008900d1"/>
    </style:style>
    <style:style style:name="T120" style:family="text">
      <style:text-properties officeooo:rsid="008a54b1"/>
    </style:style>
    <style:style style:name="T121" style:family="text">
      <style:text-properties officeooo:rsid="00903a58"/>
    </style:style>
    <style:style style:name="T122" style:family="text">
      <style:text-properties officeooo:rsid="00923465"/>
    </style:style>
    <style:style style:name="T123" style:family="text">
      <style:text-properties officeooo:rsid="0093f41a"/>
    </style:style>
    <style:style style:name="T124" style:family="text">
      <style:text-properties officeooo:rsid="009970a6"/>
    </style:style>
    <style:style style:name="T125" style:family="text">
      <style:text-properties officeooo:rsid="009e38b0"/>
    </style:style>
    <style:style style:name="T126" style:family="text">
      <style:text-properties officeooo:rsid="009ffecf"/>
    </style:style>
    <style:style style:name="T127" style:family="text">
      <style:text-properties officeooo:rsid="00a3086c"/>
    </style:style>
    <style:style style:name="T128" style:family="text">
      <style:text-properties officeooo:rsid="00a42817"/>
    </style:style>
    <style:style style:name="T129" style:family="text">
      <style:text-properties officeooo:rsid="00a98585"/>
    </style:style>
    <style:style style:name="T130" style:family="text">
      <style:text-properties officeooo:rsid="00ad840c"/>
    </style:style>
    <style:style style:name="T131" style:family="text">
      <style:text-properties officeooo:rsid="00ae56c0"/>
    </style:style>
    <style:style style:name="T132" style:family="text">
      <style:text-properties officeooo:rsid="00afe908"/>
    </style:style>
    <style:style style:name="T133" style:family="text">
      <style:text-properties officeooo:rsid="00b01289"/>
    </style:style>
    <style:style style:name="T134" style:family="text">
      <style:text-properties officeooo:rsid="0086b819"/>
    </style:style>
    <style:style style:name="T135" style:family="text">
      <style:text-properties officeooo:rsid="00b3f1ce"/>
    </style:style>
    <style:style style:name="T136" style:family="text">
      <style:text-properties officeooo:rsid="00b571f7"/>
    </style:style>
    <style:style style:name="T137" style:family="text">
      <style:text-properties officeooo:rsid="00b87361"/>
    </style:style>
    <style:style style:name="T138" style:family="text">
      <style:text-properties officeooo:rsid="00c00e2d"/>
    </style:style>
    <style:style style:name="T139" style:family="text">
      <style:text-properties style:font-name="Courier New" officeooo:rsid="00b571f7"/>
    </style:style>
    <style:style style:name="T140" style:family="text">
      <style:text-properties style:font-name="Courier New" fo:font-weight="normal" officeooo:rsid="00b571f7" style:font-weight-asian="normal" style:font-weight-complex="normal"/>
    </style:style>
    <style:style style:name="T141" style:family="text">
      <style:text-properties style:font-name="Courier New" fo:font-weight="normal" officeooo:rsid="00d62bec" style:font-weight-asian="normal" style:font-weight-complex="normal"/>
    </style:style>
    <style:style style:name="T142" style:family="text">
      <style:text-properties style:font-name="Courier New" fo:font-style="normal" fo:font-weight="normal" officeooo:rsid="00b571f7" style:font-style-asian="normal" style:font-weight-asian="normal" style:font-style-complex="normal" style:font-weight-complex="normal"/>
    </style:style>
    <style:style style:name="T143" style:family="text">
      <style:text-properties officeooo:rsid="00c8aaa0"/>
    </style:style>
    <style:style style:name="T144" style:family="text">
      <style:text-properties officeooo:rsid="00ca6cea"/>
    </style:style>
    <style:style style:name="T145" style:family="text">
      <style:text-properties officeooo:rsid="00d2fe3a"/>
    </style:style>
    <style:style style:name="T146" style:family="text">
      <style:text-properties officeooo:rsid="00d959f8"/>
    </style:style>
    <style:style style:name="T147" style:family="text">
      <style:text-properties officeooo:rsid="00dbce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ting up C News on 2.11 BSD</text:p>
      <text:p text:style-name="P1"/>
      <text:p text:style-name="P2">1. Preliminaries</text:p>
      <text:p text:style-name="P5"/>
      <text:p text:style-name="P5">This document assumes that you already have UUCP configured and talking with at least one other machine, <text:span text:style-name="T136">and that you have </text:span><text:span text:style-name="T139">uucico</text:span><text:span text:style-name="T136"> running on a regular schedule. If either of the above does not apply, see my 2.11 BSD UUCP setup guide (instructions for setting up a schedule to run </text:span><text:span text:style-name="T139">uucico</text:span><text:span text:style-name="T136"> are at the end of that guide).</text:span></text:p>
      <text:p text:style-name="P5"/>
      <text:p text:style-name="P3"><text:span text:style-name="T1">First, </text:span><text:span text:style-name="T26">on the Pi, grab the sources for C News from my GitHub repository:</text:span></text:p>
      <text:p text:style-name="P3"><text:span text:style-name="T26"/></text:p>
      <text:p text:style-name="P3"><text:span text:style-name="T26"><text:tab/></text:span><text:span text:style-name="T141">$ git clone https://github.com/jwbrase/CNews-PiDP-11</text:span></text:p>
      <text:p text:style-name="P6"/>
      <text:p text:style-name="P212">The repository contains the original sources, my modifications, and a patch that, when applied to the original sources <text:span text:style-name="T146">(on a modern machine, not on 2.11 BSD)</text:span>, produces my modifications.</text:p>
      <text:p text:style-name="P6"/>
      <text:p text:style-name="P4"><text:span text:style-name="T2">A </text:span><text:span text:style-name="T1">note on my </text:span><text:span text:style-name="T27">modifications</text:span><text:span text:style-name="T1">:</text:span></text:p>
      <text:p text:style-name="P7"/>
      <text:p text:style-name="P50"><text:span text:style-name="T2">M</text:span><text:span text:style-name="T1">y </text:span><text:span text:style-name="T27">modifications </text:span><text:span text:style-name="T1">to the sources fix </text:span><text:span text:style-name="T6">an assumption in the DBZ library that a post-K&amp;R compiler is being used (which causes a switch statement to fail to compile), and assumptions in the statfs handling code that we’re running on a 32-bit machine (which also causes a compile failure). </text:span><text:span text:style-name="T8">They also add a shebang line to a number of shell scripts that will not run on 2.11 BSD if </text:span><text:span text:style-name="T140">#!/bin/sh</text:span><text:span text:style-name="T8"> is not explicitly specified.</text:span></text:p>
      <text:p text:style-name="P51"/>
      <text:p text:style-name="P50"><text:span text:style-name="T9">C News also sets </text:span><text:span text:style-name="T10">a number of environment variables, which end up having a large total size, </text:span><text:span text:style-name="T9">in various shell scripts </text:span><text:span text:style-name="T10">that </text:span><text:span text:style-name="T9">it uses, </text:span><text:span text:style-name="T31">and with memory being</text:span><text:span text:style-name="T10"> limited due to the 16-bit address space)</text:span><text:span text:style-name="T9">, </text:span><text:span text:style-name="T140">awk</text:span><text:span text:style-name="T9"> </text:span><text:span text:style-name="T31">seems to use a lot of memory when processing numeric arguments, leading to frequent crashes in C News scripts that invoke </text:span><text:span text:style-name="T140">awk</text:span><text:span text:style-name="T31">.</text:span><text:span text:style-name="T9"> I have edited </text:span><text:span text:style-name="T12">every script in the package that uses </text:span><text:span text:style-name="T140">awk</text:span><text:span text:style-name="T9"> to run </text:span><text:span text:style-name="T140">awk</text:span><text:span text:style-name="T9"> with a reduced environment, which seems to clear up the issue, </text:span><text:span text:style-name="T12">if you get any memory faults associated with any C News scripts that leave behind a file called “</text:span><text:span text:style-name="T140">awk.core</text:span><text:span text:style-name="T12">” in the working directory in question, it probably means that I missed something. You </text:span><text:span text:style-name="T13">can </text:span><text:span text:style-name="T12">put a “</text:span><text:span text:style-name="T140">set</text:span><text:span text:style-name="T12">” statement in the script just before the awk line to get an idea what the environment is, </text:span><text:span text:style-name="T9"><text:s/></text:span><text:span text:style-name="T12">and then change:</text:span></text:p>
      <text:p text:style-name="P52"><text:tab/></text:p>
      <text:p text:style-name="P52"><text:tab/><text:span text:style-name="T139">awk ‘{ print( “Hello world!” ) }’</text:span></text:p>
      <text:p text:style-name="P53"/>
      <text:p text:style-name="P53">to something like:</text:p>
      <text:p text:style-name="P53"/>
      <text:p text:style-name="P53"><text:span text:style-name="T139">(PATH=/bin BIG_ENV_VAR=”” exec awk ‘{ print( “Hello World!”) }’)</text:span></text:p>
      <text:p text:style-name="P53"/>
      <text:p text:style-name="P54">The longest environment variable in most of these scripts seems to be <text:span text:style-name="T139">PATH</text:span>, in most cases <text:span text:style-name="T104">truncating this to “</text:span><text:span text:style-name="T139">/bin</text:span><text:span text:style-name="T104">” works (we can truncate </text:span><text:span text:style-name="T139">PATH</text:span><text:span text:style-name="T104"> to the empty string if we invoke </text:span><text:span text:style-name="T139">awk</text:span><text:span text:style-name="T104"> as </text:span><text:span text:style-name="T139">/bin/awk</text:span><text:span text:style-name="T104">, six of one, half a dozen of the other).</text:span></text:p>
      <text:p text:style-name="P55"/>
      <text:p text:style-name="P214"><text:span text:style-name="T12">A minor issue is that t</text:span><text:span text:style-name="T1">he make recipe for the regression tests tests the locking mechanism used by C News, and this test fails for reasons I have not been able to determine. </text:span><text:span text:style-name="T11">However, the same commands used in the makefile seem to run fine when tested through a shell script o</text:span><text:span text:style-name="T12">r </text:span><text:soft-page-break/><text:span text:style-name="T11">interactive shell, so I have simply commented out the line in the makefile in my patches. </text:span><text:span text:style-name="T14">If anyone has any insight on this (why it’s happening, how to fix it, if ignoring it is safe), please let me know.</text:span></text:p>
      <text:p text:style-name="P215"><text:span text:style-name="T14"/></text:p>
      <text:p text:style-name="P216"><text:span text:style-name="T14">I </text:span><text:span text:style-name="T1">call my modifications the “PiDP-11 release” of C News. The next thing to do is to </text:span><text:span text:style-name="T28">tar up the PiDP-11-release directory so we can send it to the 2.11 BSD system:</text:span></text:p>
      <text:p text:style-name="P216"><text:span text:style-name="T28"/></text:p>
      <text:p text:style-name="P219"><text:tab/>$ cd CNews-PiDP-11/PiDP-11-release</text:p>
      <text:p text:style-name="P219"><text:tab/>$ tar -cvf C News.tar .</text:p>
      <text:p text:style-name="P216"><text:span text:style-name="T28"/></text:p>
      <text:p text:style-name="P217"><text:span text:style-name="T28">N</text:span><text:span text:style-name="T1">ow we need to transfer the file to the 2.11 BSD system. If you have IP connectivity in your 2.11 BSD instance, you can just ftp it over. However, since C News requires a working UUCP system to function, <text:s/>lets use this as an opportunity to make sure that is working. We’ll transfer the file by </text:span><text:span text:style-name="T30">UUCP</text:span><text:span text:style-name="T1">.</text:span></text:p>
      <text:p text:style-name="P217"><text:span text:style-name="T1"/></text:p>
      <text:p text:style-name="P218"><text:tab/>$ uucp C News.tar 211name\!\~</text:p>
      <text:p text:style-name="P218"><text:tab/>$ sudo ucico -s 211name</text:p>
      <text:p text:style-name="P217"><text:span text:style-name="T1"/></text:p>
      <text:p text:style-name="P217"><text:span text:style-name="T1">Where “211name” is the UUCP name of your 2.11 BSD system. This will place the file in the public UUCP directory (/usr/spool/uucppublic, if you followed my howto on setting up UUCP) on the 2.11 BSD machine. </text:span></text:p>
      <text:p text:style-name="P214"><text:span text:style-name="T14"/></text:p>
      <text:p text:style-name="P3"><text:span text:style-name="T29">Once this is done</text:span><text:span text:style-name="T3">,</text:span><text:span text:style-name="T1"> </text:span><text:span text:style-name="T30">go to the 2.11 BSD system and </text:span><text:span text:style-name="T1">add lines to </text:span><text:span text:style-name="T142">/etc/passwd</text:span><text:span text:style-name="T32"> and </text:span><text:span text:style-name="T142">/etc/group</text:span><text:span text:style-name="T32"> for a user and group called “</text:span><text:span text:style-name="T142">news</text:span><text:span text:style-name="T32">”. </text:span><text:span text:style-name="T33">It’s a good idea to edit /</text:span><text:span text:style-name="T142">etc/passwd</text:span><text:span text:style-name="T33"> with </text:span><text:span text:style-name="T142">vipw</text:span><text:span text:style-name="T33"> instead of normal </text:span><text:span text:style-name="T142">vi</text:span><text:span text:style-name="T33">, as </text:span><text:span text:style-name="T142">vipw</text:span><text:span text:style-name="T33"> does checks to make sure that the </text:span><text:span text:style-name="T142">/etc/passwd</text:span><text:span text:style-name="T33"> doesn’t contain any syntax errors once you’re done editing.</text:span></text:p>
      <text:p text:style-name="P8"/>
      <text:p text:style-name="P200">/etc/passwd:</text:p>
      <text:p text:style-name="P8"/>
      <text:p text:style-name="P3"><text:span text:style-name="T32"><text:tab/></text:span><text:span text:style-name="T39">news:*:</text:span><text:span text:style-name="T40">$UID</text:span><text:span text:style-name="T39">:</text:span><text:span text:style-name="T40">$GID</text:span><text:span text:style-name="T39">::</text:span><text:span text:style-name="T43">0:0:</text:span><text:span text:style-name="T39">C news,,,:</text:span><text:span text:style-name="T40">$NEWSHOME:$SHELL</text:span></text:p>
      <text:p text:style-name="P27"/>
      <text:p text:style-name="P207"><text:span text:style-name="T142">$UID</text:span><text:span text:style-name="T32"> and </text:span><text:span text:style-name="T142">$GID</text:span><text:span text:style-name="T32"> should be replaced with user and group ID numbers that do not belong to any existing user/group listed in </text:span><text:span text:style-name="T142">/etc/passwd</text:span><text:span text:style-name="T32"> or </text:span><text:span text:style-name="T142">/etc/group</text:span><text:span text:style-name="T32">. </text:span><text:span text:style-name="T142">$NEWSHOME</text:span><text:span text:style-name="T32"> </text:span><text:span text:style-name="T36">will be the home directory for the news user. You will end up in this directory any time you log in as news. </text:span><text:span text:style-name="T37">I recommend at this point that you read ahead to the instructions on running “</text:span><text:span text:style-name="T142">quiz</text:span><text:span text:style-name="T37">” to configure C News, and specifically, the discussion of possible answers to the question “</text:span><text:span text:style-name="T44">Where should control files go?</text:span><text:span text:style-name="T37">”, which is used to define an environment variable that the C News scripts use called </text:span><text:span text:style-name="T142">$NEWSCTL</text:span><text:span text:style-name="T36">. A sensible default for the news home directory is </text:span><text:span text:style-name="T142">$NEWSCTL/newsmaster</text:span><text:span text:style-name="T36">, </text:span><text:span text:style-name="T37">so you should know what value you’ll be using for </text:span><text:span text:style-name="T142">$NEWSCTL</text:span><text:span text:style-name="T37"> before you continue with these instructions</text:span><text:span text:style-name="T32">. </text:span><text:span text:style-name="T142">$SHELL</text:span><text:span text:style-name="T32"> should be whatever shell you want to use when performing maintenance as the news user. </text:span><text:span text:style-name="T35">If you don’t know what to put here </text:span><text:span text:style-name="T142">/bin/sh</text:span><text:span text:style-name="T35"> is fine</text:span><text:span text:style-name="T32">. </text:span><text:span text:style-name="T34">You can name the news user something else if you want, but “</text:span><text:span text:style-name="T142">news</text:span><text:span text:style-name="T34">” is a sensible default.</text:span></text:p>
      <text:p text:style-name="P15"/>
      <text:p text:style-name="P201">/etc/group:</text:p>
      <text:p text:style-name="P15"/>
      <text:p text:style-name="P9"><text:span text:style-name="T32"><text:tab/></text:span><text:span text:style-name="T41">news:*:$GID:news</text:span></text:p>
      <text:p text:style-name="P16"/>
      <text:p text:style-name="P17"><text:span text:style-name="T139">$GID</text:span> should be the same <text:span text:style-name="T139">$GID</text:span> used in the <text:span text:style-name="T139">passwd</text:span> file.</text:p>
      <text:p text:style-name="P17"/>
      <text:p text:style-name="P17"><text:soft-page-break/>Now run:</text:p>
      <text:p text:style-name="P17"/>
      <text:p text:style-name="P10"><text:span text:style-name="T32"><text:tab/></text:span><text:span text:style-name="T42">$ </text:span><text:span text:style-name="T39">passwd news</text:span></text:p>
      <text:p text:style-name="P17"/>
      <text:p text:style-name="P10"><text:span text:style-name="T32">To set a password for the </text:span><text:span text:style-name="T39">news</text:span><text:span text:style-name="T32"> user.</text:span></text:p>
      <text:p text:style-name="P17"/>
      <text:p text:style-name="P17">Now go to the news source directory, and, as root, run:</text:p>
      <text:p text:style-name="P17"/>
      <text:p text:style-name="P11"><text:span text:style-name="T32"><text:tab/></text:span><text:span text:style-name="T42">$ </text:span><text:span text:style-name="T39">ch</text:span><text:span text:style-name="T43">own</text:span><text:span text:style-name="T39"> -R news.news .</text:span></text:p>
      <text:p text:style-name="P28"/>
      <text:p text:style-name="P10"><text:span text:style-name="T32">Certain parts of the build process need to be run as </text:span><text:span text:style-name="T39">news</text:span><text:span text:style-name="T32">, and will choke if <text:s/></text:span><text:span text:style-name="T39">news</text:span><text:span text:style-name="T32"> doesn’t own the sources.</text:span></text:p>
      <text:p text:style-name="P17"/>
      <text:p text:style-name="P22">If you haven’t yet created the home directory for the news account, do so now:</text:p>
      <text:p text:style-name="P22"/>
      <text:p text:style-name="P22"><text:tab/><text:span text:style-name="T139">$ mkdir $NEWSHOME</text:span></text:p>
      <text:p text:style-name="P14"><text:span text:style-name="T32"><text:tab/></text:span><text:span text:style-name="T142">$ chown news.news $NEWSHOME</text:span></text:p>
      <text:p text:style-name="P23"/>
      <text:p text:style-name="P203">If <text:span text:style-name="T139">$NEWSHOME</text:span> is to be several directories down from the nearest existing directory, you will need to create each directory. For example, if <text:span text:style-name="T139">/usr/etc</text:span> does not yet exist, and <text:span text:style-name="T139">$NEWSHOME</text:span> is to be<text:span text:style-name="T139"> </text:span></text:p>
      <text:p text:style-name="P203"><text:span text:style-name="T139">/usr/etc/news/newsmaster</text:span>, you’ll need to create <text:span text:style-name="T139">/usr/etc</text:span>, then <text:span text:style-name="T139">/usr/etc/news</text:span>, then</text:p>
      <text:p text:style-name="P202"><text:span text:style-name="T139">/usr/etc/news/newsmaster</text:span>.</text:p>
      <text:p text:style-name="P24"/>
      <text:p text:style-name="P25">2.11 BSD defaults to a <text:span text:style-name="T139">umask</text:span> of <text:span text:style-name="T139">026</text:span>. This makes it so that files are, by default, not readable to all users. However, C News makes heavy use of shell scripts, which will often be run by users other than the news user. The shell needs to be able to read these scripts, so they will need to be world readable. Therefore, you should set your <text:span text:style-name="T139">umask</text:span> to <text:span text:style-name="T139">022</text:span> when building and installing C News, which tends to be the default on modern systems anyways. <text:span text:style-name="T122">The most straightforward way to do this is to run:</text:span></text:p>
      <text:p text:style-name="P25"/>
      <text:p text:style-name="P25"><text:tab/><text:span text:style-name="T139">$ umask 022</text:span></text:p>
      <text:p text:style-name="P25"/>
      <text:p text:style-name="P26">every time you log in as <text:span text:style-name="T65">news</text:span> or <text:span text:style-name="T65">root</text:span><text:span text:style-name="T121"> d</text:span>uring the build process, <text:span text:style-name="T124">but it can get a bit repetitive</text:span>. <text:span text:style-name="T123">If you’re using </text:span><text:span text:style-name="T65">csh</text:span><text:span text:style-name="T123"> or </text:span><text:span text:style-name="T65">tcsh</text:span> <text:span text:style-name="T123">for those accounts,</text:span> <text:span text:style-name="T123">you can add the above to </text:span><text:span text:style-name="T139">.cshrc</text:span><text:span text:style-name="T123"> or </text:span><text:span text:style-name="T139">.tcshrc</text:span><text:span text:style-name="T123"> file for the user in question, and it will be run automatically when the shell is launched, or you can add it to </text:span><text:span text:style-name="T139">/etc/csh.cshrc</text:span><text:span text:style-name="T123"> to affect the whole system. Unfortunately, no equivalent file exists for </text:span><text:span text:style-name="T65">sh</text:span><text:span text:style-name="T123">, the closest equivalent is </text:span><text:span text:style-name="T139">.profile</text:span><text:span text:style-name="T123">, which is only read when the shell is launched as a login shell, so if you log in directly as a given user, or use “</text:span><text:span text:style-name="T139">su - username</text:span><text:span text:style-name="T123">” (the “</text:span><text:span text:style-name="T139">-</text:span><text:span text:style-name="T123">” causes the shell to act as if it had been launched by </text:span><text:span text:style-name="T65">login</text:span><text:span text:style-name="T123">), the </text:span><text:span text:style-name="T139">umask</text:span><text:span text:style-name="T123"> will be set, but if you just use “</text:span><text:span text:style-name="T139">su username</text:span><text:span text:style-name="T123">”, you’ll still be running with the </text:span><text:span text:style-name="T139">umask</text:span><text:span text:style-name="T123"> of the parent shell. Even </text:span><text:span text:style-name="T139">/etc/profile</text:span><text:span text:style-name="T123">, which more modern variants of </text:span><text:span text:style-name="T139">sh</text:span><text:span text:style-name="T123"> use for systemwide defaults, doesn’t seem to be read by 2.11 BSD </text:span><text:span text:style-name="T139">sh</text:span><text:span text:style-name="T123">, and isn’t listed in its documentation. The default </text:span><text:span text:style-name="T139">umask</text:span><text:span text:style-name="T123"> can also be set when compiling the kernel, but that is outside the scope of this document. If the umask remains at </text:span><text:span text:style-name="T139">026</text:span><text:span text:style-name="T123">, it can cause subtle issues, like news batches arriving on the system, but not making it to the newsspool. It will also cause the “weekly run output” e-mail that root periodically receives to report lots of “cannot open /some/file/or/directory” errors when rebuilding the find database. Try to make sure that your </text:span><text:span text:style-name="T139">umask</text:span><text:span text:style-name="T123"> is set to </text:span><text:span text:style-name="T139">022</text:span><text:span text:style-name="T123"> throughout the build and installation process (unless you’re using </text:span><text:span text:style-name="T139">(t)csh</text:span><text:span text:style-name="T123"> for both </text:span><text:span text:style-name="T139">root</text:span><text:span text:style-name="T123"> and the news user, and have the </text:span><text:span text:style-name="T139">umask</text:span><text:span text:style-name="T123"> set in </text:span><text:span text:style-name="T139">/etc/csh.cshrc</text:span><text:span text:style-name="T123"> , there will be at least some situations where you will need to set the </text:span><text:soft-page-break/><text:span text:style-name="T139">umask</text:span><text:span text:style-name="T123"> manually after a login or </text:span><text:span text:style-name="T139">su)</text:span><text:span text:style-name="T123">, because if you don’t you’ll end up needing to reset the permissions on a whole bunch of files, which is really tedious.</text:span></text:p>
      <text:p text:style-name="P17"/>
      <text:p text:style-name="P12"><text:span text:style-name="T32">Now, <text:s/>either switch to the <text:s/></text:span><text:span text:style-name="T41">news</text:span><text:span text:style-name="T34"> </text:span><text:span text:style-name="T32">user account:<text:line-break/></text:span></text:p>
      <text:p text:style-name="P13"><text:span text:style-name="T32"><text:tab/></text:span><text:span text:style-name="T42">$ </text:span><text:span text:style-name="T39">su - news</text:span></text:p>
      <text:p text:style-name="P18"/>
      <text:p text:style-name="P12"><text:span text:style-name="T32"><text:s/>or telnet in to another terminal and login as </text:span><text:span text:style-name="T39">news</text:span><text:span text:style-name="T32">.</text:span></text:p>
      <text:p text:style-name="P12"><text:span text:style-name="T32"/></text:p>
      <text:p text:style-name="P209"><text:span text:style-name="T32">Now, unpack the news tarball from your public UUCP directory into a new directory under </text:span><text:span text:style-name="T45">/usr/src</text:span><text:span text:style-name="T32">:</text:span></text:p>
      <text:p text:style-name="P209"><text:span text:style-name="T32"/></text:p>
      <text:p text:style-name="P213"><text:tab/>$ mkdir /usr/src/cnews</text:p>
      <text:p text:style-name="P213"><text:tab/>$ cd /usr/src/cnews</text:p>
      <text:p text:style-name="P213"><text:tab/>$ tar -xvf /usr/spool/uucppublic/C News.tar .</text:p>
      <text:p text:style-name="P12"><text:span text:style-name="T32"/></text:p>
      <text:p text:style-name="P18"><text:span text:style-name="T147">Now, run the following command</text:span>:</text:p>
      <text:p text:style-name="P18"/>
      <text:p text:style-name="P30"><text:tab/><text:span text:style-name="T59">$ </text:span>./quiz</text:p>
      <text:p text:style-name="P18"/>
      <text:p text:style-name="P18">This is a configuration script that asks questions about your system and tailors the build process according to your responses.</text:p>
      <text:p text:style-name="P18"/>
      <text:p text:style-name="P18"/>
      <text:p text:style-name="P220">The default answer to any question is printed between square brackets [like this], and can be selected just by pressing enter. The first two questions are</text:p>
      <text:p text:style-name="P18"/>
      <text:p text:style-name="P29"><text:tab/>What user id should be used for news files [news]? <text:span text:style-name="T81">&lt;enter&gt;</text:span></text:p>
      <text:p text:style-name="P29"><text:tab/>What group id should be used for news files [news]? <text:span text:style-name="T81">&lt;enter&gt;</text:span></text:p>
      <text:p text:style-name="P29"/>
      <text:p text:style-name="P18">If you put “<text:span text:style-name="T38">news</text:span>” into <text:span text:style-name="T38">/etc/passwd</text:span> and <text:span text:style-name="T38">/etc/group</text:span> as shown above, you can just accept the defaults here. <text:span text:style-name="T143">Otherwise use whatever username you chose.</text:span></text:p>
      <text:p text:style-name="P18"/>
      <text:p text:style-name="P206">The next two questions deal with where to put the article tree (which stores the netnews messages that the machine has received) and the overview files. I’m not entirely sure I understand everything the overview files do, but the general gist is that they <text:span text:style-name="T75">act as a cache of information like subject lines so that your newsreader can present you with a list of articles without having to scan through the entire article tree. The paths recommended by </text:span><text:span text:style-name="T46">quiz</text:span><text:span text:style-name="T75"> put these in the same directory, but they can be stored separately, and are stored separately on what seems to be the standard news system for modern machines, INN. </text:span><text:span text:style-name="T46">quiz</text:span><text:span text:style-name="T75"> tells you what the “traditional” location is for these directories, and then recommends what the developers thought were better locations, but you can use whatever you want. The caveat for </text:span><text:span text:style-name="T46">quiz</text:span><text:span text:style-name="T75">’s “reasonable locations” is that the 2.11 BSD setup that ships with the PiDP-11 software collection has a small disk image for the root filesystem, and a bigger one for </text:span><text:span text:style-name="T46">/usr</text:span><text:span text:style-name="T81">, and the recommended location of </text:span><text:span text:style-name="T46">/var/news</text:span><text:span text:style-name="T81"> is on the root filesystem, so you risk running out of space if you install there. If you’re running on a PiDP-11 (and are using the provided collection of OSes), or otherwise have a small root disk, you’ll probably want to use the traditional location of </text:span><text:span text:style-name="T46">/usr/spool/news</text:span><text:span text:style-name="T81">. </text:span></text:p>
      <text:p text:style-name="P206"><text:span text:style-name="T77"/></text:p>
      <text:p text:style-name="P206"><text:soft-page-break/><text:span text:style-name="T78">C News uses the environment variables </text:span><text:span text:style-name="T46">$NEWSARTS</text:span><text:span text:style-name="T78"> and </text:span><text:span text:style-name="T46">$NEWSOV</text:span><text:span text:style-name="T78"> to refer to these directories:</text:span></text:p>
      <text:p text:style-name="P20"/>
      <text:p text:style-name="P33"><text:tab/>Where should the article tree go [/var/news]? /usr/spool/news</text:p>
      <text:p text:style-name="P33"><text:tab/>Where should overview files go [/var/news]? /usr/spool/news</text:p>
      <text:p text:style-name="P31"/>
      <text:p text:style-name="P19">The next question deals with where the various configuration files for C news will go <text:span text:style-name="T85">(</text:span><text:span text:style-name="T38">$NEWSCTL</text:span><text:span text:style-name="T85">)</text:span>. The recommended path, <text:span text:style-name="T38">/etc/news</text:span> is what’s used by INN in the modern day, but once again, if you have a small root filesystem, you may want to use a location under <text:span text:style-name="T38">/usr</text:span> (assuming that’s on a separate, bigger disk)<text:span text:style-name="T82">. </text:span>I used<text:span text:style-name="T82"> “</text:span><text:span text:style-name="T38">/usr/etc/news</text:span>”, though that’s rather non-standard.</text:p>
      <text:p text:style-name="P19"/>
      <text:p text:style-name="P32"><text:tab/>Where should control files go [/etc/news]? /usr/etc/news</text:p>
      <text:p text:style-name="P32"/>
      <text:p text:style-name="P19">Next we’re asked where to put the binaries and scripts for C News <text:span text:style-name="T85">(</text:span><text:span text:style-name="T38">$NEWSBIN</text:span><text:span text:style-name="T85">)</text:span>. The recommended value of <text:span text:style-name="T38">/usr/libexec/news</text:span> is fine here:</text:p>
      <text:p text:style-name="P19"/>
      <text:p text:style-name="P19"><text:tab/><text:span text:style-name="T38">Where should programs go [/usr/libexec/news]? &lt;enter&gt;</text:span></text:p>
      <text:p text:style-name="P19"/>
      <text:p text:style-name="P21">Once you’ve specified the above directories, create them and chown them to news, or else make install will run into permission issue<text:span text:style-name="T145">s</text:span> later.</text:p>
      <text:p text:style-name="P205"/>
      <text:p text:style-name="P221">Having told C News where it should put its stuff, we now have to tell it where to find system programs. 2.11 BSD keeps a few utilities in non-standard locations, so answer “yes” to specify these directories:</text:p>
      <text:p text:style-name="P34"/>
      <text:p text:style-name="P35">Is there any other directory which should be searched</text:p>
      <text:p text:style-name="P35">to find standard programs on your system [no]? Yes</text:p>
      <text:p text:style-name="P56"/>
      <text:p text:style-name="P78">Then tell C News to add <text:span text:style-name="T67">/usr/ucb</text:span> and <text:span text:style-name="T67">/usr/local</text:span> to the list.</text:p>
      <text:p text:style-name="P78"/>
      <text:p text:style-name="P35">What is the full name of the directory [/urk]? /usr/ucb</text:p>
      <text:p text:style-name="P35">Should it go after (as opposed to before) the others [yes]? no</text:p>
      <text:p text:style-name="P35">Is there any other directory which should be searched</text:p>
      <text:p text:style-name="P35">to find standard programs on your system [no]? yes</text:p>
      <text:p text:style-name="P35">What is the full name of the directory [/urk]? /usr/local/bin</text:p>
      <text:p text:style-name="P35">Should it go after (as opposed to before) the others [yes]? no</text:p>
      <text:p text:style-name="P35">Is there any other directory which should be searched</text:p>
      <text:p text:style-name="P35">to find standard programs on your system [no]? &lt;enter&gt;</text:p>
      <text:p text:style-name="P56"/>
      <text:p text:style-name="P78">Accept the default umask for C News to use:</text:p>
      <text:p text:style-name="P78"/>
      <text:p text:style-name="P78"><text:tab/><text:span text:style-name="T38">What umask should C News use [022]? &lt;enter&gt;</text:span></text:p>
      <text:p text:style-name="P56"/>
      <text:p text:style-name="P79">You’ll now be asked where to put the shell configuration file, where the shell scripts that do a lot of the work for C News pick up their configuration. The default of <text:span text:style-name="T67">$NEWSCTL/bin/config</text:span> is sensible:</text:p>
      <text:p text:style-name="P79"/>
      <text:p text:style-name="P79"><text:tab/><text:span text:style-name="T38">Where should the shell configuration file be </text:span></text:p>
      <text:p text:style-name="P66"><text:tab/>located [/usr/etc/news/bin/config]? &lt;enter&gt;</text:p>
      <text:p text:style-name="P66"/>
      <text:p text:style-name="P80"><text:soft-page-break/>C News now wants to know where to e-mail reports of any problems it encounters. If you take the default answers of “<text:span text:style-name="T67">newscrisis</text:span>” and “<text:span text:style-name="T67">newsmaster</text:span>”, you will have to either set up user accounts under these names <text:span text:style-name="T144">(and check them for notifications of problems with the news system)</text:span>, or configure <text:span text:style-name="T67">sendmail</text:span> to forward mail for these names to you. Since you’re a retrocomputing enthusiast doing this in 20<text:span text:style-name="T105">20</text:span>, and not the administrator for a big <text:span text:style-name="T86">1980s Usenet site, you’ll probably be a user on your 2.11 BSD system for as long as it’s running, so it’s perfectly OK to use your own user account for this. Another alternative would be to have such messages mailed to </text:span><text:span text:style-name="T67">root</text:span><text:span text:style-name="T86">. In </text:span><text:span text:style-name="T83">theory</text:span><text:span text:style-name="T86">, as 2.11 BSD has IP connectivity and </text:span><text:span text:style-name="T67">sendmail</text:span><text:span text:style-name="T86">, you could have this go to any e-mail address, but in practice, spam is a bad enough problem in the modern day that any mail server that you don’t personally own is almost certain to reject whatever gets sent. It’s best to have these reports mailed to a user account on the same system. If you know how to set up </text:span><text:span text:style-name="T67">sendmail</text:span><text:span text:style-name="T86"> aliases, you can go with the defaults of </text:span><text:span text:style-name="T38">newscrisis </text:span><text:span text:style-name="T86">and </text:span><text:span text:style-name="T47">newsmaster</text:span><text:span text:style-name="T86">, rather than using an actual user account.</text:span></text:p>
      <text:p text:style-name="P79"/>
      <text:p text:style-name="P79"><text:tab/><text:span text:style-name="T38">Where should C News mail urgent reports [newscrisis]? </text:span><text:span text:style-name="T47">root</text:span></text:p>
      <text:p text:style-name="P67"><text:tab/>Where should C News mail non-urgent reports [newsmaster]? root</text:p>
      <text:p text:style-name="P67"/>
      <text:p text:style-name="P81"/>
      <text:p text:style-name="P196">Now C News wants to know how much address space your system has (basically, how much memory any one program can use). The PDP-11 was a 16-bit machine, with each program getting 64 kilobytes <text:span text:style-name="T87">(-ish, some PDP-11s gave each program 64k for code and 64k for data, and there were some other tricks that could be pulled, if the OS supported it)</text:span>, so some of the component programs in C News will have to squeeze to fit. <text:span text:style-name="T87">We need to tell it that so that the build process will keep things small.</text:span></text:p>
      <text:p text:style-name="P81"/>
      <text:p text:style-name="P47">C News has libraries for "small" address spaces (16 bits) and "big"</text:p>
      <text:p text:style-name="P47">ones (preferably 32 bits, but anything rather bigger than 16).</text:p>
      <text:p text:style-name="P48"><text:span text:style-name="T38">Which best describes your system [big]? </text:span><text:span text:style-name="T48">Small</text:span></text:p>
      <text:p text:style-name="P68"/>
      <text:p text:style-name="P82">C News then asks us if our operating system supports a whole bunch of different system calls, 2.11 BSD supports (or not) the ones shown below:</text:p>
      <text:p text:style-name="P82"/>
      <text:p text:style-name="P36">Does your system have <text:s/>fcntl() [yes]? </text:p>
      <text:p text:style-name="P36">Does your system have <text:s/>fgetline() [yes]? no</text:p>
      <text:p text:style-name="P36">Does your system have <text:s/>getopt() [yes]? </text:p>
      <text:p text:style-name="P36">Does your system have <text:s/>gettimeofday() [yes]? </text:p>
      <text:p text:style-name="P36">Does your system have <text:s/>memcpy() [yes]? </text:p>
      <text:p text:style-name="P36">Does your system have <text:s/>mkdir() [yes]? </text:p>
      <text:p text:style-name="P36">Does your system have <text:s/>putenv() [yes]? no</text:p>
      <text:p text:style-name="P36">Does your system have <text:s/>remove() [yes]? no</text:p>
      <text:p text:style-name="P36">Does your system have <text:s/>rename() [yes]? </text:p>
      <text:p text:style-name="P36">Does your system have <text:s/>strchr() [yes]? </text:p>
      <text:p text:style-name="P36">Does your system have <text:s/>strerror() [yes]? </text:p>
      <text:p text:style-name="P36">Does your system have <text:s/>strspn() [yes]? </text:p>
      <text:p text:style-name="P36">Does your system have <text:s/>symlink() [yes]?</text:p>
      <text:p text:style-name="P82"/>
      <text:p text:style-name="P83">Now C News wants to know if we’ll be processing news over NFS. This wasn’t recommended back in the day (C News says <text:span text:style-name="T144">it’s not recommended </text:span>right before it asks the question. It defaults to yes, <text:soft-page-break/>presumably because compiling support in when it’s not needed is better than not having it when it is), and you almost certainly won’t be doing it now. Say no <text:span text:style-name="T144">unless you know </text:span><text:span text:style-name="T84">exactly</text:span><text:span text:style-name="T144"> what you’re doing</text:span>.</text:p>
      <text:p text:style-name="P83"/>
      <text:p text:style-name="P37">Will processing be done over NFS [yes]? <text:span text:style-name="T120">no</text:span></text:p>
      <text:p text:style-name="P57"/>
      <text:p text:style-name="P57">quiz<text:span text:style-name="T76"> now asks us what database package we want to use. </text:span><text:span text:style-name="T80">The unmodified C News sources won’t compile with </text:span>dbz<text:span text:style-name="T80">, but I was able to make a small modification to get them to compile, so we’ll be using </text:span>dbz<text:span text:style-name="T79">:</text:span></text:p>
      <text:p text:style-name="P96"/>
      <text:p text:style-name="P57"><text:span text:style-name="T79"><text:tab/></text:span><text:span text:style-name="T88">Do you want to use the "dbz" package [yes]? &lt;enter&gt;</text:span></text:p>
      <text:p text:style-name="P58"/>
      <text:p text:style-name="P84">Next it asks about using custom versions of <text:span text:style-name="T68">stdio</text:span> functions for better performance. They do not work on 2.11 BSD. The build process checks to see if they will work before compiling them into anything, and continues without them if they don’t, so “yes” won’t break anything, but it won’t do any good either. Say no.</text:p>
      <text:p text:style-name="P84"/>
      <text:p text:style-name="P38">Do you want to use our stdio speedups [no]? <text:span text:style-name="T89">&lt;enter&gt;</text:span></text:p>
      <text:p text:style-name="P59"/>
      <text:p text:style-name="P84">It then asks if your compiler is good enough to generate in-line code for <text:span text:style-name="T68">strchr()</text:span>, and that it’s OK to guess. Say no.</text:p>
      <text:p text:style-name="P84"/>
      <text:p text:style-name="P38">The strchr() function is usually slower than in-line C code</text:p>
      <text:p text:style-name="P38">when small strings are involved, unless your compiler is very</text:p>
      <text:p text:style-name="P38">clever and can generate in-line code for strchr(). <text:s/>Is your</text:p>
      <text:p text:style-name="P38">compiler that good (okay to guess) [no]? <text:span text:style-name="T89">&lt;enter&gt;</text:span></text:p>
      <text:p text:style-name="P59"/>
      <text:p text:style-name="P85">The next three questions involve whether certain system header files are ANSI-C compliant. The first two are, the third is not. As I recall, I used “yes” for the third without disaster, but the example system I received had a “no” answer here. It’s thus probably safest to answer “no”.</text:p>
      <text:p text:style-name="P85"/>
      <text:p text:style-name="P39">Does your system have an ANSI-C-conforming &lt;string.h&gt; [yes]? &lt;enter&gt;</text:p>
      <text:p text:style-name="P39">Does your system have an ANSI-C-conforming &lt;stdlib.h&gt; [yes]? &lt;enter&gt;</text:p>
      <text:p text:style-name="P39">Does your system have an ANSI-C-conforming &lt;stddef.h&gt; [yes]? No</text:p>
      <text:p text:style-name="P60"/>
      <text:p text:style-name="P85">2.11 BSD does have <text:span text:style-name="T69">ranlib</text:span>, so answer “yes” to the next question.</text:p>
      <text:p text:style-name="P85"/>
      <text:p text:style-name="P39">Does your system use ranlib [no]? Yes</text:p>
      <text:p text:style-name="P85"/>
      <text:p text:style-name="P85">Now it wants to know what version of make to <text:span text:style-name="T69">use</text:span>. 2.11 BSD make does not know about makefile includes, which C News needs. Fortunately, C News has a wrapper for make that can do includes (which will be relevant for later questions), so we’ll point it at that script (replace <text:span text:style-name="T69">/usr/src/cnews</text:span> with whatever directory you unpacked the sources into):</text:p>
      <text:p text:style-name="P85"/>
      <text:p text:style-name="P39">What is the name of the make to be used [make]? /usr/src/cnews/conf/maker</text:p>
      <text:p text:style-name="P60"/>
      <text:p text:style-name="P86"><text:soft-page-break/>Now it asks us how to do makefile includes. Say “<text:span text:style-name="T69">noway</text:span>”</text:p>
      <text:p text:style-name="P86"/>
      <text:p text:style-name="P40">C News relies heavily on being able to put...</text:p>
      <text:p text:style-name="P40">&lt;snip&gt;</text:p>
      <text:p text:style-name="P40">...The syntax for this varies...</text:p>
      <text:p text:style-name="P40">&lt;snip&gt;</text:p>
      <text:p text:style-name="P40">Which one is appropriate [bsd]? <text:span text:style-name="T144">n</text:span>oway</text:p>
      <text:p text:style-name="P88"/>
      <text:p text:style-name="P87">Next, <text:span text:style-name="T38">quiz</text:span> wants to know if we want to use a different compiler than make’s default. The 2.11 BSD <text:span text:style-name="T38">cc</text:span> is fine for this job, so we answer no.</text:p>
      <text:p text:style-name="P87"/>
      <text:p text:style-name="P41">Do you want to use a compiler other than make's default [no]? <text:span text:style-name="T90">&lt;enter&gt;</text:span></text:p>
      <text:p text:style-name="P61"/>
      <text:p text:style-name="P87"/>
      <text:p text:style-name="P197"><text:span text:style-name="T145">Next question: </text:span>What compile options do we want? The default, <text:span text:style-name="T38">-O</text:span>, to generate optimized code, is fine. Some x86 compilers of the era had bugs and wouldn’t compile things right if the optimization flag was used, but fortunately this isn’t a problem for 2.11 BSD.</text:p>
      <text:p text:style-name="P87"/>
      <text:p text:style-name="P61"><text:tab/>What options should be given to the compiler [-O]? <text:span text:style-name="T90">&lt;enter&gt;</text:span></text:p>
      <text:p text:style-name="P61"/>
      <text:p text:style-name="P89">We’re now asked what linking options we want. <text:span text:style-name="T94">The “</text:span><text:span text:style-name="T70">relaynews</text:span><text:span text:style-name="T94">” component of C News needs separate I <text:s/>&amp; D spaces, so we need to pass the “</text:span><text:span text:style-name="T70">-i</text:span><text:span text:style-name="T94">” argument. </text:span></text:p>
      <text:p text:style-name="P89"/>
      <text:p text:style-name="P89"><text:tab/><text:span text:style-name="T38">What options, if any, should be given for linking []? -</text:span><text:span text:style-name="T57">i</text:span></text:p>
      <text:p text:style-name="P89"/>
      <text:p text:style-name="P89"><text:span text:style-name="T120">Accept the default for extra libraries needed</text:span>:</text:p>
      <text:p text:style-name="P89"/>
      <text:p text:style-name="P42">What libraries, in addition to the one(s) picked up automatically by the compiler, should be used when linking C News []? &lt;enter&gt;</text:p>
      <text:p text:style-name="P62"/>
      <text:p text:style-name="P89">Next we need to tell it what mechanism to use to determine the length of the news batch queue. We want “<text:span text:style-name="T70">hdb</text:span>” here.</text:p>
      <text:p text:style-name="P89"/>
      <text:p text:style-name="P42">There is a good chance that you will have to customize the "queuelen" program. <text:s/>C News knows about several versions:</text:p>
      <text:p text:style-name="P42">...</text:p>
      <text:p text:style-name="P42">&lt;snip&gt;</text:p>
      <text:p text:style-name="P42">...</text:p>
      <text:p text:style-name="P42">Which one is most appropriate [hdb]? &lt;enter&gt;</text:p>
      <text:p text:style-name="P62"/>
      <text:p text:style-name="P89"/>
      <text:p text:style-name="P89"/>
      <text:p text:style-name="P89"/>
      <text:p text:style-name="P89"/>
      <text:p text:style-name="P89"><text:soft-page-break/>A similar question <text:span text:style-name="T147">is asked </text:span>regarding the system call used to <text:span text:style-name="T91">find the amount of free disk space. With the original sources, the build chokes on </text:span><text:span text:style-name="T58">statfs </text:span><text:span text:style-name="T91">and you have to use </text:span><text:span text:style-name="T58">bsd</text:span><text:span text:style-name="T91">. My modifications include a fix for this issue:</text:span></text:p>
      <text:p text:style-name="P89"/>
      <text:p text:style-name="P43">C News often wants to ask how much disk space is available.</text:p>
      <text:p text:style-name="P43">...</text:p>
      <text:p text:style-name="P44">&lt;snip&gt;</text:p>
      <text:p text:style-name="P44">...</text:p>
      <text:p text:style-name="P43">Which one is most appropriate [statfs]? <text:span text:style-name="T91">&lt;enter&gt;</text:span></text:p>
      <text:p text:style-name="P91"/>
      <text:p text:style-name="P90">The next question is:</text:p>
      <text:p text:style-name="P90"/>
      <text:p text:style-name="P44">Are you planning to use expire to archive news on disk [no]?</text:p>
      <text:p text:style-name="P63"/>
      <text:p text:style-name="P92">To be honest, I’m not sure what this means or what all the implications are. <text:span text:style-name="T144">Any input from Usenet veterans would be welcome</text:span>. I believe it’s basically asking if you’re planning to compress old news and store it for a while before throwing it away entirely. I think the default of “<text:span text:style-name="T58">no</text:span>” is safe here: The “<text:span text:style-name="T70">expire</text:span>” component of C News is responsible for throwing away news that’s older than whatever <text:span text:style-name="T92">timeframe the news administrator has set for news to be kept. Usenet at its peak generated enough traffic to fill up any disk very quickly (it still does, but mostly spam and other non-legitimate traffic), so administrators only carried groups of local interest, and often only kept news for a week, sometimes only long enough so that news that came in over a long weekend didn’t expire before anyone could read it. Usenet these days is mostly spam, so you probably don’t want to connect to it, and the number of people on the entire internet with a retrocomputing interest in UUCP and netnews is probably less than the number of users that a large site like UC Berkeley would have had back in the day, so the traffic on any non-Usenet UUCP network you might participate in in 2019 is not likely to fill up your 2.11 BSD disk image, let alone the disk on the physical hardware you’re emulating it on, any time soon. So just press </text:span><text:span text:style-name="T49">&lt;enter&gt;</text:span><text:span text:style-name="T92"> here.</text:span></text:p>
      <text:p text:style-name="P92"/>
      <text:p text:style-name="P93">Next question is:</text:p>
      <text:p text:style-name="P93"/>
      <text:p text:style-name="P45">Are you particularly short of disk space [no]?</text:p>
      <text:p text:style-name="P64"/>
      <text:p text:style-name="P93">C News’s defaults will cause it to <text:span text:style-name="T82">think</text:span> you’re short of disk space as soon as you install it, and if you were connecting to real Usenet, it would be right, but for the traffic you’re likely to get, you can just say no here. Hit <text:span text:style-name="T38">&lt;enter&gt;</text:span>.</text:p>
      <text:p text:style-name="P93"/>
      <text:p text:style-name="P195">Now it wants to know if we’re running our news system distributed across a network. We are not.</text:p>
      <text:p text:style-name="P93"/>
      <text:p text:style-name="P49"><text:span text:style-name="T38">Are you running C News on a group of machines hooked together with NFS, run essentially as a single system with a single administration, with articles filed on one "server" machine [no]? </text:span><text:span text:style-name="T50">&lt;enter&gt;</text:span></text:p>
      <text:p text:style-name="P168"/>
      <text:p text:style-name="P94"/>
      <text:p text:style-name="P194">Now it asks us where to put the programs that will receive news from other systems, the default, at <text:span text:style-name="T71">$NEWSBIN/input</text:span>, is fine:</text:p>
      <text:p text:style-name="P94"/>
      <text:p text:style-name="P46">Where should "rnews" and "cunbatch" be put [/usr/libexec/news/input]? &lt;enter&gt;</text:p>
      <text:p text:style-name="P94"/>
      <text:p text:style-name="P94">Then it asks us where “<text:span text:style-name="T38">inews</text:span><text:span text:style-name="T93">”, which injects locally posted news into the news system, and “</text:span><text:span text:style-name="T38">readnews</text:span><text:span text:style-name="T93">”, “</text:span><text:span text:style-name="T38">checknews</text:span><text:span text:style-name="T93">”, and “</text:span><text:span text:style-name="T38">postnews</text:span><text:span text:style-name="T93">” (which together implement a very basic newsreader program), should go. The default of </text:span><text:span text:style-name="T38">/usr/bin</text:span><text:span text:style-name="T93"> is fine here.</text:span></text:p>
      <text:p text:style-name="P94"/>
      <text:p text:style-name="P46">What directory should these commands go in [/usr/bin]? <text:span text:style-name="T93">&lt;enter&gt;</text:span></text:p>
      <text:p text:style-name="P65"/>
      <text:p text:style-name="P95">You’re now done with <text:span text:style-name="T38">quiz</text:span>, now it’s time to actually build C News.</text:p>
      <text:p text:style-name="P192"/>
      <text:p text:style-name="P155"/>
      <text:p text:style-name="P155">2. Building</text:p>
      <text:p text:style-name="P97"/>
      <text:p text:style-name="P157"><text:span text:style-name="T1">Next, edit the top-level makefile and make sure the </text:span><text:span text:style-name="T51">MAKE=</text:span><text:span text:style-name="T1"> line contains the full path for conf/maker that you entered at the “What is the name of the make to be used?” step of </text:span><text:span text:style-name="T51">quiz</text:span><text:span text:style-name="T1">:</text:span></text:p>
      <text:p text:style-name="P69"/>
      <text:p text:style-name="P157"><text:span text:style-name="T51"><text:tab/></text:span><text:span text:style-name="T52">MAKE=/usr/src/cnews/conf/maker</text:span></text:p>
      <text:p text:style-name="P97"/>
      <text:p text:style-name="P155"><text:span text:style-name="T1">Now, edit </text:span><text:span text:style-name="T52">include/config.make</text:span><text:span text:style-name="T1">, </text:span><text:span text:style-name="T5">and make the same change. It will probably have the path as </text:span><text:span text:style-name="T53">../conf/maker</text:span><text:span text:style-name="T5"> , which seems like it should work, but the build always dies on me if I don’t use an absolute path, so you’ll need the full path. Also change the </text:span><text:span text:style-name="T53">CFLAGS</text:span><text:span text:style-name="T5"> and </text:span><text:span text:style-name="T53">LINTFLAGS</text:span><text:span text:style-name="T5"> lines to use </text:span><text:span text:style-name="T6">a full path to the </text:span><text:span text:style-name="T54">include</text:span><text:span text:style-name="T6"> directory in the C News source tree rather than a relative path. All the other relative paths is this file seem not to cause any trouble.</text:span></text:p>
      <text:p text:style-name="P98"/>
      <text:p text:style-name="P156"><text:span text:style-name="T4">E</text:span><text:span text:style-name="T1">g:</text:span></text:p>
      <text:p text:style-name="P98"/>
      <text:p text:style-name="P155"><text:span text:style-name="T4"><text:tab/></text:span><text:span text:style-name="T52">CFLAGS=$(MORECFLAGS) -O -DSMALLMEM -I/usr/src/cnews/include</text:span></text:p>
      <text:p text:style-name="P70"/>
      <text:p text:style-name="P158"><text:span text:style-name="T53">include/config.make</text:span><text:span text:style-name="T1"> will be rewritten every time you run </text:span><text:span text:style-name="T51">quiz</text:span><text:span text:style-name="T1"> (if you don’t Ctrl-C out of it before answering the last question, which prevents it from making any changes), so if you’ve run </text:span><text:span text:style-name="T51">quiz</text:span><text:span text:style-name="T1"> since the last time you made the above changes, you will need to re-edit or the build will fail.</text:span></text:p>
      <text:p text:style-name="P99"/>
      <text:p text:style-name="P159"><text:span text:style-name="T1">At this point we’re ready to compile. Type:<text:line-break/><text:line-break/><text:tab/></text:span><text:span text:style-name="T55">$ </text:span><text:span text:style-name="T51">make</text:span></text:p>
      <text:p text:style-name="P71"/>
      <text:p text:style-name="P158"><text:span text:style-name="T1">And </text:span><text:span text:style-name="T7">go get a cup of coffee / grab a bite to eat. The build will take a while.</text:span></text:p>
      <text:p text:style-name="P100"/>
      <text:p text:style-name="P101">Once that’s done, type:<text:line-break/></text:p>
      <text:p text:style-name="P160"><text:span text:style-name="T1"><text:tab/></text:span><text:span text:style-name="T51">$ make r</text:span></text:p>
      <text:p text:style-name="P72"/>
      <text:p text:style-name="P101">To run the regression tests.</text:p>
      <text:p text:style-name="P101"/>
      <text:p text:style-name="P102"><text:soft-page-break/>If you are not using my patches, <text:span text:style-name="T95">see my commentary on my patches at the beginning of this document for a list of problems I encountered and patched around that you may also run into trouble with.</text:span></text:p>
      <text:p text:style-name="P102"/>
      <text:p text:style-name="P103">If the regression tests pass (the documentation says that failures that don’t stop make aren’t serious), then run:</text:p>
      <text:p text:style-name="P103"/>
      <text:p text:style-name="P103"><text:tab/><text:span text:style-name="T59">$ </text:span><text:span text:style-name="T38">make install</text:span></text:p>
      <text:p text:style-name="P75"/>
      <text:p text:style-name="P105">If that succeeds, <text:span text:style-name="T99">set permissions for </text:span><text:span text:style-name="T38">$NEWSBIN/input/newsspool</text:span></text:p>
      <text:p text:style-name="P167"><text:tab/></text:p>
      <text:p text:style-name="P105"><text:span text:style-name="T66"><text:tab/>$ chmod</text:span><text:span text:style-name="T61"> ug+s $NEWSBIN/input/newsspool</text:span></text:p>
      <text:p text:style-name="P108"/>
      <text:p text:style-name="P108">Then:</text:p>
      <text:p text:style-name="P108"/>
      <text:p text:style-name="P104"><text:span text:style-name="T59"><text:tab/>$ </text:span><text:span text:style-name="T38">make </text:span><text:span text:style-name="T60">setup</text:span></text:p>
      <text:p text:style-name="P106"/>
      <text:p text:style-name="P106">Then, login as <text:span text:style-name="T72">root</text:span> (or whoever owns the directory you used for the last question in <text:span text:style-name="T38">quiz</text:span>), go to the C News source directory, and run:</text:p>
      <text:p text:style-name="P106"/>
      <text:p text:style-name="P104"><text:span text:style-name="T59"><text:tab/></text:span><text:span text:style-name="T64">#</text:span><text:span text:style-name="T59"> </text:span><text:span text:style-name="T38">make </text:span><text:span text:style-name="T60">ui</text:span></text:p>
      <text:p text:style-name="P106"/>
      <text:p text:style-name="P106">And, if you want C News’s <text:span text:style-name="T72">readnews</text:span>, <text:span text:style-name="T72">checknews</text:span>, and <text:span text:style-name="T72">postnews</text:span>:</text:p>
      <text:p text:style-name="P106"/>
      <text:p text:style-name="P104"><text:span text:style-name="T59"><text:tab/></text:span><text:span text:style-name="T64">#</text:span><text:span text:style-name="T59"> </text:span><text:span text:style-name="T38">make </text:span><text:span text:style-name="T60">readpostcheck</text:span></text:p>
      <text:p text:style-name="P74"/>
      <text:p text:style-name="P161"/>
      <text:p text:style-name="P161">3. Configuration</text:p>
      <text:p text:style-name="P109"/>
      <text:p text:style-name="P109"><text:span text:style-name="T105">Exit your root shell and go back to working as the news administrator. At this point,</text:span><text:span text:style-name="T38"> README.install </text:span><text:span text:style-name="T98">recommends that you edit at least the following files in </text:span><text:span text:style-name="T72">$NEWSCTL</text:span><text:span text:style-name="T98"> with parameters suitable to your system:</text:span><text:span text:style-name="T38"> batchparms, controlperm, explist, mailname, mailpaths, organization, postdefltgroup, readnews.ctl, sys, whoami</text:span></text:p>
      <text:p text:style-name="P76"/>
      <text:p text:style-name="P111"><text:span text:style-name="T98">Starting with</text:span><text:span text:style-name="T38"> batchparms, </text:span><text:span text:style-name="T98">I just commented out all the lines except the </text:span><text:span text:style-name="T38">/default/</text:span><text:span text:style-name="T98"> line. This was used to configure how to send news batches to other systems, depending on things like the speed and cost of the link between the two systems (does the other side have a fast modem? Is it an international call?), and the characteristics of the remote system (if the systems on both ends of the link have fast CPUs, and the link is slow or expensive, aggressive compression algorithms can be used). For now the defaults are probably good.</text:span></text:p>
      <text:p text:style-name="P77"/>
      <text:p text:style-name="P111"><text:span text:style-name="T38">controlperm </text:span><text:span text:style-name="T98">says who is allowed to send various netnews control messages to this machine (creating groups, deleting groups, etc). Comment out or delete anything regarding the old usenet hierarchies: Modern Usenet is mostly full of spam, and the volume would be too much for a PDP-11 (even an emulated PDP-11 running at faster-than-historical speeds on a modern processor). If enough people are interested, maybe the PiDP-11 community will eventually have its own netnews network running, and we’ll have administrators in charge of creating or deleting groups network-wide: this is the file that tells C News which administrators’ control messages you trust: if only the “all” line at the </text:span><text:soft-page-break/><text:span text:style-name="T98">end of the file is uncommented, only groups that you personally and manually set up on your system will be visible. If you have something like this in </text:span><text:span text:style-name="T60">controlperms</text:span><text:span text:style-name="T98">:</text:span></text:p>
      <text:p text:style-name="P110"/>
      <text:p text:style-name="P73"><text:tab/>usepi <text:s text:c="23"/><text:span text:style-name="T100">fred</text:span>@<text:span text:style-name="T100">foobar</text:span> <text:s text:c="8"/>n <text:s text:c="6"/>y</text:p>
      <text:p text:style-name="P166"><text:span text:style-name="T62"><text:tab/>usepi <text:s text:c="23"/></text:span><text:span text:style-name="T63">fred@foobar </text:span><text:span text:style-name="T62"><text:s text:c="8"/>r <text:s text:c="6"/>n</text:span></text:p>
      <text:p text:style-name="P73"><text:tab/>usepi <text:s text:c="23"/>any <text:s text:c="16"/>nr <text:s text:c="5"/>nq</text:p>
      <text:p text:style-name="P73"/>
      <text:p text:style-name="P107"><text:span text:style-name="T100">Then if the user “</text:span><text:span text:style-name="T38">fred</text:span><text:span text:style-name="T100">” at the host “</text:span><text:span text:style-name="T38">foobar</text:span><text:span text:style-name="T100">” posts a “</text:span><text:span text:style-name="T96">n</text:span><text:span text:style-name="T100">ew group” message to the network that creates a group under the “</text:span><text:span text:style-name="T38">usepi</text:span><text:span text:style-name="T100">” hierarchy, your system will automatically create that group locally without action from you, and report to you that it has done so (y is for </text:span><text:span text:style-name="T97">y</text:span><text:span text:style-name="T101">es), but if he posts a “</text:span><text:span text:style-name="T96">r</text:span><text:span text:style-name="T100">emove group” message for the same hierarchy, it will reject that control message (n is for </text:span><text:span text:style-name="T97">n</text:span><text:span text:style-name="T101">o), and report it to you. If anyone else tries creating or removing a group in that hierarchy it will reject it </text:span><text:span text:style-name="T97">q</text:span><text:span text:style-name="T101">uietly (without spamming you with a report). If you had “</text:span><text:span text:style-name="T38">nv</text:span><text:span text:style-name="T101">” instead of “</text:span><text:span text:style-name="T38">nq</text:span><text:span text:style-name="T101">”, it would </text:span><text:span text:style-name="T97">v</text:span><text:span text:style-name="T101">erbosely include the full control message in the report. </text:span><text:span text:style-name="T73">v</text:span><text:span text:style-name="T101"> and </text:span><text:span text:style-name="T38">q</text:span><text:span text:style-name="T101"> can also be combined with </text:span><text:span text:style-name="T38">y</text:span><text:span text:style-name="T101">. Per the default </text:span><text:span text:style-name="T38">controlperms</text:span><text:span text:style-name="T101"> file that gets installed with C News, the best practice seems to have been to accept control messages from trusted remote administrators to create groups (if the admin’s address gets spoofed, the group can always be deleted), but to only report group removals to the local admin (so that the local admin can verify that the control message indeed did come from the remote administrator and remove the group manually), and to quietly reject all new group / remove group messages that did not come from a trusted remote admin (so that the local admin isn’t bothered by hooligans trying to create havoc by adding or removing groups).</text:span></text:p>
      <text:p text:style-name="P107"/>
      <text:p text:style-name="P112">The next file is <text:span text:style-name="T60">explist</text:span>. This tells C News when to start auto-deleting netnews <text:span text:style-name="T102">messages</text:span>. Unless you are participating in a very high-volume UUCP network, it is probably safe to comment everything out except the last line beginning with “<text:span text:style-name="T60">all</text:span>”, and to change the “<text:span text:style-name="T60">7</text:span>” in that line to “<text:span text:style-name="T60">never</text:span>”, as you probably won’t run out of disk space too quickly to intervene manually. But for systems that carry traffic on the real-life USENET, expiring articles to preserve disk space was, and is, a major concern.</text:p>
      <text:p text:style-name="P112"/>
      <text:p text:style-name="P113"><text:span text:style-name="T60">mailname</text:span> is the name of the system that should appear in “<text:span text:style-name="T60">From</text:span>” headers on netnews messages. This is so that people can reply to the author of a netnews message by mail. For now you can just leave it as the hostname of your system, if a PiDP-11 netnews network gets going, it will probably include a bang path from a major site or an internet domain name.</text:p>
      <text:p text:style-name="P113"/>
      <text:p text:style-name="P114"><text:span text:style-name="T60">mailpaths</text:span> contains aliases with routes that posts to moderated newsgroups should be sent to. This can probably be left alone for now.</text:p>
      <text:p text:style-name="P114"/>
      <text:p text:style-name="P114"><text:span text:style-name="T60">organization</text:span> contains the name of your organization. Since you’re a hobbyist in 2020, not a university/company sysadmin in 1989, this can be anything you want, maybe <text:span text:style-name="T103">a fictional network provider founded by you (BraseNet), maybe some whimsical secret society (Illuminati: Eureka, KS branch), or an organization from a favorite show/movie/book (Starfleet, Foundation, Galactic Republic).</text:span></text:p>
      <text:p text:style-name="P114"/>
      <text:p text:style-name="P115"><text:span text:style-name="T60">postdefltgroup</text:span> is the group that posts will go to if the user does not specify a newsgroup. Something like <text:span text:style-name="T60">yourhostname.general</text:span> is likely good here.</text:p>
      <text:p text:style-name="P115"/>
      <text:p text:style-name="P116"><text:span text:style-name="T60">readnews.ctl</text:span> specifies what groups users are subscribed to by default, and what groups they must subscribe to. If you have no other users but yourself on the system, “<text:span text:style-name="T60">mustsub</text:span>” can probably be left <text:soft-page-break/>out. If you’re letting others log in, it might be good to have a local announcements group that everybody must subscribe to. “<text:span text:style-name="T60">defsub</text:span>” can be whatever you want.</text:p>
      <text:p text:style-name="P116"/>
      <text:p text:style-name="P116"><text:span text:style-name="T60">sys</text:span> describes what newsgroups your system is willing to receive, and what it feeds to other systems. It will be highly site specific, according to who you have netnews feeds from/to. The format is described by <text:span text:style-name="T60">man/newssys.5</text:span> (you can read this with <text:span text:style-name="T60">nroff -ms man/newssys.5 | less</text:span>). <text:span text:style-name="T126">When we test our ability to send and receive news, later on in this guide, we make appropriate additions to the file to send and receive news in our test newsgroup.</text:span></text:p>
      <text:p text:style-name="P116"/>
      <text:p text:style-name="P117"><text:span text:style-name="T60">whoami</text:span> defines the news name of the system. This, again, will be the hostname of your system.</text:p>
      <text:p text:style-name="P117"/>
      <text:p text:style-name="P118">At this point, run:</text:p>
      <text:p text:style-name="P118"/>
      <text:p text:style-name="P118"><text:tab/><text:span text:style-name="T60">$ make cmp</text:span></text:p>
      <text:p text:style-name="P118"/>
      <text:p text:style-name="P118">If this finishes with “No worrisome differences”, the installation <text:span text:style-name="T60">README</text:span> then says that we should set up appropriate aliases for news reporting. If you told <text:span text:style-name="T60">quiz</text:span> to send <text:span text:style-name="T106">reports to your user account (or to root), no action is needed here. If you were planning on using a </text:span><text:span text:style-name="T60">sendmail</text:span><text:span text:style-name="T106"> alias, set that up if you haven’t already.</text:span></text:p>
      <text:p text:style-name="P118"/>
      <text:p text:style-name="P119"/>
      <text:p text:style-name="P198">Now, add <text:span text:style-name="T60">conf/crontab</text:span> to the <text:span text:style-name="T60">crontab</text:span> for your news administrator user accoun<text:span text:style-name="T108">t</text:span>. <text:span text:style-name="T107">This sets up a schedule for news system tasks to be run, like processing news that has arrived from neighboring systems, sending news to neighbors (either locally posted, or news from other sites that a given neighbor hasn’t seen yet), and various other housekeeping</text:span>:</text:p>
      <text:p text:style-name="P119"/>
      <text:p text:style-name="P119"><text:tab/><text:span text:style-name="T60">$ crontab conf/crontab</text:span></text:p>
      <text:p text:style-name="P119"/>
      <text:p text:style-name="P120">The default <text:span text:style-name="T60">crontab</text:span> file is probably fine for now, but, <text:span text:style-name="T109">as you build confidence and experience with C News,</text:span> if you want to change how things are scheduled and aren’t too familiar with Unix:</text:p>
      <text:p text:style-name="P120"/>
      <text:p text:style-name="P120"><text:tab/><text:span text:style-name="T60">$ man 5 crontab</text:span></text:p>
      <text:p text:style-name="P120"/>
      <text:p text:style-name="P120">describes the file format that <text:span text:style-name="T60">cron</text:span>, the traditional name for the system scheduling service on Unix systems, uses. You can write up a schedule (“cron table” → “crontab”) according to the format described, and then install it with the <text:span text:style-name="T60">crontab</text:span> program. For more information on the <text:span text:style-name="T60">crontab</text:span> program (as opposed to the <text:span text:style-name="T60">crontab</text:span> file format), <text:span text:style-name="T110">see</text:span>:</text:p>
      <text:p text:style-name="P120"/>
      <text:p text:style-name="P120"><text:tab/><text:span text:style-name="T60">$ man 1 crontab</text:span></text:p>
      <text:p text:style-name="P121"/>
      <text:p text:style-name="P122">Next, <text:span text:style-name="T111">as root, edit <text:s/></text:span><text:span text:style-name="T60">/etc/rc.local</text:span><text:span text:style-name="T112"> to add </text:span><text:span text:style-name="T60">$NEWSBIN/maint/</text:span><text:bookmark-start text:name="__DdeLink__1087_2234692253"/><text:span text:style-name="T60">newsboot</text:span><text:bookmark-end text:name="__DdeLink__1087_2234692253"/> <text:span text:style-name="T112">at the end.</text:span> <text:span text:style-name="T60">/etc/rc</text:span><text:span text:style-name="T112"> and </text:span><text:span text:style-name="T60">/etc/rc.local</text:span><text:span text:style-name="T112"> are shell scripts that are run at every boot to start system services, run maintenance tasks, etc. By convention, </text:span><text:span text:style-name="T60">/etc/rc</text:span><text:span text:style-name="T112"> contains stuff that is common to every 2.11BSD system, and calls </text:span><text:span text:style-name="T60">rc.local</text:span><text:span text:style-name="T112"> when it finishes, and </text:span><text:span text:style-name="T60">rc.local</text:span><text:span text:style-name="T112"> contains stuff added by the local administrator. </text:span><text:span text:style-name="T60">newsboot</text:span> does certain boot-time maintenance on the news system. Note that you will have to use whatever value you defined for <text:span text:style-name="T60">$NEWSBIN</text:span>, not the literal string “<text:span text:style-name="T60">$NEWSBIN</text:span>”.</text:p>
      <text:p text:style-name="P122"/>
      <text:p text:style-name="P182"><text:soft-page-break/>Now, edit <text:span text:style-name="T60">/etc/uucp/L.cmds</text:span>. This tells the uucp system what commands <text:span text:style-name="T60">uux</text:span> is allowed to run on behalf of remote machines. We need to add <text:span text:style-name="T60">rnews</text:span>. When another machine logs in to transfer news, it runs <text:span text:style-name="T60">rnews</text:span> via <text:span text:style-name="T60">uux</text:span>. <text:span text:style-name="T60">rnews</text:span> then takes the news from the remote system as input <text:span text:style-name="T130">and deposits it in </text:span><text:span text:style-name="T60">$NEWSARTS/in.coming</text:span><text:span text:style-name="T130">. The </text:span><text:span text:style-name="T60">crontab</text:span><text:span text:style-name="T130"> we just set up then has a schedule item for a job that moves the individual news articles into the appropriate newsgroup directories</text:span>. We also need to add <text:span text:style-name="T60">$NEWSBIN/input</text:span><text:span text:style-name="T130"> to the </text:span><text:span text:style-name="T60">PATH=</text:span><text:span text:style-name="T130"> directive in </text:span><text:span text:style-name="T60">L.cmds</text:span><text:span text:style-name="T130"> so that </text:span><text:span text:style-name="T60">uux</text:span><text:span text:style-name="T130"> can find </text:span><text:span text:style-name="T60">rnews</text:span><text:span text:style-name="T130">. The lines you add will look something like this:</text:span></text:p>
      <text:p text:style-name="P182"/>
      <text:p text:style-name="P169"><text:tab/>PATH=/bin:/usr/bin:/usr/ucb:/usr/new:/usr/libexec/news/input</text:p>
      <text:p text:style-name="P169"><text:tab/>rnews,error</text:p>
      <text:p text:style-name="P183"/>
      <text:p text:style-name="P184">(The “error” after <text:span text:style-name="T60">rnews</text:span> specifies that an e-mail should be sent back to the news user on the sending system if <text:span text:style-name="T60">rnews</text:span> exits with an error).</text:p>
      <text:p text:style-name="P183"/>
      <text:p text:style-name="P123"/>
      <text:p text:style-name="P199">The next step is to install the man pages and documentation. The installation <text:span text:style-name="T60">README</text:span> says this is too system-specific for the makefiles to attempt it, and I haven’t yet figured this out on 2.11 BSD. Most of the stuff in the <text:span text:style-name="T60">man</text:span> and <text:span text:style-name="T60">doc</text:span> subdirectories in the C News source directory can be read with:</text:p>
      <text:p text:style-name="P123"/>
      <text:p text:style-name="P123"><text:tab/><text:span text:style-name="T60">$ nroff -ms document | less</text:span></text:p>
      <text:p text:style-name="P123"/>
      <text:p text:style-name="P123">Where “document” is the name of the document you want to read. <text:span text:style-name="T113">Some documents, however, appear to end up with words missing when processed with the </text:span><text:span text:style-name="T60">nroff -ms</text:span><text:span text:style-name="T113"> macros. If anyone can figure out how this all needs to be done, please let me know.</text:span></text:p>
      <text:p text:style-name="P123"/>
      <text:p text:style-name="P123"/>
      <text:p text:style-name="P162">4. Testing</text:p>
      <text:p text:style-name="P123"/>
      <text:p text:style-name="P124">The next thing to do is create a local newsgroup to make sure that the relevant parts of C News are working. <text:span text:style-name="T114">As the news administrator</text:span>:</text:p>
      <text:p text:style-name="P124"/>
      <text:p text:style-name="P124"><text:tab/><text:span text:style-name="T60">$ cnewsdo addgroup insert.group.name.here</text:span></text:p>
      <text:p text:style-name="P126"/>
      <text:p text:style-name="P140">The next order of business is to set up <text:span text:style-name="T60">$NEWSCTL/sys</text:span> to tell C News that we want to <text:s/>receive this group from other systems, and that we want to feed it to the host Pi. Find the line that starts with “<text:span text:style-name="T60">ME:</text:span>” , and edit it to read:</text:p>
      <text:p text:style-name="P140"/>
      <text:p text:style-name="P140"><text:tab/><text:span text:style-name="T60">ME:insert.group.name.here</text:span></text:p>
      <text:p text:style-name="P140"/>
      <text:p text:style-name="P140">Now, create a new line that reads:</text:p>
      <text:p text:style-name="P140"/>
      <text:p text:style-name="P140"><text:tab/><text:span text:style-name="T60">pi-hostname:insert.group.name.here/all:f:</text:span></text:p>
      <text:p text:style-name="P140"/>
      <text:p text:style-name="P141">Where “<text:span text:style-name="T60">pi-hostname</text:span>” is the UUCP name of your Raspberry Pi (this will be the same as the hostname for the Pi if you followed my UUCP setup guide). All other lines should be empty or commented out. Save and close the file.</text:p>
      <text:p text:style-name="P141"/>
      <text:p text:style-name="P150"><text:soft-page-break/>Next, <text:span text:style-name="T135">as the news user</text:span>, create a directory for the host Pi in <text:span text:style-name="T60">$NEWSARTS/out.going</text:span>:</text:p>
      <text:p text:style-name="P150"/>
      <text:p text:style-name="P150"><text:tab/><text:span text:style-name="T60">$ mkdir $NEWSARTS/out.going/pi-hostname</text:span></text:p>
      <text:p text:style-name="P150"/>
      <text:p text:style-name="P150">This needs to be done any time a new <text:span text:style-name="T131">neighbor system is added to </text:span><text:span text:style-name="T60">$NEWSCTL/sys</text:span><text:span text:style-name="T131">. The directory is not created automatically, and if it is not created, the news system will fail to transfer news to that neighbor (it will receive news <text:s/>from that system without issues, though).</text:span></text:p>
      <text:p text:style-name="P125"/>
      <text:p text:style-name="P125">Then, <text:span text:style-name="T114">as any user</text:span>:</text:p>
      <text:p text:style-name="P125"/>
      <text:p text:style-name="P125"><text:tab/><text:span text:style-name="T60">$ postnews insert.group.name.here</text:span></text:p>
      <text:p text:style-name="P123"/>
      <text:p text:style-name="P128">It’s optional to provide a newsgroup name to <text:span text:style-name="T60">postnews</text:span> on the command line. If you don’t, it will ask you first thing when the program starts up. It will then ask for a subject, and, once that is provided, it will drop you into the editor defined by the <text:span text:style-name="T60">VISUAL</text:span> and <text:span text:style-name="T60">EDITOR</text:span> environment variables in your shell. <text:span text:style-name="T114">If neither of these variables are defined, </text:span><text:span text:style-name="T60">postnews</text:span><text:span text:style-name="T114"> will drop you into </text:span><text:span text:style-name="T60">ed</text:span><text:span text:style-name="T114">, the original Unix text editor. If you can handle a line editor, you can just write your message with </text:span><text:span text:style-name="T60">ed</text:span><text:span text:style-name="T114">, the man page is available to familiarize yourself with the exact command set used. If you’re of my generation or later, and don’t know what a line editor is, this probably isn’t the best time to learn how to use one, so you will probably want to set these variables in your current session with:</text:span></text:p>
      <text:p text:style-name="P127"/>
      <text:p text:style-name="P127"><text:tab/><text:span text:style-name="T60">$ VARIABLE=value</text:span></text:p>
      <text:p text:style-name="P170"><text:tab/>$ export VARIABLE</text:p>
      <text:p text:style-name="P127"/>
      <text:p text:style-name="P129">You will then want to edit your shell profile <text:span text:style-name="T114">(.profile in your home directory if you’re using the default shell, </text:span><text:span text:style-name="T60">/bin/sh</text:span><text:span text:style-name="T114">) </text:span>to define these variables at login for your user account in the future<text:span text:style-name="T114">. Just set the </text:span><text:span text:style-name="T60">VISUAL</text:span><text:span text:style-name="T114"> and/or </text:span><text:span text:style-name="T60">EDITOR</text:span><text:span text:style-name="T114"> variable to whatever text editor you have been using so far.</text:span></text:p>
      <text:p text:style-name="P129"/>
      <text:p text:style-name="P130">Postnews will start the editor with a file that looks something like this:</text:p>
      <text:p text:style-name="P130"/>
      <text:p text:style-name="P129"><text:tab/><text:span text:style-name="T60">Newsgroups: &lt;The group name you provided will be here&gt;</text:span></text:p>
      <text:p text:style-name="P170"><text:tab/>Subject: &lt;The subject you provided will be here&gt;</text:p>
      <text:p text:style-name="P170"/>
      <text:p text:style-name="P170"><text:tab/>REPLACE THIS LINE WITH YOUR TEXT (leave the preceding blank line alone)</text:p>
      <text:p text:style-name="P129"/>
      <text:p text:style-name="P131">As the text in the file instructs, replace the instruction line with the text of your message. Don’t delete or type in the blank line between the header and the message text, or C News will <text:span text:style-name="T117">emit angry messages about invalid header fields. Often when this happens the message seems to post anyway</text:span>. When done, save your message, and <text:span text:style-name="T60">postnews</text:span> should place it into <text:span text:style-name="T60">$NEWSARTS/in.coming</text:span>. The next time the news <text:span text:style-name="T60">crontab</text:span> runs <text:span text:style-name="T115">a</text:span> “<text:span text:style-name="T60">newsrun</text:span>” <text:span text:style-name="T115">job</text:span>, the message will be <text:span text:style-name="T115">placed into the directory under </text:span><text:span text:style-name="T60">$NEWSARTS</text:span><text:span text:style-name="T115"> corresponding to the group. If the group is called “</text:span><text:span text:style-name="T60">this.is.a.test</text:span><text:span text:style-name="T115">”, the first message posted to that group will be found at </text:span><text:span text:style-name="T60">$NEWSARTS/this/is/a/test/1</text:span><text:span text:style-name="T115">. The message should also appear in the </text:span><text:span text:style-name="T60">history</text:span><text:span text:style-name="T115"> file, the </text:span><text:span text:style-name="T60">log</text:span><text:span text:style-name="T115"> file, and not in the </text:span><text:span text:style-name="T60">errlog</text:span><text:span text:style-name="T115"> file (all three will be under </text:span><text:span text:style-name="T60">$NEWSCTL</text:span><text:span text:style-name="T115">).</text:span></text:p>
      <text:p text:style-name="P131"/>
      <text:p text:style-name="P133"/>
      <text:p text:style-name="P133"><text:soft-page-break/></text:p>
      <text:p text:style-name="P133">If<text:span text:style-name="T116"> you exit the editor without saving, postnews will display the message:</text:span></text:p>
      <text:p text:style-name="P135"><text:tab/></text:p>
      <text:p text:style-name="P135"><text:tab/><text:span text:style-name="T60">This posting does not appear to have been edited properly.</text:span></text:p>
      <text:p text:style-name="P171"><text:tab/>Abandon it [y] ?</text:p>
      <text:p text:style-name="P132"/>
      <text:p text:style-name="P134">Answering “<text:span text:style-name="T60">y</text:span>” here will back out <text:span text:style-name="T117">of posting the message</text:span>, <text:span text:style-name="T117">answering “</text:span><text:span text:style-name="T60">n</text:span><text:span text:style-name="T117">” will dump you back into the editor. I had initially assumed that mangled messages (stuff like no blank line after the header) would also generate this message, but they don’t appear to, at least for the low-severity deliberate mangling I’ve tried.</text:span></text:p>
      <text:p text:style-name="P134"/>
      <text:p text:style-name="P136">Now try running:</text:p>
      <text:p text:style-name="P136"/>
      <text:p text:style-name="P136"><text:tab/><text:span text:style-name="T60">$ readnews -p -n insert.group.name.here</text:span></text:p>
      <text:p text:style-name="P136"/>
      <text:p text:style-name="P136">The message should now be printed out.</text:p>
      <text:p text:style-name="P163"/>
      <text:p text:style-name="P163"/>
      <text:p text:style-name="P163">5. Setting up INN on the host Pi</text:p>
      <text:p text:style-name="P163"/>
      <text:p text:style-name="P137">At this point the installation <text:span text:style-name="T60">README</text:span> tells us to get a feed from somebody <text:span text:style-name="T118">and see if batches are arriving and being processed. Part of my hope in writing this guide is to establish a UUCP network among PiDP-11 owners, so hopefully eventually this step will be just a matter of coordinating with somebody who is already part of the network. But such a network does not yet exist, and it will probably also require some work to develop a procedure to connect two PiDP-11instances (as far as I know, </text:span><text:span text:style-name="T60">simh</text:span><text:span text:style-name="T118"> only accepts inbound telnet connections, as opposed to being able to establish an outgoing connection, and, furthermore, since traffic on our hypothetical hobbyist UUCP network would be going over the internet, it would be best to encrypt it in transit). So for now, we’ll have to connect C News on 2.11 BSD with a modern news server on the host Pi to make sure C News is working, and inter-site news traffic will have to be between Pi’s. Hopefully eventually we’ll be able to cut modern systems out of the loop, though.</text:span></text:p>
      <text:p text:style-name="P137"/>
      <text:p text:style-name="P151">First of all, when UUCP contact is made with the 2 BSD system, it will need to be able to invoke <text:span text:style-name="T60">rnews</text:span> on the Pi to be able to transfer news. The news server we will install is configured by default to allow <text:span text:style-name="T60">rmail</text:span> and <text:span text:style-name="T60">rnews</text:span> (and only <text:span text:style-name="T60">rmail</text:span> and <text:span text:style-name="T60">rnews</text:span>) to be run by <text:span text:style-name="T60">uux</text:span>, but <text:span text:style-name="T133">the news package we will install keeps </text:span><text:span text:style-name="T60">rnews</text:span><text:span text:style-name="T133"> in a place that is not on the list of directories Taylor UUCP searches by default. So we will need to edit </text:span><text:span text:style-name="T60">/etc/uucp/sys</text:span><text:span text:style-name="T133"> , and add the following line somewhere at the top (before the definitions of any specific systems):</text:span></text:p>
      <text:p text:style-name="P151"/>
      <text:p text:style-name="P151"><text:tab/><text:span text:style-name="T60">command-path /usr/sbin /usr/lib/news/bin</text:span></text:p>
      <text:p text:style-name="P151"/>
      <text:p text:style-name="P152">Save the file, t<text:span text:style-name="T134">hen, install our news server, inn2:</text:span></text:p>
      <text:p text:style-name="P138"/>
      <text:p text:style-name="P138"><text:tab/><text:span text:style-name="T60">$ sudo apt-get install inn2</text:span></text:p>
      <text:p text:style-name="P138"/>
      <text:p text:style-name="P139">Now, <text:span text:style-name="T128">as root</text:span>, edit <text:span text:style-name="T60">/etc/news/inn.conf</text:span>. <text:span text:style-name="T119">Look for the “</text:span><text:span text:style-name="T60">pathhost</text:span><text:span text:style-name="T119">” line, which should be near the top of the file. Put the hostname of your Pi here. The INN documentation recommends using a fully-qualified domain name, but since we won’t be connecting to actual Usenet, I think just the bare </text:span><text:soft-page-break/><text:span text:style-name="T119">hostname should do. You might add something to the “</text:span><text:span text:style-name="T60">domain</text:span><text:span text:style-name="T119">” line if your LAN has a domain. “</text:span><text:span text:style-name="T60">organization</text:span><text:span text:style-name="T119">” can just be whatever you used for </text:span><text:span text:style-name="T60">$NEWSCTL/organization</text:span><text:span text:style-name="T119"> in the previous section. “</text:span><text:span text:style-name="T60">complaints</text:span><text:span text:style-name="T119">” doesn’t need to be set for now, but if we do get a hobbyist UUCP network going, it may be good to set it to some local address that will reach you. “</text:span><text:span text:style-name="T60">server</text:span><text:span text:style-name="T119">” should be “</text:span><text:span text:style-name="T60">localhost</text:span><text:span text:style-name="T119">”. Any time you edit </text:span><text:span text:style-name="T60">inn.conf</text:span><text:span text:style-name="T119">, you need to run:</text:span></text:p>
      <text:p text:style-name="P139"/>
      <text:p text:style-name="P149"><text:tab/><text:span text:style-name="T60">$ sudo service inn2 restart</text:span></text:p>
      <text:p text:style-name="P139"/>
      <text:p text:style-name="P142">Now edit<text:span text:style-name="T128"> </text:span><text:span text:style-name="T60">/etc/news/newsfeeds</text:span><text:span text:style-name="T128"> </text:span>. <text:span text:style-name="T125">It has a format that looks a lot like the </text:span><text:span text:style-name="T60">$NEWSCFG/sys</text:span><text:span text:style-name="T125"> file on the 2BSD end, but it doesn’t work quite the same way. In particular, there’s a big comment before the “</text:span><text:span text:style-name="T60">ME</text:span><text:span text:style-name="T125">” line telling you how the format for this line is different from the rest of the file (and thus very different from </text:span><text:span text:style-name="T60">$NEWSC</text:span><text:span text:style-name="T74">TL</text:span><text:span text:style-name="T60">/sys</text:span><text:span text:style-name="T125"> in C News). You will probably want to read </text:span><text:span text:style-name="T60">newsfeeds(5)</text:span><text:span text:style-name="T125"> at some point so that you understand how to edit this file to change what systems you accept news from and which groups you accept from them. For now, however, we will write two entries to allow us to send and receive our test newsgroup.</text:span></text:p>
      <text:p text:style-name="P142"><text:line-break/><text:span text:style-name="T127">First, edit the “</text:span><text:span text:style-name="T60">ME</text:span><text:span text:style-name="T127">” line to read as follows:</text:span></text:p>
      <text:p text:style-name="P142"/>
      <text:p text:style-name="P142"><text:tab/><text:span text:style-name="T60">ME:!*/!local::</text:span></text:p>
      <text:p text:style-name="P142"/>
      <text:p text:style-name="P143">This will reject anything from other sites having a distribution list of “<text:span text:style-name="T60">local</text:span>”, and accept anything else. Next, look for the comment beginning with “A UUCP feed”. Under this place the following entry:</text:p>
      <text:p text:style-name="P143"/>
      <text:p text:style-name="P143"><text:tab/><text:span text:style-name="T60">2bsdhostname\</text:span></text:p>
      <text:p text:style-name="P172"><text:tab/><text:tab/><text:tab/>:*,!junk,!control,!control.*\</text:p>
      <text:p text:style-name="P172"><text:tab/><text:tab/><text:tab/>:Tf,Wnb:</text:p>
      <text:p text:style-name="P143"/>
      <text:p text:style-name="P144">The backslashes allow us to write this entry across several lines for readability. <text:span text:style-name="T60">2bsdhostname</text:span> should be the hostname of the guest 2.11 BSD system. <text:span text:style-name="T128">Save and close the file.</text:span></text:p>
      <text:p text:style-name="P144"/>
      <text:p text:style-name="P145">Now edit <text:span text:style-name="T60">/etc/news/incoming.conf</text:span> . The existing entry for “<text:span text:style-name="T60">peer ME</text:span>” should do for the host Pi, now add an entry for the 2.11 BSD system:</text:p>
      <text:p text:style-name="P145"/>
      <text:p text:style-name="P145"><text:tab/><text:span text:style-name="T60">peer 2bsdhostname{</text:span></text:p>
      <text:p text:style-name="P173"><text:tab/><text:tab/>hostname<text:tab/>“2bsdhostname”</text:p>
      <text:p text:style-name="P173"><text:tab/>}</text:p>
      <text:p text:style-name="P145"/>
      <text:p text:style-name="P146">The next file to edit is <text:span text:style-name="T60">/etc/news/expire.ctl</text:span> . This file tells INN when to delete articles. As on the 2.11 BSD end, we probably don’t want to expire anything for the time being. Find the line that says:</text:p>
      <text:p text:style-name="P146"/>
      <text:p text:style-name="P146"><text:tab/><text:span text:style-name="T60">*:A:1:15:never</text:span></text:p>
      <text:p text:style-name="P146"/>
      <text:p text:style-name="P146">And change the “<text:span text:style-name="T60">15</text:span>” to “<text:span text:style-name="T60">never</text:span>”.</text:p>
      <text:p text:style-name="P146"/>
      <text:p text:style-name="P146"><text:span text:style-name="T129">Now edit </text:span><text:span text:style-name="T60">/etc/news/moderators</text:span><text:span text:style-name="T129">. This should just contain a single entry (for now):</text:span></text:p>
      <text:p text:style-name="P146"/>
      <text:p text:style-name="P146"><text:tab/><text:span text:style-name="T60">*:yourusername@pihostname</text:span></text:p>
      <text:p text:style-name="P146"><text:soft-page-break/></text:p>
      <text:p text:style-name="P147">The last file to edit is <text:span text:style-name="T60">/etc/news/send-uucp.cf</text:span> . This controls the INN component that sends out UUCP batches. Add a line like the following:</text:p>
      <text:p text:style-name="P147"/>
      <text:p text:style-name="P147"><text:tab/><text:span text:style-name="T60">2bsdhostname<text:tab/><text:tab/>none<text:tab/><text:tab/>1048576</text:span></text:p>
      <text:p text:style-name="P147"/>
      <text:p text:style-name="P147">This gives the hostname that the batch is to be sent to, the compression method to be used, and the maximum size of a batch (1MB). <text:span text:style-name="T132">I tried using the “</text:span><text:span text:style-name="T60">compress</text:span><text:span text:style-name="T132">” compression method, and found that UUCP on the 2BSD end was choking on the batches, so I’m using “</text:span><text:span text:style-name="T60">none</text:span><text:span text:style-name="T132">” for now.</text:span></text:p>
      <text:p text:style-name="P147"/>
      <text:p text:style-name="P153">The last file to edit is <text:span text:style-name="T60">/etc/cron.d/inn2</text:span> . This schedules various periodic jobs for INN. Uncomment the line that says:</text:p>
      <text:p text:style-name="P153"/>
      <text:p text:style-name="P153"><text:tab/><text:span text:style-name="T60">22 * <text:s text:c="3"/>* * * <text:s text:c="2"/>news <text:s text:c="3"/>send-uucp.pl</text:span></text:p>
      <text:p text:style-name="P153"/>
      <text:p text:style-name="P154">This will schedule any outgoing news that has collected to be handed off to UUCP at 22 past the hour, every hour. UUCP will then deliver then news at its next scheduled call to the remote system. If <text:span text:style-name="T60">/etc/cron.d/uucp</text:span> calls the 2BSD system more than once per hour, you may want to change this line to send batches more frequently.</text:p>
      <text:p text:style-name="P147"/>
      <text:p text:style-name="P148">Now, run:</text:p>
      <text:p text:style-name="P148"/>
      <text:p text:style-name="P148"><text:tab/><text:span text:style-name="T60">$ sudo ctlinnd newgroup insert.group.name.here</text:span></text:p>
      <text:p text:style-name="P174"><text:tab/>$ sudo ctlinnd begin 2bsdhostname</text:p>
      <text:p text:style-name="P148"/>
      <text:p text:style-name="P148">using the name of the test group you set up on 2.11 BSD earlier <text:span text:style-name="T137">for the newgroup command</text:span>.</text:p>
      <text:p text:style-name="P193"/>
      <text:p text:style-name="P193"/>
      <text:p text:style-name="P164">5. Testing news transfers</text:p>
      <text:p text:style-name="P176"/>
      <text:p text:style-name="P164"><text:span text:style-name="T1">Now that INN is up and running, we can see if news is properly being transferred between the two systems. First, we will need to set up a newsreader on the Pi. </text:span><text:span text:style-name="T15">I’ve had the best success with </text:span><text:span text:style-name="T56">tin</text:span><text:span text:style-name="T15">.</text:span></text:p>
      <text:p text:style-name="P177"/>
      <text:p text:style-name="P177"><text:tab/><text:span text:style-name="T60">$ sudo apt-get install tin</text:span></text:p>
      <text:p text:style-name="P177"/>
      <text:p text:style-name="P178"><text:span text:style-name="T60">tin</text:span>, by default, expects the article spool and overview directory tree to both be rooted at the root of the entire news spool tree, <text:span text:style-name="T60">/var/spool/news</text:span> . INN keeps the article spool and overview tree in two separate directories under <text:span text:style-name="T60">/var/spool/news</text:span> . Therefore, we will need to make some changes to tin’s defaults. Open <text:span text:style-name="T60">/etc/tin/tin.defaults</text:span>, and look for the section “reading from a local spool”. Under this section there will be two variables, “<text:span text:style-name="T60">spooldir</text:span>” and “<text:span text:style-name="T60">overviewdir</text:span>”. Define these so they point at INN’s article and overview directories:</text:p>
      <text:p text:style-name="P178"/>
      <text:p text:style-name="P178"><text:tab/><text:span text:style-name="T60">spooldir=/var/spool/news/articles</text:span></text:p>
      <text:p text:style-name="P175"><text:tab/>overviewdir=/var/spool/news/overview</text:p>
      <text:p text:style-name="P178"/>
      <text:p text:style-name="P165"><text:span text:style-name="T1">Now, go to the 2 BSD system and post another test article to your test newsgroup with postnews. </text:span><text:span text:style-name="T17">If all goes well, i</text:span><text:span text:style-name="T16">t will appear in </text:span><text:span text:style-name="T56">$NEWSARTS/in.coming</text:span><text:span text:style-name="T16">, then, as various cron jobs do their thing, be </text:span><text:soft-page-break/><text:span text:style-name="T16">transferred to the directory for the appropriate newsgroup, be transferred into </text:span><text:span text:style-name="T56">$NEWSARTS/out.going</text:span><text:span text:style-name="T16">, and then </text:span><text:span text:style-name="T17">a </text:span><text:span text:style-name="T56">uux</text:span><text:span text:style-name="T17"> job to run </text:span><text:span text:style-name="T56">rnews</text:span><text:span text:style-name="T17"> on the Pi will be scheduled. The next time the Pi calls, the news will be transferred, and it should appear in </text:span><text:span text:style-name="T56">/var/spool/news/incoming</text:span><text:span text:style-name="T17"> on the Pi, and eventually INN will move it into the appropriate newsgroup. Given that, by default, many of the cron jobs involved on either system run once per hour, it will take about that long for the process to complete. So wait a while, then, on the Pi, run:</text:span></text:p>
      <text:p text:style-name="P179"/>
      <text:p text:style-name="P179"><text:tab/><text:span text:style-name="T60">$ tin</text:span></text:p>
      <text:p text:style-name="P179"/>
      <text:p text:style-name="P190"><text:span text:style-name="T1">Initially, you won’t be presented with anything to read, because you aren’t subscribed to anything. </text:span><text:span text:style-name="T18">There are two things you can do: either hit “</text:span><text:span text:style-name="T56">y</text:span><text:span text:style-name="T18">” to show all groups available instead of just subscribed ones, then use the arrow keys to select your test group and hit “</text:span><text:span text:style-name="T56">s</text:span><text:span text:style-name="T18">” (lower case) to subscribe to the selected group, or else hit “</text:span><text:span text:style-name="T56">S</text:span><text:span text:style-name="T18">” to provide a group name to subscribe to (this can actually subscribe to multiple groups, if you use wildcards in the group name you specify. See </text:span><text:span text:style-name="T56">wildmat (3)</text:span><text:span text:style-name="T19">, for information on the wildcard matching syntax). Once you’re subscribed to the group, select it and press </text:span><text:span text:style-name="T56">&lt;enter&gt;</text:span><text:span text:style-name="T19"> to view the articles in the group. Articles will be grouped as threads by subject </text:span><text:span text:style-name="T20">(with only threads with unread messages shown by default)</text:span><text:span text:style-name="T19">. </text:span><text:span text:style-name="T20">Selecting a thread will read the first article in the thread, you can view subsequent articles by hitting “</text:span><text:span text:style-name="T56">n</text:span><text:span text:style-name="T20">”. A thread for the test article you posted should appear. Once you’ve pulled the article up, you can hit “</text:span><text:span text:style-name="T56">f</text:span><text:span text:style-name="T20">” to “</text:span><text:span text:style-name="T138">f</text:span><text:span text:style-name="T20">ollow-up” the article (nowadays we’d say “reply to the article”, </text:span><text:span text:style-name="T25">but “follow-up” is the mnemonic for the key to press</text:span><text:span text:style-name="T20">). </text:span><text:span text:style-name="T21">Write up the reply, save and exit in the text editor when done, and then hit “</text:span><text:span text:style-name="T56">p</text:span><text:span text:style-name="T21">” to post. If the hostname that appears in the “</text:span><text:span text:style-name="T56">from</text:span><text:span text:style-name="T21">” address is not a dotted domain name, </text:span><text:span text:style-name="T56">tin</text:span><text:span text:style-name="T21"> will complain. If this happens, you can hit “e” to re-edit the article, </text:span><text:span text:style-name="T22">and add “</text:span><text:span text:style-name="T56">.uucp</text:span><text:span text:style-name="T22">” to the hostname. If all goes well, the article should make its way back to the 2.11 BSD system in an hour or so. </text:span><text:span text:style-name="T23">As long as it does we’ve got everything set up!</text:span></text:p>
      <text:p text:style-name="P190"><text:span text:style-name="T23"/></text:p>
      <text:p text:style-name="P191"><text:span text:style-name="T25">T</text:span><text:span text:style-name="T1">he </text:span><text:span text:style-name="T25">one issue remaining is that the </text:span><text:span text:style-name="T1">“</text:span><text:span text:style-name="T56">readnews</text:span><text:span text:style-name="T1">” program that comes with C News leaves a lot to be desired, </text:span><text:span text:style-name="T25">compared to practically any other newsreader available</text:span><text:span text:style-name="T1">. Fortunately, 2.11 BSD includes a newsreader program called “</text:span><text:span text:style-name="T56">rn</text:span><text:span text:style-name="T1">” that combines the functionality of </text:span><text:span text:style-name="T56">readnews / postnews / checknews</text:span><text:span text:style-name="T1"> . The program is only included as source, however, and as it was written for machines with much more memory, getting it to compile and run on a PDP-11 takes some setup </text:span><text:span text:style-name="T24">(though it is fairly straightforward)</text:span><text:span text:style-name="T1">. I will document this in either a future version of this document or a new how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20:43:14.037935006</meta:creation-date>
    <dc:date>2020-07-02T04:05:01.893842712</dc:date>
    <meta:editing-duration>P12DT22H22M56S</meta:editing-duration>
    <meta:editing-cycles>23</meta:editing-cycles>
    <meta:generator>LibreOffice/6.0.7.3$Linux_X86_64 LibreOffice_project/00m0$Build-3</meta:generator>
    <meta:document-statistic meta:table-count="0" meta:image-count="0" meta:object-count="0" meta:page-count="19" meta:paragraph-count="295" meta:word-count="7833" meta:character-count="45022" meta:non-whitespace-character-count="37218"/>
  </office:meta>
</office:document-meta>
</file>